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06]-[.E1106]" office:value-type="float" office:value="-2" calcext:value-type="float">
            <text:p>-2.00</text:p>
          </table:table-cell>
          <table:table-cell table:formula="of:=SUM([.$H$2:.H1106])" office:value-type="float" office:value="-63.96" calcext:value-type="float">
            <text:p>-63.96</text:p>
          </table:table-cell>
          <table:table-cell table:formula="of:=SUM([.H$3:.H1106])/SUM([.E$3:.E1106])" office:value-type="percentage" office:value="-0.0178459821428571" calcext:value-type="percentage">
            <text:p>-2%</text:p>
          </table:table-cell>
          <table:table-cell table:formula="of:=[.O1106]-(1-[.O1106])/[.N1106]" office:value-type="percentage" office:value="0.0000597600465369608" calcext:value-type="percentage">
            <text:p>0.0%</text:p>
          </table:table-cell>
          <table:table-cell table:formula="of:=AVERAGEIF([.$H$3:.$H1106];&quot;&gt;0&quot;)" office:value-type="float" office:value="1.83031932773109" calcext:value-type="float">
            <text:p>1.8</text:p>
          </table:table-cell>
          <table:table-cell table:formula="of:=AVERAGEIF([.$H$3:.$H1106];&quot;&lt;0&quot;)" office:value-type="float" office:value="-3.90847457627119" calcext:value-type="float">
            <text:p>-3.9</text:p>
          </table:table-cell>
          <table:table-cell table:formula="of:=[.L1106]/-[.M1106]" office:value-type="percentage" office:value="0.468295057832326" calcext:value-type="percentage">
            <text:p>47%</text:p>
          </table:table-cell>
          <table:table-cell table:formula="of:=COUNTIF([.$G$3:.$G1106];&quot;&gt;0&quot;)/COUNTIF([.$B$3:.$B1106];&quot;&gt;0&quot;)" office:value-type="percentage" office:value="0.6810810810810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8.7" calcext:value-type="float">
            <text:p>8.70</text:p>
          </table:table-cell>
          <table:table-cell table:formula="of:=[.G1107]-[.E1107]" office:value-type="float" office:value="2.7" calcext:value-type="float">
            <text:p>2.70</text:p>
          </table:table-cell>
          <table:table-cell table:formula="of:=SUM([.$H$2:.H1107])" office:value-type="float" office:value="-61.26" calcext:value-type="float">
            <text:p>-61.26</text:p>
          </table:table-cell>
          <table:table-cell table:formula="of:=SUM([.H$3:.H1107])/SUM([.E$3:.E1107])" office:value-type="percentage" office:value="-0.0170640668523677" calcext:value-type="percentage">
            <text:p>-2%</text:p>
          </table:table-cell>
          <table:table-cell table:formula="of:=[.O1107]-(1-[.O1107])/[.N1107]" office:value-type="percentage" office:value="0.0016815252138167" calcext:value-type="percentage">
            <text:p>0.2%</text:p>
          </table:table-cell>
          <table:table-cell table:formula="of:=AVERAGEIF([.$H$3:.$H1107];&quot;&gt;0&quot;)" office:value-type="float" office:value="1.83177852348993" calcext:value-type="float">
            <text:p>1.8</text:p>
          </table:table-cell>
          <table:table-cell table:formula="of:=AVERAGEIF([.$H$3:.$H1107];&quot;&lt;0&quot;)" office:value-type="float" office:value="-3.90847457627119" calcext:value-type="float">
            <text:p>-3.9</text:p>
          </table:table-cell>
          <table:table-cell table:formula="of:=[.L1107]/-[.M1107]" office:value-type="percentage" office:value="0.468668399331769" calcext:value-type="percentage">
            <text:p>47%</text:p>
          </table:table-cell>
          <table:table-cell table:formula="of:=COUNTIF([.$G$3:.$G1107];&quot;&gt;0&quot;)/COUNTIF([.$B$3:.$B1107];&quot;&gt;0&quot;)" office:value-type="percentage" office:value="0.6814254859611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108]-[.E1108]" office:value-type="float" office:value="2.55" calcext:value-type="float">
            <text:p>2.55</text:p>
          </table:table-cell>
          <table:table-cell table:formula="of:=SUM([.$H$2:.H1108])" office:value-type="float" office:value="-58.71" calcext:value-type="float">
            <text:p>-58.71</text:p>
          </table:table-cell>
          <table:table-cell table:formula="of:=SUM([.H$3:.H1108])/SUM([.E$3:.E1108])" office:value-type="percentage" office:value="-0.0163401057612023" calcext:value-type="percentage">
            <text:p>-2%</text:p>
          </table:table-cell>
          <table:table-cell table:formula="of:=[.O1108]-(1-[.O1108])/[.N1108]" office:value-type="percentage" office:value="0.00320411880507487" calcext:value-type="percentage">
            <text:p>0.3%</text:p>
          </table:table-cell>
          <table:table-cell table:formula="of:=AVERAGEIF([.$H$3:.$H1108];&quot;&gt;0&quot;)" office:value-type="float" office:value="1.83298157453936" calcext:value-type="float">
            <text:p>1.8</text:p>
          </table:table-cell>
          <table:table-cell table:formula="of:=AVERAGEIF([.$H$3:.$H1108];&quot;&lt;0&quot;)" office:value-type="float" office:value="-3.90847457627119" calcext:value-type="float">
            <text:p>-3.9</text:p>
          </table:table-cell>
          <table:table-cell table:formula="of:=[.L1108]/-[.M1108]" office:value-type="percentage" office:value="0.468976205107643" calcext:value-type="percentage">
            <text:p>47%</text:p>
          </table:table-cell>
          <table:table-cell table:formula="of:=COUNTIF([.$G$3:.$G1108];&quot;&gt;0&quot;)/COUNTIF([.$B$3:.$B1108];&quot;&gt;0&quot;)" office:value-type="percentage" office:value="0.6817691477885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1109]-[.E1109]" office:value-type="float" office:value="0.6" calcext:value-type="float">
            <text:p>0.60</text:p>
          </table:table-cell>
          <table:table-cell table:formula="of:=SUM([.$H$2:.H1109])" office:value-type="float" office:value="-58.11" calcext:value-type="float">
            <text:p>-58.11</text:p>
          </table:table-cell>
          <table:table-cell table:formula="of:=SUM([.H$3:.H1109])/SUM([.E$3:.E1109])" office:value-type="percentage" office:value="-0.0161641168289291" calcext:value-type="percentage">
            <text:p>-2%</text:p>
          </table:table-cell>
          <table:table-cell table:formula="of:=[.O1109]-(1-[.O1109])/[.N1109]" office:value-type="percentage" office:value="0.00351492757420691" calcext:value-type="percentage">
            <text:p>0.4%</text:p>
          </table:table-cell>
          <table:table-cell table:formula="of:=AVERAGEIF([.$H$3:.$H1109];&quot;&gt;0&quot;)" office:value-type="float" office:value="1.83091973244147" calcext:value-type="float">
            <text:p>1.8</text:p>
          </table:table-cell>
          <table:table-cell table:formula="of:=AVERAGEIF([.$H$3:.$H1109];&quot;&lt;0&quot;)" office:value-type="float" office:value="-3.90847457627119" calcext:value-type="float">
            <text:p>-3.9</text:p>
          </table:table-cell>
          <table:table-cell table:formula="of:=[.L1109]/-[.M1109]" office:value-type="percentage" office:value="0.468448673955103" calcext:value-type="percentage">
            <text:p>47%</text:p>
          </table:table-cell>
          <table:table-cell table:formula="of:=COUNTIF([.$G$3:.$G1109];&quot;&gt;0&quot;)/COUNTIF([.$B$3:.$B1109];&quot;&gt;0&quot;)" office:value-type="percentage" office:value="0.68211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110]-[.E1110]" office:value-type="float" office:value="0.44" calcext:value-type="float">
            <text:p>0.44</text:p>
          </table:table-cell>
          <table:table-cell table:formula="of:=SUM([.$H$2:.H1110])" office:value-type="float" office:value="-57.67" calcext:value-type="float">
            <text:p>-57.67</text:p>
          </table:table-cell>
          <table:table-cell table:formula="of:=SUM([.H$3:.H1110])/SUM([.E$3:.E1110])" office:value-type="percentage" office:value="-0.0160328051153739" calcext:value-type="percentage">
            <text:p>-2%</text:p>
          </table:table-cell>
          <table:table-cell table:formula="of:=[.O1110]-(1-[.O1110])/[.N1110]" office:value-type="percentage" office:value="0.00372677203208394" calcext:value-type="percentage">
            <text:p>0.4%</text:p>
          </table:table-cell>
          <table:table-cell table:formula="of:=AVERAGEIF([.$H$3:.$H1110];&quot;&gt;0&quot;)" office:value-type="float" office:value="1.82859766277128" calcext:value-type="float">
            <text:p>1.8</text:p>
          </table:table-cell>
          <table:table-cell table:formula="of:=AVERAGEIF([.$H$3:.$H1110];&quot;&lt;0&quot;)" office:value-type="float" office:value="-3.90847457627119" calcext:value-type="float">
            <text:p>-3.9</text:p>
          </table:table-cell>
          <table:table-cell table:formula="of:=[.L1110]/-[.M1110]" office:value-type="percentage" office:value="0.467854562460996" calcext:value-type="percentage">
            <text:p>47%</text:p>
          </table:table-cell>
          <table:table-cell table:formula="of:=COUNTIF([.$G$3:.$G1110];&quot;&gt;0&quot;)/COUNTIF([.$B$3:.$B1110];&quot;&gt;0&quot;)" office:value-type="percentage" office:value="0.6824542518837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1]-[.E1111]" office:value-type="float" office:value="1.2" calcext:value-type="float">
            <text:p>1.20</text:p>
          </table:table-cell>
          <table:table-cell table:formula="of:=SUM([.$H$2:.H1111])" office:value-type="float" office:value="-56.47" calcext:value-type="float">
            <text:p>-56.47</text:p>
          </table:table-cell>
          <table:table-cell table:formula="of:=SUM([.H$3:.H1111])/SUM([.E$3:.E1111])" office:value-type="percentage" office:value="-0.0156774014436424" calcext:value-type="percentage">
            <text:p>-2%</text:p>
          </table:table-cell>
          <table:table-cell table:formula="of:=[.O1111]-(1-[.O1111])/[.N1111]" office:value-type="percentage" office:value="0.00440936408488524" calcext:value-type="percentage">
            <text:p>0.4%</text:p>
          </table:table-cell>
          <table:table-cell table:formula="of:=AVERAGEIF([.$H$3:.$H1111];&quot;&gt;0&quot;)" office:value-type="float" office:value="1.82755" calcext:value-type="float">
            <text:p>1.8</text:p>
          </table:table-cell>
          <table:table-cell table:formula="of:=AVERAGEIF([.$H$3:.$H1111];&quot;&lt;0&quot;)" office:value-type="float" office:value="-3.90847457627119" calcext:value-type="float">
            <text:p>-3.9</text:p>
          </table:table-cell>
          <table:table-cell table:formula="of:=[.L1111]/-[.M1111]" office:value-type="percentage" office:value="0.467586513443191" calcext:value-type="percentage">
            <text:p>47%</text:p>
          </table:table-cell>
          <table:table-cell table:formula="of:=COUNTIF([.$G$3:.$G1111];&quot;&gt;0&quot;)/COUNTIF([.$B$3:.$B1111];&quot;&gt;0&quot;)" office:value-type="percentage" office:value="0.6827956989247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etrovic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112]-[.E1112]" office:value-type="float" office:value="-2" calcext:value-type="float">
            <text:p>-2.00</text:p>
          </table:table-cell>
          <table:table-cell table:formula="of:=SUM([.$H$2:.H1112])" office:value-type="float" office:value="-58.47" calcext:value-type="float">
            <text:p>-58.47</text:p>
          </table:table-cell>
          <table:table-cell table:formula="of:=SUM([.H$3:.H1112])/SUM([.E$3:.E1112])" office:value-type="percentage" office:value="-0.016223640399556" calcext:value-type="percentage">
            <text:p>-2%</text:p>
          </table:table-cell>
          <table:table-cell table:formula="of:=[.O1112]-(1-[.O1112])/[.N1112]" office:value-type="percentage" office:value="0.00322915928631473" calcext:value-type="percentage">
            <text:p>0.3%</text:p>
          </table:table-cell>
          <table:table-cell table:formula="of:=AVERAGEIF([.$H$3:.$H1112];&quot;&gt;0&quot;)" office:value-type="float" office:value="1.82755" calcext:value-type="float">
            <text:p>1.8</text:p>
          </table:table-cell>
          <table:table-cell table:formula="of:=AVERAGEIF([.$H$3:.$H1112];&quot;&lt;0&quot;)" office:value-type="float" office:value="-3.90202702702703" calcext:value-type="float">
            <text:p>-3.9</text:p>
          </table:table-cell>
          <table:table-cell table:formula="of:=[.L1112]/-[.M1112]" office:value-type="percentage" office:value="0.468359134199134" calcext:value-type="percentage">
            <text:p>47%</text:p>
          </table:table-cell>
          <table:table-cell table:formula="of:=COUNTIF([.$G$3:.$G1112];&quot;&gt;0&quot;)/COUNTIF([.$B$3:.$B1112];&quot;&gt;0&quot;)" office:value-type="percentage" office:value="0.682062298603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nishioka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3]-[.E1113]" office:value-type="float" office:value="1.2" calcext:value-type="float">
            <text:p>1.20</text:p>
          </table:table-cell>
          <table:table-cell table:formula="of:=SUM([.$H$2:.H1113])" office:value-type="float" office:value="-57.27" calcext:value-type="float">
            <text:p>-57.27</text:p>
          </table:table-cell>
          <table:table-cell table:formula="of:=SUM([.H$3:.H1113])/SUM([.E$3:.E1113])" office:value-type="percentage" office:value="-0.0158686616791355" calcext:value-type="percentage">
            <text:p>-2%</text:p>
          </table:table-cell>
          <table:table-cell table:formula="of:=[.O1113]-(1-[.O1113])/[.N1113]" office:value-type="percentage" office:value="0.00391099713419485" calcext:value-type="percentage">
            <text:p>0.4%</text:p>
          </table:table-cell>
          <table:table-cell table:formula="of:=AVERAGEIF([.$H$3:.$H1113];&quot;&gt;0&quot;)" office:value-type="float" office:value="1.82650582362729" calcext:value-type="float">
            <text:p>1.8</text:p>
          </table:table-cell>
          <table:table-cell table:formula="of:=AVERAGEIF([.$H$3:.$H1113];&quot;&lt;0&quot;)" office:value-type="float" office:value="-3.90202702702703" calcext:value-type="float">
            <text:p>-3.9</text:p>
          </table:table-cell>
          <table:table-cell table:formula="of:=[.L1113]/-[.M1113]" office:value-type="percentage" office:value="0.468091535752101" calcext:value-type="percentage">
            <text:p>47%</text:p>
          </table:table-cell>
          <table:table-cell table:formula="of:=COUNTIF([.$G$3:.$G1113];&quot;&gt;0&quot;)/COUNTIF([.$B$3:.$B1113];&quot;&gt;0&quot;)" office:value-type="percentage" office:value="0.6824034334763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artin a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14]-[.E1114]" office:value-type="float" office:value="-6" calcext:value-type="float">
            <text:p>-6.00</text:p>
          </table:table-cell>
          <table:table-cell table:formula="of:=SUM([.$H$2:.H1114])" office:value-type="float" office:value="-63.27" calcext:value-type="float">
            <text:p>-63.27</text:p>
          </table:table-cell>
          <table:table-cell table:formula="of:=SUM([.H$3:.H1114])/SUM([.E$3:.E1114])" office:value-type="percentage" office:value="-0.0175020746887967" calcext:value-type="percentage">
            <text:p>-2%</text:p>
          </table:table-cell>
          <table:table-cell table:formula="of:=[.O1114]-(1-[.O1114])/[.N1114]" office:value-type="percentage" office:value="0.000385946995030251" calcext:value-type="percentage">
            <text:p>0.0%</text:p>
          </table:table-cell>
          <table:table-cell table:formula="of:=AVERAGEIF([.$H$3:.$H1114];&quot;&gt;0&quot;)" office:value-type="float" office:value="1.82650582362729" calcext:value-type="float">
            <text:p>1.8</text:p>
          </table:table-cell>
          <table:table-cell table:formula="of:=AVERAGEIF([.$H$3:.$H1114];&quot;&lt;0&quot;)" office:value-type="float" office:value="-3.90909090909091" calcext:value-type="float">
            <text:p>-3.9</text:p>
          </table:table-cell>
          <table:table-cell table:formula="of:=[.L1114]/-[.M1114]" office:value-type="percentage" office:value="0.467245675811631" calcext:value-type="percentage">
            <text:p>47%</text:p>
          </table:table-cell>
          <table:table-cell table:formula="of:=COUNTIF([.$G$3:.$G1114];&quot;&gt;0&quot;)/COUNTIF([.$B$3:.$B1114];&quot;&gt;0&quot;)" office:value-type="percentage" office:value="0.681672025723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15]-[.E1115]" office:value-type="float" office:value="-4" calcext:value-type="float">
            <text:p>-4.00</text:p>
          </table:table-cell>
          <table:table-cell table:formula="of:=SUM([.$H$2:.H1115])" office:value-type="float" office:value="-67.27" calcext:value-type="float">
            <text:p>-67.27</text:p>
          </table:table-cell>
          <table:table-cell table:formula="of:=SUM([.H$3:.H1115])/SUM([.E$3:.E1115])" office:value-type="percentage" office:value="-0.0185880077369439" calcext:value-type="percentage">
            <text:p>-2%</text:p>
          </table:table-cell>
          <table:table-cell table:formula="of:=[.O1115]-(1-[.O1115])/[.N1115]" office:value-type="percentage" office:value="-0.00195919197941541" calcext:value-type="percentage">
            <text:p>-0.2%</text:p>
          </table:table-cell>
          <table:table-cell table:formula="of:=AVERAGEIF([.$H$3:.$H1115];&quot;&gt;0&quot;)" office:value-type="float" office:value="1.82650582362729" calcext:value-type="float">
            <text:p>1.8</text:p>
          </table:table-cell>
          <table:table-cell table:formula="of:=AVERAGEIF([.$H$3:.$H1115];&quot;&lt;0&quot;)" office:value-type="float" office:value="-3.90939597315436" calcext:value-type="float">
            <text:p>-3.9</text:p>
          </table:table-cell>
          <table:table-cell table:formula="of:=[.L1115]/-[.M1115]" office:value-type="percentage" office:value="0.467209214970757" calcext:value-type="percentage">
            <text:p>47%</text:p>
          </table:table-cell>
          <table:table-cell table:formula="of:=COUNTIF([.$G$3:.$G1115];&quot;&gt;0&quot;)/COUNTIF([.$B$3:.$B1115];&quot;&gt;0&quot;)" office:value-type="percentage" office:value="0.6809421841541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verdasco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.00</text:p>
          </table:table-cell>
          <table:table-cell table:formula="of:=[.G1116]-[.E1116]" office:value-type="float" office:value="0" calcext:value-type="float">
            <text:p>0.00</text:p>
          </table:table-cell>
          <table:table-cell table:formula="of:=SUM([.$H$2:.H1116])" office:value-type="float" office:value="-67.27" calcext:value-type="float">
            <text:p>-67.27</text:p>
          </table:table-cell>
          <table:table-cell table:formula="of:=SUM([.H$3:.H1116])/SUM([.E$3:.E1116])" office:value-type="percentage" office:value="-0.0185521235521235" calcext:value-type="percentage">
            <text:p>-2%</text:p>
          </table:table-cell>
          <table:table-cell table:formula="of:=[.O1116]-(1-[.O1116])/[.N1116]" office:value-type="percentage" office:value="-0.000887577870346656" calcext:value-type="percentage">
            <text:p>-0.1%</text:p>
          </table:table-cell>
          <table:table-cell table:formula="of:=AVERAGEIF([.$H$3:.$H1116];&quot;&gt;0&quot;)" office:value-type="float" office:value="1.82650582362729" calcext:value-type="float">
            <text:p>1.8</text:p>
          </table:table-cell>
          <table:table-cell table:formula="of:=AVERAGEIF([.$H$3:.$H1116];&quot;&lt;0&quot;)" office:value-type="float" office:value="-3.90939597315436" calcext:value-type="float">
            <text:p>-3.9</text:p>
          </table:table-cell>
          <table:table-cell table:formula="of:=[.L1116]/-[.M1116]" office:value-type="percentage" office:value="0.467209214970757" calcext:value-type="percentage">
            <text:p>47%</text:p>
          </table:table-cell>
          <table:table-cell table:formula="of:=COUNTIF([.$G$3:.$G1116];&quot;&gt;0&quot;)/COUNTIF([.$B$3:.$B1116];&quot;&gt;0&quot;)" office:value-type="percentage" office:value="0.6812834224598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jere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117]-[.E1117]" office:value-type="float" office:value="0.64" calcext:value-type="float">
            <text:p>0.64</text:p>
          </table:table-cell>
          <table:table-cell table:formula="of:=SUM([.$H$2:.H1117])" office:value-type="float" office:value="-66.63" calcext:value-type="float">
            <text:p>-66.63</text:p>
          </table:table-cell>
          <table:table-cell table:formula="of:=SUM([.H$3:.H1117])/SUM([.E$3:.E1117])" office:value-type="percentage" office:value="-0.0183654906284454" calcext:value-type="percentage">
            <text:p>-2%</text:p>
          </table:table-cell>
          <table:table-cell table:formula="of:=[.O1117]-(1-[.O1117])/[.N1117]" office:value-type="percentage" office:value="-0.000554376263381839" calcext:value-type="percentage">
            <text:p>-0.1%</text:p>
          </table:table-cell>
          <table:table-cell table:formula="of:=AVERAGEIF([.$H$3:.$H1117];&quot;&gt;0&quot;)" office:value-type="float" office:value="1.82453488372093" calcext:value-type="float">
            <text:p>1.8</text:p>
          </table:table-cell>
          <table:table-cell table:formula="of:=AVERAGEIF([.$H$3:.$H1117];&quot;&lt;0&quot;)" office:value-type="float" office:value="-3.90939597315436" calcext:value-type="float">
            <text:p>-3.9</text:p>
          </table:table-cell>
          <table:table-cell table:formula="of:=[.L1117]/-[.M1117]" office:value-type="percentage" office:value="0.466705060385268" calcext:value-type="percentage">
            <text:p>47%</text:p>
          </table:table-cell>
          <table:table-cell table:formula="of:=COUNTIF([.$G$3:.$G1117];&quot;&gt;0&quot;)/COUNTIF([.$B$3:.$B1117];&quot;&gt;0&quot;)" office:value-type="percentage" office:value="0.68162393162393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ukushkin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19]-[.E1119]" office:value-type="float" office:value="-3" calcext:value-type="float">
            <text:p>-3.00</text:p>
          </table:table-cell>
          <table:table-cell table:formula="of:=SUM([.$H$2:.H1119])" office:value-type="float" office:value="-69.63" calcext:value-type="float">
            <text:p>-69.63</text:p>
          </table:table-cell>
          <table:table-cell table:formula="of:=SUM([.H$3:.H1119])/SUM([.E$3:.E1119])" office:value-type="percentage" office:value="-0.0191765353896998" calcext:value-type="percentage">
            <text:p>-2%</text:p>
          </table:table-cell>
          <table:table-cell table:formula="of:=[.O1119]-(1-[.O1119])/[.N1119]" office:value-type="percentage" office:value="-0.00230859215667734" calcext:value-type="percentage">
            <text:p>-0.2%</text:p>
          </table:table-cell>
          <table:table-cell table:formula="of:=AVERAGEIF([.$H$3:.$H1119];&quot;&gt;0&quot;)" office:value-type="float" office:value="1.82453488372093" calcext:value-type="float">
            <text:p>1.8</text:p>
          </table:table-cell>
          <table:table-cell table:formula="of:=AVERAGEIF([.$H$3:.$H1119];&quot;&lt;0&quot;)" office:value-type="float" office:value="-3.90635451505017" calcext:value-type="float">
            <text:p>-3.9</text:p>
          </table:table-cell>
          <table:table-cell table:formula="of:=[.L1119]/-[.M1119]" office:value-type="percentage" office:value="0.467068433418286" calcext:value-type="percentage">
            <text:p>47%</text:p>
          </table:table-cell>
          <table:table-cell table:formula="of:=COUNTIF([.$G$3:.$G1119];&quot;&gt;0&quot;)/COUNTIF([.$B$3:.$B1119];&quot;&gt;0&quot;)" office:value-type="percentage" office:value="0.680896478121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nner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7" calcext:value-type="float">
            <text:p>7.00</text:p>
          </table:table-cell>
          <table:table-cell table:formula="of:=[.G1120]-[.E1120]" office:value-type="float" office:value="0" calcext:value-type="float">
            <text:p>0.00</text:p>
          </table:table-cell>
          <table:table-cell table:formula="of:=SUM([.$H$2:.H1120])" office:value-type="float" office:value="-69.63" calcext:value-type="float">
            <text:p>-69.63</text:p>
          </table:table-cell>
          <table:table-cell table:formula="of:=SUM([.H$3:.H1120])/SUM([.E$3:.E1120])" office:value-type="percentage" office:value="-0.0191396371632765" calcext:value-type="percentage">
            <text:p>-2%</text:p>
          </table:table-cell>
          <table:table-cell table:formula="of:=[.O1120]-(1-[.O1120])/[.N1120]" office:value-type="percentage" office:value="-0.00124003288998575" calcext:value-type="percentage">
            <text:p>-0.1%</text:p>
          </table:table-cell>
          <table:table-cell table:formula="of:=AVERAGEIF([.$H$3:.$H1120];&quot;&gt;0&quot;)" office:value-type="float" office:value="1.82453488372093" calcext:value-type="float">
            <text:p>1.8</text:p>
          </table:table-cell>
          <table:table-cell table:formula="of:=AVERAGEIF([.$H$3:.$H1120];&quot;&lt;0&quot;)" office:value-type="float" office:value="-3.90635451505017" calcext:value-type="float">
            <text:p>-3.9</text:p>
          </table:table-cell>
          <table:table-cell table:formula="of:=[.L1120]/-[.M1120]" office:value-type="percentage" office:value="0.467068433418286" calcext:value-type="percentage">
            <text:p>47%</text:p>
          </table:table-cell>
          <table:table-cell table:formula="of:=COUNTIF([.$G$3:.$G1120];&quot;&gt;0&quot;)/COUNTIF([.$B$3:.$B1120];&quot;&gt;0&quot;)" office:value-type="percentage" office:value="0.6812366737739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21]-[.E1121]" office:value-type="float" office:value="-5" calcext:value-type="float">
            <text:p>-5.00</text:p>
          </table:table-cell>
          <table:table-cell table:formula="of:=SUM([.$H$2:.H1121])" office:value-type="float" office:value="-74.63" calcext:value-type="float">
            <text:p>-74.63</text:p>
          </table:table-cell>
          <table:table-cell table:formula="of:=SUM([.H$3:.H1121])/SUM([.E$3:.E1121])" office:value-type="percentage" office:value="-0.0204858632994784" calcext:value-type="percentage">
            <text:p>-2%</text:p>
          </table:table-cell>
          <table:table-cell table:formula="of:=[.O1121]-(1-[.O1121])/[.N1121]" office:value-type="percentage" office:value="-0.00415716219163165" calcext:value-type="percentage">
            <text:p>-0.4%</text:p>
          </table:table-cell>
          <table:table-cell table:formula="of:=AVERAGEIF([.$H$3:.$H1121];&quot;&gt;0&quot;)" office:value-type="float" office:value="1.82453488372093" calcext:value-type="float">
            <text:p>1.8</text:p>
          </table:table-cell>
          <table:table-cell table:formula="of:=AVERAGEIF([.$H$3:.$H1121];&quot;&lt;0&quot;)" office:value-type="float" office:value="-3.91" calcext:value-type="float">
            <text:p>-3.9</text:p>
          </table:table-cell>
          <table:table-cell table:formula="of:=[.L1121]/-[.M1121]" office:value-type="percentage" office:value="0.466632962588473" calcext:value-type="percentage">
            <text:p>47%</text:p>
          </table:table-cell>
          <table:table-cell table:formula="of:=COUNTIF([.$G$3:.$G1121];&quot;&gt;0&quot;)/COUNTIF([.$B$3:.$B1121];&quot;&gt;0&quot;)" office:value-type="percentage" office:value="0.6805111821086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formula="of:=[.G1122]-[.E1122]" office:value-type="float" office:value="-4" calcext:value-type="float">
            <text:p>-4.00</text:p>
          </table:table-cell>
          <table:table-cell table:formula="of:=SUM([.$H$2:.H1122])" office:value-type="float" office:value="-78.63" calcext:value-type="float">
            <text:p>-78.63</text:p>
          </table:table-cell>
          <table:table-cell table:formula="of:=SUM([.H$3:.H1122])/SUM([.E$3:.E1122])" office:value-type="percentage" office:value="-0.0215601864546202" calcext:value-type="percentage">
            <text:p>-2%</text:p>
          </table:table-cell>
          <table:table-cell table:formula="of:=[.O1122]-(1-[.O1122])/[.N1122]" office:value-type="percentage" office:value="-0.00648501580388328" calcext:value-type="percentage">
            <text:p>-0.6%</text:p>
          </table:table-cell>
          <table:table-cell table:formula="of:=AVERAGEIF([.$H$3:.$H1122];&quot;&gt;0&quot;)" office:value-type="float" office:value="1.82453488372093" calcext:value-type="float">
            <text:p>1.8</text:p>
          </table:table-cell>
          <table:table-cell table:formula="of:=AVERAGEIF([.$H$3:.$H1122];&quot;&lt;0&quot;)" office:value-type="float" office:value="-3.91029900332226" calcext:value-type="float">
            <text:p>-3.9</text:p>
          </table:table-cell>
          <table:table-cell table:formula="of:=[.L1122]/-[.M1122]" office:value-type="percentage" office:value="0.466597281223449" calcext:value-type="percentage">
            <text:p>47%</text:p>
          </table:table-cell>
          <table:table-cell table:formula="of:=COUNTIF([.$G$3:.$G1122];&quot;&gt;0&quot;)/COUNTIF([.$B$3:.$B1122];&quot;&gt;0&quot;)" office:value-type="percentage" office:value="0.6797872340425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imitrov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23]-[.E1123]" office:value-type="float" office:value="-5" calcext:value-type="float">
            <text:p>-5.00</text:p>
          </table:table-cell>
          <table:table-cell table:formula="of:=SUM([.$H$2:.H1123])" office:value-type="float" office:value="-83.63" calcext:value-type="float">
            <text:p>-83.63</text:p>
          </table:table-cell>
          <table:table-cell table:formula="of:=SUM([.H$3:.H1123])/SUM([.E$3:.E1123])" office:value-type="percentage" office:value="-0.0228997809419496" calcext:value-type="percentage">
            <text:p>-2%</text:p>
          </table:table-cell>
          <table:table-cell table:formula="of:=[.O1123]-(1-[.O1123])/[.N1123]" office:value-type="percentage" office:value="-0.00939037120381037" calcext:value-type="percentage">
            <text:p>-0.9%</text:p>
          </table:table-cell>
          <table:table-cell table:formula="of:=AVERAGEIF([.$H$3:.$H1123];&quot;&gt;0&quot;)" office:value-type="float" office:value="1.82453488372093" calcext:value-type="float">
            <text:p>1.8</text:p>
          </table:table-cell>
          <table:table-cell table:formula="of:=AVERAGEIF([.$H$3:.$H1123];&quot;&lt;0&quot;)" office:value-type="float" office:value="-3.91390728476821" calcext:value-type="float">
            <text:p>-3.9</text:p>
          </table:table-cell>
          <table:table-cell table:formula="of:=[.L1123]/-[.M1123]" office:value-type="percentage" office:value="0.466167119190965" calcext:value-type="percentage">
            <text:p>47%</text:p>
          </table:table-cell>
          <table:table-cell table:formula="of:=COUNTIF([.$G$3:.$G1123];&quot;&gt;0&quot;)/COUNTIF([.$B$3:.$B1123];&quot;&gt;0&quot;)" office:value-type="percentage" office:value="0.6790648246546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124]-[.E1124]" office:value-type="float" office:value="1.14" calcext:value-type="float">
            <text:p>1.14</text:p>
          </table:table-cell>
          <table:table-cell table:formula="of:=SUM([.$H$2:.H1124])" office:value-type="float" office:value="-82.49" calcext:value-type="float">
            <text:p>-82.49</text:p>
          </table:table-cell>
          <table:table-cell table:formula="of:=SUM([.H$3:.H1124])/SUM([.E$3:.E1124])" office:value-type="percentage" office:value="-0.0225690834473324" calcext:value-type="percentage">
            <text:p>-2%</text:p>
          </table:table-cell>
          <table:table-cell table:formula="of:=[.O1124]-(1-[.O1124])/[.N1124]" office:value-type="percentage" office:value="-0.00874699617689234" calcext:value-type="percentage">
            <text:p>-0.9%</text:p>
          </table:table-cell>
          <table:table-cell table:formula="of:=AVERAGEIF([.$H$3:.$H1124];&quot;&gt;0&quot;)" office:value-type="float" office:value="1.82339966832504" calcext:value-type="float">
            <text:p>1.8</text:p>
          </table:table-cell>
          <table:table-cell table:formula="of:=AVERAGEIF([.$H$3:.$H1124];&quot;&lt;0&quot;)" office:value-type="float" office:value="-3.91390728476821" calcext:value-type="float">
            <text:p>-3.9</text:p>
          </table:table-cell>
          <table:table-cell table:formula="of:=[.L1124]/-[.M1124]" office:value-type="percentage" office:value="0.465877072617735" calcext:value-type="percentage">
            <text:p>47%</text:p>
          </table:table-cell>
          <table:table-cell table:formula="of:=COUNTIF([.$G$3:.$G1124];&quot;&gt;0&quot;)/COUNTIF([.$B$3:.$B1124];&quot;&gt;0&quot;)" office:value-type="percentage" office:value="0.67940552016985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1125]-[.E1125]" office:value-type="float" office:value="1.5" calcext:value-type="float">
            <text:p>1.50</text:p>
          </table:table-cell>
          <table:table-cell table:formula="of:=SUM([.$H$2:.H1125])" office:value-type="float" office:value="-80.99" calcext:value-type="float">
            <text:p>-80.99</text:p>
          </table:table-cell>
          <table:table-cell table:formula="of:=SUM([.H$3:.H1125])/SUM([.E$3:.E1125])" office:value-type="percentage" office:value="-0.0221465682253213" calcext:value-type="percentage">
            <text:p>-2%</text:p>
          </table:table-cell>
          <table:table-cell table:formula="of:=[.O1125]-(1-[.O1125])/[.N1125]" office:value-type="percentage" office:value="-0.00787919176842233" calcext:value-type="percentage">
            <text:p>-0.8%</text:p>
          </table:table-cell>
          <table:table-cell table:formula="of:=AVERAGEIF([.$H$3:.$H1125];&quot;&gt;0&quot;)" office:value-type="float" office:value="1.82286423841059" calcext:value-type="float">
            <text:p>1.8</text:p>
          </table:table-cell>
          <table:table-cell table:formula="of:=AVERAGEIF([.$H$3:.$H1125];&quot;&lt;0&quot;)" office:value-type="float" office:value="-3.91390728476821" calcext:value-type="float">
            <text:p>-3.9</text:p>
          </table:table-cell>
          <table:table-cell table:formula="of:=[.L1125]/-[.M1125]" office:value-type="percentage" office:value="0.46574027072758" calcext:value-type="percentage">
            <text:p>47%</text:p>
          </table:table-cell>
          <table:table-cell table:formula="of:=COUNTIF([.$G$3:.$G1125];&quot;&gt;0&quot;)/COUNTIF([.$B$3:.$B1125];&quot;&gt;0&quot;)" office:value-type="percentage" office:value="0.6797454931071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ecmanovic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26]-[.E1126]" office:value-type="float" office:value="1.4" calcext:value-type="float">
            <text:p>1.40</text:p>
          </table:table-cell>
          <table:table-cell table:formula="of:=SUM([.$H$2:.H1126])" office:value-type="float" office:value="-79.59" calcext:value-type="float">
            <text:p>-79.59</text:p>
          </table:table-cell>
          <table:table-cell table:formula="of:=SUM([.H$3:.H1126])/SUM([.E$3:.E1126])" office:value-type="percentage" office:value="-0.0217340251228837" calcext:value-type="percentage">
            <text:p>-2%</text:p>
          </table:table-cell>
          <table:table-cell table:formula="of:=[.O1126]-(1-[.O1126])/[.N1126]" office:value-type="percentage" office:value="-0.00707500393206362" calcext:value-type="percentage">
            <text:p>-0.7%</text:p>
          </table:table-cell>
          <table:table-cell table:formula="of:=AVERAGEIF([.$H$3:.$H1126];&quot;&gt;0&quot;)" office:value-type="float" office:value="1.8221652892562" calcext:value-type="float">
            <text:p>1.8</text:p>
          </table:table-cell>
          <table:table-cell table:formula="of:=AVERAGEIF([.$H$3:.$H1126];&quot;&lt;0&quot;)" office:value-type="float" office:value="-3.91390728476821" calcext:value-type="float">
            <text:p>-3.9</text:p>
          </table:table-cell>
          <table:table-cell table:formula="of:=[.L1126]/-[.M1126]" office:value-type="percentage" office:value="0.465561689809959" calcext:value-type="percentage">
            <text:p>47%</text:p>
          </table:table-cell>
          <table:table-cell table:formula="of:=COUNTIF([.$G$3:.$G1126];&quot;&gt;0&quot;)/COUNTIF([.$B$3:.$B1126];&quot;&gt;0&quot;)" office:value-type="percentage" office:value="0.6800847457627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ohnson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27]-[.E1127]" office:value-type="float" office:value="-1" calcext:value-type="float">
            <text:p>-1.00</text:p>
          </table:table-cell>
          <table:table-cell table:formula="of:=SUM([.$H$2:.H1127])" office:value-type="float" office:value="-80.59" calcext:value-type="float">
            <text:p>-80.59</text:p>
          </table:table-cell>
          <table:table-cell table:formula="of:=SUM([.H$3:.H1127])/SUM([.E$3:.E1127])" office:value-type="percentage" office:value="-0.022001092001092" calcext:value-type="percentage">
            <text:p>-2%</text:p>
          </table:table-cell>
          <table:table-cell table:formula="of:=[.O1127]-(1-[.O1127])/[.N1127]" office:value-type="percentage" office:value="-0.00764825539274283" calcext:value-type="percentage">
            <text:p>-0.8%</text:p>
          </table:table-cell>
          <table:table-cell table:formula="of:=AVERAGEIF([.$H$3:.$H1127];&quot;&gt;0&quot;)" office:value-type="float" office:value="1.8221652892562" calcext:value-type="float">
            <text:p>1.8</text:p>
          </table:table-cell>
          <table:table-cell table:formula="of:=AVERAGEIF([.$H$3:.$H1127];&quot;&lt;0&quot;)" office:value-type="float" office:value="-3.9042904290429" calcext:value-type="float">
            <text:p>-3.9</text:p>
          </table:table-cell>
          <table:table-cell table:formula="of:=[.L1127]/-[.M1127]" office:value-type="percentage" office:value="0.466708438414732" calcext:value-type="percentage">
            <text:p>47%</text:p>
          </table:table-cell>
          <table:table-cell table:formula="of:=COUNTIF([.$G$3:.$G1127];&quot;&gt;0&quot;)/COUNTIF([.$B$3:.$B1127];&quot;&gt;0&quot;)" office:value-type="percentage" office:value="0.6793650793650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5.8" calcext:value-type="float">
            <text:p>5.80</text:p>
          </table:table-cell>
          <table:table-cell table:formula="of:=[.G1129]-[.E1129]" office:value-type="float" office:value="1.8" calcext:value-type="float">
            <text:p>1.80</text:p>
          </table:table-cell>
          <table:table-cell table:formula="of:=SUM([.$H$2:.H1129])" office:value-type="float" office:value="-78.79" calcext:value-type="float">
            <text:p>-78.79</text:p>
          </table:table-cell>
          <table:table-cell table:formula="of:=SUM([.H$3:.H1129])/SUM([.E$3:.E1129])" office:value-type="percentage" office:value="-0.0214862285246796" calcext:value-type="percentage">
            <text:p>-2%</text:p>
          </table:table-cell>
          <table:table-cell table:formula="of:=[.O1129]-(1-[.O1129])/[.N1129]" office:value-type="percentage" office:value="-0.00659686424432926" calcext:value-type="percentage">
            <text:p>-0.7%</text:p>
          </table:table-cell>
          <table:table-cell table:formula="of:=AVERAGEIF([.$H$3:.$H1129];&quot;&gt;0&quot;)" office:value-type="float" office:value="1.82212871287129" calcext:value-type="float">
            <text:p>1.8</text:p>
          </table:table-cell>
          <table:table-cell table:formula="of:=AVERAGEIF([.$H$3:.$H1129];&quot;&lt;0&quot;)" office:value-type="float" office:value="-3.9042904290429" calcext:value-type="float">
            <text:p>-3.9</text:p>
          </table:table-cell>
          <table:table-cell table:formula="of:=[.L1129]/-[.M1129]" office:value-type="percentage" office:value="0.466699070160608" calcext:value-type="percentage">
            <text:p>47%</text:p>
          </table:table-cell>
          <table:table-cell table:formula="of:=COUNTIF([.$G$3:.$G1129];&quot;&gt;0&quot;)/COUNTIF([.$B$3:.$B1129];&quot;&gt;0&quot;)" office:value-type="percentage" office:value="0.6797040169133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130]-[.E1130]" office:value-type="float" office:value="6.8" calcext:value-type="float">
            <text:p>6.80</text:p>
          </table:table-cell>
          <table:table-cell table:formula="of:=SUM([.$H$2:.H1130])" office:value-type="float" office:value="-71.99" calcext:value-type="float">
            <text:p>-71.99</text:p>
          </table:table-cell>
          <table:table-cell table:formula="of:=SUM([.H$3:.H1130])/SUM([.E$3:.E1130])" office:value-type="percentage" office:value="-0.0195891156462585" calcext:value-type="percentage">
            <text:p>-2%</text:p>
          </table:table-cell>
          <table:table-cell table:formula="of:=[.O1130]-(1-[.O1130])/[.N1130]" office:value-type="percentage" office:value="-0.00246221350176712" calcext:value-type="percentage">
            <text:p>-0.2%</text:p>
          </table:table-cell>
          <table:table-cell table:formula="of:=AVERAGEIF([.$H$3:.$H1130];&quot;&gt;0&quot;)" office:value-type="float" office:value="1.8303294892916" calcext:value-type="float">
            <text:p>1.8</text:p>
          </table:table-cell>
          <table:table-cell table:formula="of:=AVERAGEIF([.$H$3:.$H1130];&quot;&lt;0&quot;)" office:value-type="float" office:value="-3.9042904290429" calcext:value-type="float">
            <text:p>-3.9</text:p>
          </table:table-cell>
          <table:table-cell table:formula="of:=[.L1130]/-[.M1130]" office:value-type="percentage" office:value="0.468799522616529" calcext:value-type="percentage">
            <text:p>47%</text:p>
          </table:table-cell>
          <table:table-cell table:formula="of:=COUNTIF([.$G$3:.$G1130];&quot;&gt;0&quot;)/COUNTIF([.$B$3:.$B1130];&quot;&gt;0&quot;)" office:value-type="percentage" office:value="0.6800422386483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1131]-[.E1131]" office:value-type="float" office:value="2.4" calcext:value-type="float">
            <text:p>2.40</text:p>
          </table:table-cell>
          <table:table-cell table:formula="of:=SUM([.$H$2:.H1131])" office:value-type="float" office:value="-69.59" calcext:value-type="float">
            <text:p>-69.59</text:p>
          </table:table-cell>
          <table:table-cell table:formula="of:=SUM([.H$3:.H1131])/SUM([.E$3:.E1131])" office:value-type="percentage" office:value="-0.0189154661592824" calcext:value-type="percentage">
            <text:p>-2%</text:p>
          </table:table-cell>
          <table:table-cell table:formula="of:=[.O1131]-(1-[.O1131])/[.N1131]" office:value-type="percentage" office:value="-0.00105593236454582" calcext:value-type="percentage">
            <text:p>-0.1%</text:p>
          </table:table-cell>
          <table:table-cell table:formula="of:=AVERAGEIF([.$H$3:.$H1131];&quot;&gt;0&quot;)" office:value-type="float" office:value="1.83126644736842" calcext:value-type="float">
            <text:p>1.8</text:p>
          </table:table-cell>
          <table:table-cell table:formula="of:=AVERAGEIF([.$H$3:.$H1131];&quot;&lt;0&quot;)" office:value-type="float" office:value="-3.9042904290429" calcext:value-type="float">
            <text:p>-3.9</text:p>
          </table:table-cell>
          <table:table-cell table:formula="of:=[.L1131]/-[.M1131]" office:value-type="percentage" office:value="0.469039504271032" calcext:value-type="percentage">
            <text:p>47%</text:p>
          </table:table-cell>
          <table:table-cell table:formula="of:=COUNTIF([.$G$3:.$G1131];&quot;&gt;0&quot;)/COUNTIF([.$B$3:.$B1131];&quot;&gt;0&quot;)" office:value-type="percentage" office:value="0.6803797468354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32]-[.E1132]" office:value-type="float" office:value="-3" calcext:value-type="float">
            <text:p>-3.00</text:p>
          </table:table-cell>
          <table:table-cell table:formula="of:=SUM([.$H$2:.H1132])" office:value-type="float" office:value="-72.59" calcext:value-type="float">
            <text:p>-72.59</text:p>
          </table:table-cell>
          <table:table-cell table:formula="of:=SUM([.H$3:.H1132])/SUM([.E$3:.E1132])" office:value-type="percentage" office:value="-0.0197148288973384" calcext:value-type="percentage">
            <text:p>-2%</text:p>
          </table:table-cell>
          <table:table-cell table:formula="of:=[.O1132]-(1-[.O1132])/[.N1132]" office:value-type="percentage" office:value="-0.00278106893991248" calcext:value-type="percentage">
            <text:p>-0.3%</text:p>
          </table:table-cell>
          <table:table-cell table:formula="of:=AVERAGEIF([.$H$3:.$H1132];&quot;&gt;0&quot;)" office:value-type="float" office:value="1.83126644736842" calcext:value-type="float">
            <text:p>1.8</text:p>
          </table:table-cell>
          <table:table-cell table:formula="of:=AVERAGEIF([.$H$3:.$H1132];&quot;&lt;0&quot;)" office:value-type="float" office:value="-3.90131578947368" calcext:value-type="float">
            <text:p>-3.9</text:p>
          </table:table-cell>
          <table:table-cell table:formula="of:=[.L1132]/-[.M1132]" office:value-type="percentage" office:value="0.46939713322091" calcext:value-type="percentage">
            <text:p>47%</text:p>
          </table:table-cell>
          <table:table-cell table:formula="of:=COUNTIF([.$G$3:.$G1132];&quot;&gt;0&quot;)/COUNTIF([.$B$3:.$B1132];&quot;&gt;0&quot;)" office:value-type="percentage" office:value="0.6796628029504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33]-[.E1133]" office:value-type="float" office:value="1.16" calcext:value-type="float">
            <text:p>1.16</text:p>
          </table:table-cell>
          <table:table-cell table:formula="of:=SUM([.$H$2:.H1133])" office:value-type="float" office:value="-71.43" calcext:value-type="float">
            <text:p>-71.43</text:p>
          </table:table-cell>
          <table:table-cell table:formula="of:=SUM([.H$3:.H1133])/SUM([.E$3:.E1133])" office:value-type="percentage" office:value="-0.0193892508143322" calcext:value-type="percentage">
            <text:p>-2%</text:p>
          </table:table-cell>
          <table:table-cell table:formula="of:=[.O1133]-(1-[.O1133])/[.N1133]" office:value-type="percentage" office:value="-0.00213608930137343" calcext:value-type="percentage">
            <text:p>-0.2%</text:p>
          </table:table-cell>
          <table:table-cell table:formula="of:=AVERAGEIF([.$H$3:.$H1133];&quot;&gt;0&quot;)" office:value-type="float" office:value="1.83016420361248" calcext:value-type="float">
            <text:p>1.8</text:p>
          </table:table-cell>
          <table:table-cell table:formula="of:=AVERAGEIF([.$H$3:.$H1133];&quot;&lt;0&quot;)" office:value-type="float" office:value="-3.90131578947368" calcext:value-type="float">
            <text:p>-3.9</text:p>
          </table:table-cell>
          <table:table-cell table:formula="of:=[.L1133]/-[.M1133]" office:value-type="percentage" office:value="0.469114601937769" calcext:value-type="percentage">
            <text:p>47%</text:p>
          </table:table-cell>
          <table:table-cell table:formula="of:=COUNTIF([.$G$3:.$G1133];&quot;&gt;0&quot;)/COUNTIF([.$B$3:.$B1133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34]-[.E1134]" office:value-type="float" office:value="1.2" calcext:value-type="float">
            <text:p>1.20</text:p>
          </table:table-cell>
          <table:table-cell table:formula="of:=SUM([.$H$2:.H1134])" office:value-type="float" office:value="-70.23" calcext:value-type="float">
            <text:p>-70.23</text:p>
          </table:table-cell>
          <table:table-cell table:formula="of:=SUM([.H$3:.H1134])/SUM([.E$3:.E1134])" office:value-type="percentage" office:value="-0.0190376795879642" calcext:value-type="percentage">
            <text:p>-2%</text:p>
          </table:table-cell>
          <table:table-cell table:formula="of:=[.O1134]-(1-[.O1134])/[.N1134]" office:value-type="percentage" office:value="-0.00146716992307439" calcext:value-type="percentage">
            <text:p>-0.1%</text:p>
          </table:table-cell>
          <table:table-cell table:formula="of:=AVERAGEIF([.$H$3:.$H1134];&quot;&gt;0&quot;)" office:value-type="float" office:value="1.82913114754098" calcext:value-type="float">
            <text:p>1.8</text:p>
          </table:table-cell>
          <table:table-cell table:formula="of:=AVERAGEIF([.$H$3:.$H1134];&quot;&lt;0&quot;)" office:value-type="float" office:value="-3.90131578947368" calcext:value-type="float">
            <text:p>-3.9</text:p>
          </table:table-cell>
          <table:table-cell table:formula="of:=[.L1134]/-[.M1134]" office:value-type="percentage" office:value="0.468849805103254" calcext:value-type="percentage">
            <text:p>47%</text:p>
          </table:table-cell>
          <table:table-cell table:formula="of:=COUNTIF([.$G$3:.$G1134];&quot;&gt;0&quot;)/COUNTIF([.$B$3:.$B1134];&quot;&gt;0&quot;)" office:value-type="percentage" office:value="0.68033648790746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135]-[.E1135]" office:value-type="float" office:value="1.12" calcext:value-type="float">
            <text:p>1.12</text:p>
          </table:table-cell>
          <table:table-cell table:formula="of:=SUM([.$H$2:.H1135])" office:value-type="float" office:value="-69.11" calcext:value-type="float">
            <text:p>-69.11</text:p>
          </table:table-cell>
          <table:table-cell table:formula="of:=SUM([.H$3:.H1135])/SUM([.E$3:.E1135])" office:value-type="percentage" office:value="-0.0187137828323856" calcext:value-type="percentage">
            <text:p>-2%</text:p>
          </table:table-cell>
          <table:table-cell table:formula="of:=[.O1135]-(1-[.O1135])/[.N1135]" office:value-type="percentage" office:value="-0.000847641834984536" calcext:value-type="percentage">
            <text:p>-0.1%</text:p>
          </table:table-cell>
          <table:table-cell table:formula="of:=AVERAGEIF([.$H$3:.$H1135];&quot;&gt;0&quot;)" office:value-type="float" office:value="1.8279705400982" calcext:value-type="float">
            <text:p>1.8</text:p>
          </table:table-cell>
          <table:table-cell table:formula="of:=AVERAGEIF([.$H$3:.$H1135];&quot;&lt;0&quot;)" office:value-type="float" office:value="-3.90131578947368" calcext:value-type="float">
            <text:p>-3.9</text:p>
          </table:table-cell>
          <table:table-cell table:formula="of:=[.L1135]/-[.M1135]" office:value-type="percentage" office:value="0.468552313819437" calcext:value-type="percentage">
            <text:p>47%</text:p>
          </table:table-cell>
          <table:table-cell table:formula="of:=COUNTIF([.$G$3:.$G1135];&quot;&gt;0&quot;)/COUNTIF([.$B$3:.$B1135];&quot;&gt;0&quot;)" office:value-type="percentage" office:value="0.6806722689075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ospisil 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36]-[.E1136]" office:value-type="float" office:value="-3" calcext:value-type="float">
            <text:p>-3.00</text:p>
          </table:table-cell>
          <table:table-cell table:formula="of:=SUM([.$H$2:.H1136])" office:value-type="float" office:value="-72.11" calcext:value-type="float">
            <text:p>-72.11</text:p>
          </table:table-cell>
          <table:table-cell table:formula="of:=SUM([.H$3:.H1136])/SUM([.E$3:.E1136])" office:value-type="percentage" office:value="-0.0195102813852814" calcext:value-type="percentage">
            <text:p>-2%</text:p>
          </table:table-cell>
          <table:table-cell table:formula="of:=[.O1136]-(1-[.O1136])/[.N1136]" office:value-type="percentage" office:value="-0.00256885554182373" calcext:value-type="percentage">
            <text:p>-0.3%</text:p>
          </table:table-cell>
          <table:table-cell table:formula="of:=AVERAGEIF([.$H$3:.$H1136];&quot;&gt;0&quot;)" office:value-type="float" office:value="1.8279705400982" calcext:value-type="float">
            <text:p>1.8</text:p>
          </table:table-cell>
          <table:table-cell table:formula="of:=AVERAGEIF([.$H$3:.$H1136];&quot;&lt;0&quot;)" office:value-type="float" office:value="-3.8983606557377" calcext:value-type="float">
            <text:p>-3.9</text:p>
          </table:table-cell>
          <table:table-cell table:formula="of:=[.L1136]/-[.M1136]" office:value-type="percentage" office:value="0.46890749767027" calcext:value-type="percentage">
            <text:p>47%</text:p>
          </table:table-cell>
          <table:table-cell table:formula="of:=COUNTIF([.$G$3:.$G1136];&quot;&gt;0&quot;)/COUNTIF([.$B$3:.$B1136];&quot;&gt;0&quot;)" office:value-type="percentage" office:value="0.6799580272822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arreno busta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138]-[.E1138]" office:value-type="float" office:value="3.5" calcext:value-type="float">
            <text:p>3.50</text:p>
          </table:table-cell>
          <table:table-cell table:formula="of:=SUM([.$H$2:.H1138])" office:value-type="float" office:value="-68.61" calcext:value-type="float">
            <text:p>-68.61</text:p>
          </table:table-cell>
          <table:table-cell table:formula="of:=SUM([.H$3:.H1138])/SUM([.E$3:.E1138])" office:value-type="percentage" office:value="-0.0185382329100243" calcext:value-type="percentage">
            <text:p>-2%</text:p>
          </table:table-cell>
          <table:table-cell table:formula="of:=[.O1138]-(1-[.O1138])/[.N1138]" office:value-type="percentage" office:value="-0.000500434082524204" calcext:value-type="percentage">
            <text:p>-0.1%</text:p>
          </table:table-cell>
          <table:table-cell table:formula="of:=AVERAGEIF([.$H$3:.$H1138];&quot;&gt;0&quot;)" office:value-type="float" office:value="1.83070261437908" calcext:value-type="float">
            <text:p>1.8</text:p>
          </table:table-cell>
          <table:table-cell table:formula="of:=AVERAGEIF([.$H$3:.$H1138];&quot;&lt;0&quot;)" office:value-type="float" office:value="-3.8983606557377" calcext:value-type="float">
            <text:p>-3.9</text:p>
          </table:table-cell>
          <table:table-cell table:formula="of:=[.L1138]/-[.M1138]" office:value-type="percentage" office:value="0.469608324125837" calcext:value-type="percentage">
            <text:p>47%</text:p>
          </table:table-cell>
          <table:table-cell table:formula="of:=COUNTIF([.$G$3:.$G1138];&quot;&gt;0&quot;)/COUNTIF([.$B$3:.$B1138];&quot;&gt;0&quot;)" office:value-type="percentage" office:value="0.6802935010482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139]-[.E1139]" office:value-type="float" office:value="3.12" calcext:value-type="float">
            <text:p>3.12</text:p>
          </table:table-cell>
          <table:table-cell table:formula="of:=SUM([.$H$2:.H1139])" office:value-type="float" office:value="-65.49" calcext:value-type="float">
            <text:p>-65.49</text:p>
          </table:table-cell>
          <table:table-cell table:formula="of:=SUM([.H$3:.H1139])/SUM([.E$3:.E1139])" office:value-type="percentage" office:value="-0.0176665767466954" calcext:value-type="percentage">
            <text:p>-2%</text:p>
          </table:table-cell>
          <table:table-cell table:formula="of:=[.O1139]-(1-[.O1139])/[.N1139]" office:value-type="percentage" office:value="0.00132764553644293" calcext:value-type="percentage">
            <text:p>0.1%</text:p>
          </table:table-cell>
          <table:table-cell table:formula="of:=AVERAGEIF([.$H$3:.$H1139];&quot;&gt;0&quot;)" office:value-type="float" office:value="1.83280587275693" calcext:value-type="float">
            <text:p>1.8</text:p>
          </table:table-cell>
          <table:table-cell table:formula="of:=AVERAGEIF([.$H$3:.$H1139];&quot;&lt;0&quot;)" office:value-type="float" office:value="-3.8983606557377" calcext:value-type="float">
            <text:p>-3.9</text:p>
          </table:table-cell>
          <table:table-cell table:formula="of:=[.L1139]/-[.M1139]" office:value-type="percentage" office:value="0.470147847931761" calcext:value-type="percentage">
            <text:p>47%</text:p>
          </table:table-cell>
          <table:table-cell table:formula="of:=COUNTIF([.$G$3:.$G1139];&quot;&gt;0&quot;)/COUNTIF([.$B$3:.$B1139];&quot;&gt;0&quot;)" office:value-type="percentage" office:value="0.6806282722513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140]-[.E1140]" office:value-type="float" office:value="1.26" calcext:value-type="float">
            <text:p>1.26</text:p>
          </table:table-cell>
          <table:table-cell table:formula="of:=SUM([.$H$2:.H1140])" office:value-type="float" office:value="-64.23" calcext:value-type="float">
            <text:p>-64.23</text:p>
          </table:table-cell>
          <table:table-cell table:formula="of:=SUM([.H$3:.H1140])/SUM([.E$3:.E1140])" office:value-type="percentage" office:value="-0.0173126684636119" calcext:value-type="percentage">
            <text:p>-2%</text:p>
          </table:table-cell>
          <table:table-cell table:formula="of:=[.O1140]-(1-[.O1140])/[.N1140]" office:value-type="percentage" office:value="0.0020266997961419" calcext:value-type="percentage">
            <text:p>0.2%</text:p>
          </table:table-cell>
          <table:table-cell table:formula="of:=AVERAGEIF([.$H$3:.$H1140];&quot;&gt;0&quot;)" office:value-type="float" office:value="1.83187296416938" calcext:value-type="float">
            <text:p>1.8</text:p>
          </table:table-cell>
          <table:table-cell table:formula="of:=AVERAGEIF([.$H$3:.$H1140];&quot;&lt;0&quot;)" office:value-type="float" office:value="-3.8983606557377" calcext:value-type="float">
            <text:p>-3.9</text:p>
          </table:table-cell>
          <table:table-cell table:formula="of:=[.L1140]/-[.M1140]" office:value-type="percentage" office:value="0.469908540009807" calcext:value-type="percentage">
            <text:p>47%</text:p>
          </table:table-cell>
          <table:table-cell table:formula="of:=COUNTIF([.$G$3:.$G1140];&quot;&gt;0&quot;)/COUNTIF([.$B$3:.$B1140];&quot;&gt;0&quot;)" office:value-type="percentage" office:value="0.6809623430962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141]-[.E1141]" office:value-type="float" office:value="-2" calcext:value-type="float">
            <text:p>-2.00</text:p>
          </table:table-cell>
          <table:table-cell table:formula="of:=SUM([.$H$2:.H1141])" office:value-type="float" office:value="-66.23" calcext:value-type="float">
            <text:p>-66.23</text:p>
          </table:table-cell>
          <table:table-cell table:formula="of:=SUM([.H$3:.H1141])/SUM([.E$3:.E1141])" office:value-type="percentage" office:value="-0.0178421336206896" calcext:value-type="percentage">
            <text:p>-2%</text:p>
          </table:table-cell>
          <table:table-cell table:formula="of:=[.O1141]-(1-[.O1141])/[.N1141]" office:value-type="percentage" office:value="0.000883747378739197" calcext:value-type="percentage">
            <text:p>0.1%</text:p>
          </table:table-cell>
          <table:table-cell table:formula="of:=AVERAGEIF([.$H$3:.$H1141];&quot;&gt;0&quot;)" office:value-type="float" office:value="1.83187296416938" calcext:value-type="float">
            <text:p>1.8</text:p>
          </table:table-cell>
          <table:table-cell table:formula="of:=AVERAGEIF([.$H$3:.$H1141];&quot;&lt;0&quot;)" office:value-type="float" office:value="-3.8921568627451" calcext:value-type="float">
            <text:p>-3.9</text:p>
          </table:table-cell>
          <table:table-cell table:formula="of:=[.L1141]/-[.M1141]" office:value-type="percentage" office:value="0.470657537393644" calcext:value-type="percentage">
            <text:p>47%</text:p>
          </table:table-cell>
          <table:table-cell table:formula="of:=COUNTIF([.$G$3:.$G1141];&quot;&gt;0&quot;)/COUNTIF([.$B$3:.$B1141];&quot;&gt;0&quot;)" office:value-type="percentage" office:value="0.680250783699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humbert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42]-[.E1142]" office:value-type="float" office:value="-5" calcext:value-type="float">
            <text:p>-5.00</text:p>
          </table:table-cell>
          <table:table-cell table:formula="of:=SUM([.$H$2:.H1142])" office:value-type="float" office:value="-71.23" calcext:value-type="float">
            <text:p>-71.23</text:p>
          </table:table-cell>
          <table:table-cell table:formula="of:=SUM([.H$3:.H1142])/SUM([.E$3:.E1142])" office:value-type="percentage" office:value="-0.0191633037395749" calcext:value-type="percentage">
            <text:p>-2%</text:p>
          </table:table-cell>
          <table:table-cell table:formula="of:=[.O1142]-(1-[.O1142])/[.N1142]" office:value-type="percentage" office:value="-0.00196628462180837" calcext:value-type="percentage">
            <text:p>-0.2%</text:p>
          </table:table-cell>
          <table:table-cell table:formula="of:=AVERAGEIF([.$H$3:.$H1142];&quot;&gt;0&quot;)" office:value-type="float" office:value="1.83187296416938" calcext:value-type="float">
            <text:p>1.8</text:p>
          </table:table-cell>
          <table:table-cell table:formula="of:=AVERAGEIF([.$H$3:.$H1142];&quot;&lt;0&quot;)" office:value-type="float" office:value="-3.8957654723127" calcext:value-type="float">
            <text:p>-3.9</text:p>
          </table:table-cell>
          <table:table-cell table:formula="of:=[.L1142]/-[.M1142]" office:value-type="percentage" office:value="0.470221571906354" calcext:value-type="percentage">
            <text:p>47%</text:p>
          </table:table-cell>
          <table:table-cell table:formula="of:=COUNTIF([.$G$3:.$G1142];&quot;&gt;0&quot;)/COUNTIF([.$B$3:.$B1142];&quot;&gt;0&quot;)" office:value-type="percentage" office:value="0.679540709812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1143]-[.E1143]" office:value-type="float" office:value="3" calcext:value-type="float">
            <text:p>3.00</text:p>
          </table:table-cell>
          <table:table-cell table:formula="of:=SUM([.$H$2:.H1143])" office:value-type="float" office:value="-68.23" calcext:value-type="float">
            <text:p>-68.23</text:p>
          </table:table-cell>
          <table:table-cell table:formula="of:=SUM([.H$3:.H1143])/SUM([.E$3:.E1143])" office:value-type="percentage" office:value="-0.0183315421816228" calcext:value-type="percentage">
            <text:p>-2%</text:p>
          </table:table-cell>
          <table:table-cell table:formula="of:=[.O1143]-(1-[.O1143])/[.N1143]" office:value-type="percentage" office:value="-0.000216322885781217" calcext:value-type="percentage">
            <text:p>0.0%</text:p>
          </table:table-cell>
          <table:table-cell table:formula="of:=AVERAGEIF([.$H$3:.$H1143];&quot;&gt;0&quot;)" office:value-type="float" office:value="1.83377235772358" calcext:value-type="float">
            <text:p>1.8</text:p>
          </table:table-cell>
          <table:table-cell table:formula="of:=AVERAGEIF([.$H$3:.$H1143];&quot;&lt;0&quot;)" office:value-type="float" office:value="-3.8957654723127" calcext:value-type="float">
            <text:p>-3.9</text:p>
          </table:table-cell>
          <table:table-cell table:formula="of:=[.L1143]/-[.M1143]" office:value-type="percentage" office:value="0.47070912526851" calcext:value-type="percentage">
            <text:p>47%</text:p>
          </table:table-cell>
          <table:table-cell table:formula="of:=COUNTIF([.$G$3:.$G1143];&quot;&gt;0&quot;)/COUNTIF([.$B$3:.$B1143];&quot;&gt;0&quot;)" office:value-type="percentage" office:value="0.6798748696558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44]-[.E1144]" office:value-type="float" office:value="-4" calcext:value-type="float">
            <text:p>-4.00</text:p>
          </table:table-cell>
          <table:table-cell table:formula="of:=SUM([.$H$2:.H1144])" office:value-type="float" office:value="-72.23" calcext:value-type="float">
            <text:p>-72.23</text:p>
          </table:table-cell>
          <table:table-cell table:formula="of:=SUM([.H$3:.H1144])/SUM([.E$3:.E1144])" office:value-type="percentage" office:value="-0.0193853998926463" calcext:value-type="percentage">
            <text:p>-2%</text:p>
          </table:table-cell>
          <table:table-cell table:formula="of:=[.O1144]-(1-[.O1144])/[.N1144]" office:value-type="percentage" office:value="-0.00248828070735496" calcext:value-type="percentage">
            <text:p>-0.2%</text:p>
          </table:table-cell>
          <table:table-cell table:formula="of:=AVERAGEIF([.$H$3:.$H1144];&quot;&gt;0&quot;)" office:value-type="float" office:value="1.83377235772358" calcext:value-type="float">
            <text:p>1.8</text:p>
          </table:table-cell>
          <table:table-cell table:formula="of:=AVERAGEIF([.$H$3:.$H1144];&quot;&lt;0&quot;)" office:value-type="float" office:value="-3.8961038961039" calcext:value-type="float">
            <text:p>-3.9</text:p>
          </table:table-cell>
          <table:table-cell table:formula="of:=[.L1144]/-[.M1144]" office:value-type="percentage" office:value="0.470668238482385" calcext:value-type="percentage">
            <text:p>47%</text:p>
          </table:table-cell>
          <table:table-cell table:formula="of:=COUNTIF([.$G$3:.$G1144];&quot;&gt;0&quot;)/COUNTIF([.$B$3:.$B1144];&quot;&gt;0&quot;)" office:value-type="percentage" office:value="0.6791666666666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45]-[.E1145]" office:value-type="float" office:value="-5" calcext:value-type="float">
            <text:p>-5.00</text:p>
          </table:table-cell>
          <table:table-cell table:formula="of:=SUM([.$H$2:.H1145])" office:value-type="float" office:value="-77.23" calcext:value-type="float">
            <text:p>-77.23</text:p>
          </table:table-cell>
          <table:table-cell table:formula="of:=SUM([.H$3:.H1145])/SUM([.E$3:.E1145])" office:value-type="percentage" office:value="-0.0206995443580809" calcext:value-type="percentage">
            <text:p>-2%</text:p>
          </table:table-cell>
          <table:table-cell table:formula="of:=[.O1145]-(1-[.O1145])/[.N1145]" office:value-type="percentage" office:value="-0.00532296489964301" calcext:value-type="percentage">
            <text:p>-0.5%</text:p>
          </table:table-cell>
          <table:table-cell table:formula="of:=AVERAGEIF([.$H$3:.$H1145];&quot;&gt;0&quot;)" office:value-type="float" office:value="1.83377235772358" calcext:value-type="float">
            <text:p>1.8</text:p>
          </table:table-cell>
          <table:table-cell table:formula="of:=AVERAGEIF([.$H$3:.$H1145];&quot;&lt;0&quot;)" office:value-type="float" office:value="-3.89967637540453" calcext:value-type="float">
            <text:p>-3.9</text:p>
          </table:table-cell>
          <table:table-cell table:formula="of:=[.L1145]/-[.M1145]" office:value-type="percentage" office:value="0.470237061026212" calcext:value-type="percentage">
            <text:p>47%</text:p>
          </table:table-cell>
          <table:table-cell table:formula="of:=COUNTIF([.$G$3:.$G1145];&quot;&gt;0&quot;)/COUNTIF([.$B$3:.$B1145];&quot;&gt;0&quot;)" office:value-type="percentage" office:value="0.6784599375650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146]-[.E1146]" office:value-type="float" office:value="1.68" calcext:value-type="float">
            <text:p>1.68</text:p>
          </table:table-cell>
          <table:table-cell table:formula="of:=SUM([.$H$2:.H1146])" office:value-type="float" office:value="-75.55" calcext:value-type="float">
            <text:p>-75.55</text:p>
          </table:table-cell>
          <table:table-cell table:formula="of:=SUM([.H$3:.H1146])/SUM([.E$3:.E1146])" office:value-type="percentage" office:value="-0.0202275769745649" calcext:value-type="percentage">
            <text:p>-2%</text:p>
          </table:table-cell>
          <table:table-cell table:formula="of:=[.O1146]-(1-[.O1146])/[.N1146]" office:value-type="percentage" office:value="-0.00437092953361973" calcext:value-type="percentage">
            <text:p>-0.4%</text:p>
          </table:table-cell>
          <table:table-cell table:formula="of:=AVERAGEIF([.$H$3:.$H1146];&quot;&gt;0&quot;)" office:value-type="float" office:value="1.83352272727273" calcext:value-type="float">
            <text:p>1.8</text:p>
          </table:table-cell>
          <table:table-cell table:formula="of:=AVERAGEIF([.$H$3:.$H1146];&quot;&lt;0&quot;)" office:value-type="float" office:value="-3.89967637540453" calcext:value-type="float">
            <text:p>-3.9</text:p>
          </table:table-cell>
          <table:table-cell table:formula="of:=[.L1146]/-[.M1146]" office:value-type="percentage" office:value="0.47017304790645" calcext:value-type="percentage">
            <text:p>47%</text:p>
          </table:table-cell>
          <table:table-cell table:formula="of:=COUNTIF([.$G$3:.$G1146];&quot;&gt;0&quot;)/COUNTIF([.$B$3:.$B1146];&quot;&gt;0&quot;)" office:value-type="percentage" office:value="0.678794178794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pell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1147]-[.E1147]" office:value-type="float" office:value="-1" calcext:value-type="float">
            <text:p>-1.00</text:p>
          </table:table-cell>
          <table:table-cell table:formula="of:=SUM([.$H$2:.H1147])" office:value-type="float" office:value="-76.55" calcext:value-type="float">
            <text:p>-76.55</text:p>
          </table:table-cell>
          <table:table-cell table:formula="of:=SUM([.H$3:.H1147])/SUM([.E$3:.E1147])" office:value-type="percentage" office:value="-0.0204898286937901" calcext:value-type="percentage">
            <text:p>-2%</text:p>
          </table:table-cell>
          <table:table-cell table:formula="of:=[.O1147]-(1-[.O1147])/[.N1147]" office:value-type="percentage" office:value="-0.00493274393977905" calcext:value-type="percentage">
            <text:p>-0.5%</text:p>
          </table:table-cell>
          <table:table-cell table:formula="of:=AVERAGEIF([.$H$3:.$H1147];&quot;&gt;0&quot;)" office:value-type="float" office:value="1.83352272727273" calcext:value-type="float">
            <text:p>1.8</text:p>
          </table:table-cell>
          <table:table-cell table:formula="of:=AVERAGEIF([.$H$3:.$H1147];&quot;&lt;0&quot;)" office:value-type="float" office:value="-3.89032258064516" calcext:value-type="float">
            <text:p>-3.9</text:p>
          </table:table-cell>
          <table:table-cell table:formula="of:=[.L1147]/-[.M1147]" office:value-type="percentage" office:value="0.471303520277401" calcext:value-type="percentage">
            <text:p>47%</text:p>
          </table:table-cell>
          <table:table-cell table:formula="of:=COUNTIF([.$G$3:.$G1147];&quot;&gt;0&quot;)/COUNTIF([.$B$3:.$B1147];&quot;&gt;0&quot;)" office:value-type="percentage" office:value="0.678089304257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48]-[.E1148]" office:value-type="float" office:value="1.4" calcext:value-type="float">
            <text:p>1.40</text:p>
          </table:table-cell>
          <table:table-cell table:formula="of:=SUM([.$H$2:.H1148])" office:value-type="float" office:value="-75.15" calcext:value-type="float">
            <text:p>-75.15</text:p>
          </table:table-cell>
          <table:table-cell table:formula="of:=SUM([.H$3:.H1148])/SUM([.E$3:.E1148])" office:value-type="percentage" office:value="-0.0200882117080994" calcext:value-type="percentage">
            <text:p>-2%</text:p>
          </table:table-cell>
          <table:table-cell table:formula="of:=[.O1148]-(1-[.O1148])/[.N1148]" office:value-type="percentage" office:value="-0.00415185434083043" calcext:value-type="percentage">
            <text:p>-0.4%</text:p>
          </table:table-cell>
          <table:table-cell table:formula="of:=AVERAGEIF([.$H$3:.$H1148];&quot;&gt;0&quot;)" office:value-type="float" office:value="1.83282009724473" calcext:value-type="float">
            <text:p>1.8</text:p>
          </table:table-cell>
          <table:table-cell table:formula="of:=AVERAGEIF([.$H$3:.$H1148];&quot;&lt;0&quot;)" office:value-type="float" office:value="-3.89032258064516" calcext:value-type="float">
            <text:p>-3.9</text:p>
          </table:table-cell>
          <table:table-cell table:formula="of:=[.L1148]/-[.M1148]" office:value-type="percentage" office:value="0.471122910568712" calcext:value-type="percentage">
            <text:p>47%</text:p>
          </table:table-cell>
          <table:table-cell table:formula="of:=COUNTIF([.$G$3:.$G1148];&quot;&gt;0&quot;)/COUNTIF([.$B$3:.$B1148];&quot;&gt;0&quot;)" office:value-type="percentage" office:value="0.6784232365145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0]-[.E1150]" office:value-type="float" office:value="0.55" calcext:value-type="float">
            <text:p>0.55</text:p>
          </table:table-cell>
          <table:table-cell table:formula="of:=SUM([.$H$2:.H1150])" office:value-type="float" office:value="-74.6" calcext:value-type="float">
            <text:p>-74.60</text:p>
          </table:table-cell>
          <table:table-cell table:formula="of:=SUM([.H$3:.H1150])/SUM([.E$3:.E1150])" office:value-type="percentage" office:value="-0.0199358631747728" calcext:value-type="percentage">
            <text:p>-2%</text:p>
          </table:table-cell>
          <table:table-cell table:formula="of:=[.O1150]-(1-[.O1150])/[.N1150]" office:value-type="percentage" office:value="-0.00388440750649655" calcext:value-type="percentage">
            <text:p>-0.4%</text:p>
          </table:table-cell>
          <table:table-cell table:formula="of:=AVERAGEIF([.$H$3:.$H1150];&quot;&gt;0&quot;)" office:value-type="float" office:value="1.83074433656958" calcext:value-type="float">
            <text:p>1.8</text:p>
          </table:table-cell>
          <table:table-cell table:formula="of:=AVERAGEIF([.$H$3:.$H1150];&quot;&lt;0&quot;)" office:value-type="float" office:value="-3.89032258064516" calcext:value-type="float">
            <text:p>-3.9</text:p>
          </table:table-cell>
          <table:table-cell table:formula="of:=[.L1150]/-[.M1150]" office:value-type="percentage" office:value="0.470589340245912" calcext:value-type="percentage">
            <text:p>47%</text:p>
          </table:table-cell>
          <table:table-cell table:formula="of:=COUNTIF([.$G$3:.$G1150];&quot;&gt;0&quot;)/COUNTIF([.$B$3:.$B1150];&quot;&gt;0&quot;)" office:value-type="percentage" office:value="0.6787564766839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1151]-[.E1151]" office:value-type="float" office:value="0.75" calcext:value-type="float">
            <text:p>0.75</text:p>
          </table:table-cell>
          <table:table-cell table:formula="of:=SUM([.$H$2:.H1151])" office:value-type="float" office:value="-73.85" calcext:value-type="float">
            <text:p>-73.85</text:p>
          </table:table-cell>
          <table:table-cell table:formula="of:=SUM([.H$3:.H1151])/SUM([.E$3:.E1151])" office:value-type="percentage" office:value="-0.019730162970879" calcext:value-type="percentage">
            <text:p>-2%</text:p>
          </table:table-cell>
          <table:table-cell table:formula="of:=[.O1151]-(1-[.O1151])/[.N1151]" office:value-type="percentage" office:value="-0.00349616045032075" calcext:value-type="percentage">
            <text:p>-0.3%</text:p>
          </table:table-cell>
          <table:table-cell table:formula="of:=AVERAGEIF([.$H$3:.$H1151];&quot;&gt;0&quot;)" office:value-type="float" office:value="1.82899838449111" calcext:value-type="float">
            <text:p>1.8</text:p>
          </table:table-cell>
          <table:table-cell table:formula="of:=AVERAGEIF([.$H$3:.$H1151];&quot;&lt;0&quot;)" office:value-type="float" office:value="-3.89032258064516" calcext:value-type="float">
            <text:p>-3.9</text:p>
          </table:table-cell>
          <table:table-cell table:formula="of:=[.L1151]/-[.M1151]" office:value-type="percentage" office:value="0.470140546593902" calcext:value-type="percentage">
            <text:p>47%</text:p>
          </table:table-cell>
          <table:table-cell table:formula="of:=COUNTIF([.$G$3:.$G1151];&quot;&gt;0&quot;)/COUNTIF([.$B$3:.$B1151];&quot;&gt;0&quot;)" office:value-type="percentage" office:value="0.67908902691511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1152]-[.E1152]" office:value-type="float" office:value="2.88" calcext:value-type="float">
            <text:p>2.88</text:p>
          </table:table-cell>
          <table:table-cell table:formula="of:=SUM([.$H$2:.H1152])" office:value-type="float" office:value="-70.97" calcext:value-type="float">
            <text:p>-70.97</text:p>
          </table:table-cell>
          <table:table-cell table:formula="of:=SUM([.H$3:.H1152])/SUM([.E$3:.E1152])" office:value-type="percentage" office:value="-0.0189303814350493" calcext:value-type="percentage">
            <text:p>-2%</text:p>
          </table:table-cell>
          <table:table-cell table:formula="of:=[.O1152]-(1-[.O1152])/[.N1152]" office:value-type="percentage" office:value="-0.00182702030271309" calcext:value-type="percentage">
            <text:p>-0.2%</text:p>
          </table:table-cell>
          <table:table-cell table:formula="of:=AVERAGEIF([.$H$3:.$H1152];&quot;&gt;0&quot;)" office:value-type="float" office:value="1.8306935483871" calcext:value-type="float">
            <text:p>1.8</text:p>
          </table:table-cell>
          <table:table-cell table:formula="of:=AVERAGEIF([.$H$3:.$H1152];&quot;&lt;0&quot;)" office:value-type="float" office:value="-3.89032258064516" calcext:value-type="float">
            <text:p>-3.9</text:p>
          </table:table-cell>
          <table:table-cell table:formula="of:=[.L1152]/-[.M1152]" office:value-type="percentage" office:value="0.470576285240464" calcext:value-type="percentage">
            <text:p>47%</text:p>
          </table:table-cell>
          <table:table-cell table:formula="of:=COUNTIF([.$G$3:.$G1152];&quot;&gt;0&quot;)/COUNTIF([.$B$3:.$B1152];&quot;&gt;0&quot;)" office:value-type="percentage" office:value="0.67942088934850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54]-[.E1154]" office:value-type="float" office:value="2.2" calcext:value-type="float">
            <text:p>2.20</text:p>
          </table:table-cell>
          <table:table-cell table:formula="of:=SUM([.$H$2:.H1154])" office:value-type="float" office:value="-68.77" calcext:value-type="float">
            <text:p>-68.77</text:p>
          </table:table-cell>
          <table:table-cell table:formula="of:=SUM([.H$3:.H1154])/SUM([.E$3:.E1154])" office:value-type="percentage" office:value="-0.0183240074606981" calcext:value-type="percentage">
            <text:p>-2%</text:p>
          </table:table-cell>
          <table:table-cell table:formula="of:=[.O1154]-(1-[.O1154])/[.N1154]" office:value-type="percentage" office:value="-0.000571073704317082" calcext:value-type="percentage">
            <text:p>-0.1%</text:p>
          </table:table-cell>
          <table:table-cell table:formula="of:=AVERAGEIF([.$H$3:.$H1154];&quot;&gt;0&quot;)" office:value-type="float" office:value="1.8312882447665" calcext:value-type="float">
            <text:p>1.8</text:p>
          </table:table-cell>
          <table:table-cell table:formula="of:=AVERAGEIF([.$H$3:.$H1154];&quot;&lt;0&quot;)" office:value-type="float" office:value="-3.89032258064516" calcext:value-type="float">
            <text:p>-3.9</text:p>
          </table:table-cell>
          <table:table-cell table:formula="of:=[.L1154]/-[.M1154]" office:value-type="percentage" office:value="0.470729150810627" calcext:value-type="percentage">
            <text:p>47%</text:p>
          </table:table-cell>
          <table:table-cell table:formula="of:=COUNTIF([.$G$3:.$G1154];&quot;&gt;0&quot;)/COUNTIF([.$B$3:.$B1154];&quot;&gt;0&quot;)" office:value-type="percentage" office:value="0.6797520661157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balazs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55]-[.E1155]" office:value-type="float" office:value="-4" calcext:value-type="float">
            <text:p>-4.00</text:p>
          </table:table-cell>
          <table:table-cell table:formula="of:=SUM([.$H$2:.H1155])" office:value-type="float" office:value="-72.77" calcext:value-type="float">
            <text:p>-72.77</text:p>
          </table:table-cell>
          <table:table-cell table:formula="of:=SUM([.H$3:.H1155])/SUM([.E$3:.E1155])" office:value-type="percentage" office:value="-0.0193691775352675" calcext:value-type="percentage">
            <text:p>-2%</text:p>
          </table:table-cell>
          <table:table-cell table:formula="of:=[.O1155]-(1-[.O1155])/[.N1155]" office:value-type="percentage" office:value="-0.00282461720327898" calcext:value-type="percentage">
            <text:p>-0.3%</text:p>
          </table:table-cell>
          <table:table-cell table:formula="of:=AVERAGEIF([.$H$3:.$H1155];&quot;&gt;0&quot;)" office:value-type="float" office:value="1.8312882447665" calcext:value-type="float">
            <text:p>1.8</text:p>
          </table:table-cell>
          <table:table-cell table:formula="of:=AVERAGEIF([.$H$3:.$H1155];&quot;&lt;0&quot;)" office:value-type="float" office:value="-3.89067524115756" calcext:value-type="float">
            <text:p>-3.9</text:p>
          </table:table-cell>
          <table:table-cell table:formula="of:=[.L1155]/-[.M1155]" office:value-type="percentage" office:value="0.470686482745771" calcext:value-type="percentage">
            <text:p>47%</text:p>
          </table:table-cell>
          <table:table-cell table:formula="of:=COUNTIF([.$G$3:.$G1155];&quot;&gt;0&quot;)/COUNTIF([.$B$3:.$B1155];&quot;&gt;0&quot;)" office:value-type="percentage" office:value="0.679050567595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iao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156]-[.E1156]" office:value-type="float" office:value="-9" calcext:value-type="float">
            <text:p>-9.00</text:p>
          </table:table-cell>
          <table:table-cell table:formula="of:=SUM([.$H$2:.H1156])" office:value-type="float" office:value="-81.77" calcext:value-type="float">
            <text:p>-81.77</text:p>
          </table:table-cell>
          <table:table-cell table:formula="of:=SUM([.H$3:.H1156])/SUM([.E$3:.E1156])" office:value-type="percentage" office:value="-0.021712692511949" calcext:value-type="percentage">
            <text:p>-2%</text:p>
          </table:table-cell>
          <table:table-cell table:formula="of:=[.O1156]-(1-[.O1156])/[.N1156]" office:value-type="percentage" office:value="-0.00788827546332294" calcext:value-type="percentage">
            <text:p>-0.8%</text:p>
          </table:table-cell>
          <table:table-cell table:formula="of:=AVERAGEIF([.$H$3:.$H1156];&quot;&gt;0&quot;)" office:value-type="float" office:value="1.8312882447665" calcext:value-type="float">
            <text:p>1.8</text:p>
          </table:table-cell>
          <table:table-cell table:formula="of:=AVERAGEIF([.$H$3:.$H1156];&quot;&lt;0&quot;)" office:value-type="float" office:value="-3.90705128205128" calcext:value-type="float">
            <text:p>-3.9</text:p>
          </table:table-cell>
          <table:table-cell table:formula="of:=[.L1156]/-[.M1156]" office:value-type="percentage" office:value="0.468713644271657" calcext:value-type="percentage">
            <text:p>47%</text:p>
          </table:table-cell>
          <table:table-cell table:formula="of:=COUNTIF([.$G$3:.$G1156];&quot;&gt;0&quot;)/COUNTIF([.$B$3:.$B1156];&quot;&gt;0&quot;)" office:value-type="percentage" office:value="0.678350515463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7]-[.E1157]" office:value-type="float" office:value="0.55" calcext:value-type="float">
            <text:p>0.55</text:p>
          </table:table-cell>
          <table:table-cell table:formula="of:=SUM([.$H$2:.H1157])" office:value-type="float" office:value="-81.22" calcext:value-type="float">
            <text:p>-81.22</text:p>
          </table:table-cell>
          <table:table-cell table:formula="of:=SUM([.H$3:.H1157])/SUM([.E$3:.E1157])" office:value-type="percentage" office:value="-0.021560923812052" calcext:value-type="percentage">
            <text:p>-2%</text:p>
          </table:table-cell>
          <table:table-cell table:formula="of:=[.O1157]-(1-[.O1157])/[.N1157]" office:value-type="percentage" office:value="-0.00762228372562634" calcext:value-type="percentage">
            <text:p>-0.8%</text:p>
          </table:table-cell>
          <table:table-cell table:formula="of:=AVERAGEIF([.$H$3:.$H1157];&quot;&gt;0&quot;)" office:value-type="float" office:value="1.82922829581993" calcext:value-type="float">
            <text:p>1.8</text:p>
          </table:table-cell>
          <table:table-cell table:formula="of:=AVERAGEIF([.$H$3:.$H1157];&quot;&lt;0&quot;)" office:value-type="float" office:value="-3.90705128205128" calcext:value-type="float">
            <text:p>-3.9</text:p>
          </table:table-cell>
          <table:table-cell table:formula="of:=[.L1157]/-[.M1157]" office:value-type="percentage" office:value="0.468186405492879" calcext:value-type="percentage">
            <text:p>47%</text:p>
          </table:table-cell>
          <table:table-cell table:formula="of:=COUNTIF([.$G$3:.$G1157];&quot;&gt;0&quot;)/COUNTIF([.$B$3:.$B1157];&quot;&gt;0&quot;)" office:value-type="percentage" office:value="0.678681771369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1158]-[.E1158]" office:value-type="float" office:value="-2" calcext:value-type="float">
            <text:p>-2.00</text:p>
          </table:table-cell>
          <table:table-cell table:formula="of:=SUM([.$H$2:.H1158])" office:value-type="float" office:value="-83.22" calcext:value-type="float">
            <text:p>-83.22</text:p>
          </table:table-cell>
          <table:table-cell table:formula="of:=SUM([.H$3:.H1158])/SUM([.E$3:.E1158])" office:value-type="percentage" office:value="-0.022080127354736" calcext:value-type="percentage">
            <text:p>-2%</text:p>
          </table:table-cell>
          <table:table-cell table:formula="of:=[.O1158]-(1-[.O1158])/[.N1158]" office:value-type="percentage" office:value="-0.00873929499703685" calcext:value-type="percentage">
            <text:p>-0.9%</text:p>
          </table:table-cell>
          <table:table-cell table:formula="of:=AVERAGEIF([.$H$3:.$H1158];&quot;&gt;0&quot;)" office:value-type="float" office:value="1.82922829581993" calcext:value-type="float">
            <text:p>1.8</text:p>
          </table:table-cell>
          <table:table-cell table:formula="of:=AVERAGEIF([.$H$3:.$H1158];&quot;&lt;0&quot;)" office:value-type="float" office:value="-3.90095846645367" calcext:value-type="float">
            <text:p>-3.9</text:p>
          </table:table-cell>
          <table:table-cell table:formula="of:=[.L1158]/-[.M1158]" office:value-type="percentage" office:value="0.468917654866208" calcext:value-type="percentage">
            <text:p>47%</text:p>
          </table:table-cell>
          <table:table-cell table:formula="of:=COUNTIF([.$G$3:.$G1158];&quot;&gt;0&quot;)/COUNTIF([.$B$3:.$B1158];&quot;&gt;0&quot;)" office:value-type="percentage" office:value="0.677983539094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takhovsky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59]-[.E1159]" office:value-type="float" office:value="-1" calcext:value-type="float">
            <text:p>-1.00</text:p>
          </table:table-cell>
          <table:table-cell table:formula="of:=SUM([.$H$2:.H1159])" office:value-type="float" office:value="-84.22" calcext:value-type="float">
            <text:p>-84.22</text:p>
          </table:table-cell>
          <table:table-cell table:formula="of:=SUM([.H$3:.H1159])/SUM([.E$3:.E1159])" office:value-type="percentage" office:value="-0.0223395225464191" calcext:value-type="percentage">
            <text:p>-2%</text:p>
          </table:table-cell>
          <table:table-cell table:formula="of:=[.O1159]-(1-[.O1159])/[.N1159]" office:value-type="percentage" office:value="-0.00929216172342073" calcext:value-type="percentage">
            <text:p>-0.9%</text:p>
          </table:table-cell>
          <table:table-cell table:formula="of:=AVERAGEIF([.$H$3:.$H1159];&quot;&gt;0&quot;)" office:value-type="float" office:value="1.82922829581993" calcext:value-type="float">
            <text:p>1.8</text:p>
          </table:table-cell>
          <table:table-cell table:formula="of:=AVERAGEIF([.$H$3:.$H1159];&quot;&lt;0&quot;)" office:value-type="float" office:value="-3.89171974522293" calcext:value-type="float">
            <text:p>-3.9</text:p>
          </table:table-cell>
          <table:table-cell table:formula="of:=[.L1159]/-[.M1159]" office:value-type="percentage" office:value="0.470030838696775" calcext:value-type="percentage">
            <text:p>47%</text:p>
          </table:table-cell>
          <table:table-cell table:formula="of:=COUNTIF([.$G$3:.$G1159];&quot;&gt;0&quot;)/COUNTIF([.$B$3:.$B1159];&quot;&gt;0&quot;)" office:value-type="percentage" office:value="0.677286742034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3.24" calcext:value-type="float">
            <text:p>3.24</text:p>
          </table:table-cell>
          <table:table-cell table:formula="of:=[.G1160]-[.E1160]" office:value-type="float" office:value="0.24" calcext:value-type="float">
            <text:p>0.24</text:p>
          </table:table-cell>
          <table:table-cell table:formula="of:=SUM([.$H$2:.H1160])" office:value-type="float" office:value="-83.98" calcext:value-type="float">
            <text:p>-83.98</text:p>
          </table:table-cell>
          <table:table-cell table:formula="of:=SUM([.H$3:.H1160])/SUM([.E$3:.E1160])" office:value-type="percentage" office:value="-0.022258150013252" calcext:value-type="percentage">
            <text:p>-2%</text:p>
          </table:table-cell>
          <table:table-cell table:formula="of:=[.O1160]-(1-[.O1160])/[.N1160]" office:value-type="percentage" office:value="-0.00921374048308332" calcext:value-type="percentage">
            <text:p>-0.9%</text:p>
          </table:table-cell>
          <table:table-cell table:formula="of:=AVERAGEIF([.$H$3:.$H1160];&quot;&gt;0&quot;)" office:value-type="float" office:value="1.82667736757624" calcext:value-type="float">
            <text:p>1.8</text:p>
          </table:table-cell>
          <table:table-cell table:formula="of:=AVERAGEIF([.$H$3:.$H1160];&quot;&lt;0&quot;)" office:value-type="float" office:value="-3.89171974522293" calcext:value-type="float">
            <text:p>-3.9</text:p>
          </table:table-cell>
          <table:table-cell table:formula="of:=[.L1160]/-[.M1160]" office:value-type="percentage" office:value="0.46937536286329" calcext:value-type="percentage">
            <text:p>47%</text:p>
          </table:table-cell>
          <table:table-cell table:formula="of:=COUNTIF([.$G$3:.$G1160];&quot;&gt;0&quot;)/COUNTIF([.$B$3:.$B1160];&quot;&gt;0&quot;)" office:value-type="percentage" office:value="0.6776180698151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1161]-[.E1161]" office:value-type="float" office:value="1.6" calcext:value-type="float">
            <text:p>1.60</text:p>
          </table:table-cell>
          <table:table-cell table:formula="of:=SUM([.$H$2:.H1161])" office:value-type="float" office:value="-82.38" calcext:value-type="float">
            <text:p>-82.38</text:p>
          </table:table-cell>
          <table:table-cell table:formula="of:=SUM([.H$3:.H1161])/SUM([.E$3:.E1161])" office:value-type="percentage" office:value="-0.0218051879301218" calcext:value-type="percentage">
            <text:p>-2%</text:p>
          </table:table-cell>
          <table:table-cell table:formula="of:=[.O1161]-(1-[.O1161])/[.N1161]" office:value-type="percentage" office:value="-0.00831512438469184" calcext:value-type="percentage">
            <text:p>-0.8%</text:p>
          </table:table-cell>
          <table:table-cell table:formula="of:=AVERAGEIF([.$H$3:.$H1161];&quot;&gt;0&quot;)" office:value-type="float" office:value="1.8263141025641" calcext:value-type="float">
            <text:p>1.8</text:p>
          </table:table-cell>
          <table:table-cell table:formula="of:=AVERAGEIF([.$H$3:.$H1161];&quot;&lt;0&quot;)" office:value-type="float" office:value="-3.89171974522293" calcext:value-type="float">
            <text:p>-3.9</text:p>
          </table:table-cell>
          <table:table-cell table:formula="of:=[.L1161]/-[.M1161]" office:value-type="percentage" office:value="0.469282019807797" calcext:value-type="percentage">
            <text:p>47%</text:p>
          </table:table-cell>
          <table:table-cell table:formula="of:=COUNTIF([.$G$3:.$G1161];&quot;&gt;0&quot;)/COUNTIF([.$B$3:.$B1161];&quot;&gt;0&quot;)" office:value-type="percentage" office:value="0.6779487179487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162]-[.E1162]" office:value-type="float" office:value="0.26" calcext:value-type="float">
            <text:p>0.26</text:p>
          </table:table-cell>
          <table:table-cell table:formula="of:=SUM([.$H$2:.H1162])" office:value-type="float" office:value="-82.12" calcext:value-type="float">
            <text:p>-82.12</text:p>
          </table:table-cell>
          <table:table-cell table:formula="of:=SUM([.H$3:.H1162])/SUM([.E$3:.E1162])" office:value-type="percentage" office:value="-0.0217306165652289" calcext:value-type="percentage">
            <text:p>-2%</text:p>
          </table:table-cell>
          <table:table-cell table:formula="of:=[.O1162]-(1-[.O1162])/[.N1162]" office:value-type="percentage" office:value="-0.00822404659219267" calcext:value-type="percentage">
            <text:p>-0.8%</text:p>
          </table:table-cell>
          <table:table-cell table:formula="of:=AVERAGEIF([.$H$3:.$H1162];&quot;&gt;0&quot;)" office:value-type="float" office:value="1.823808" calcext:value-type="float">
            <text:p>1.8</text:p>
          </table:table-cell>
          <table:table-cell table:formula="of:=AVERAGEIF([.$H$3:.$H1162];&quot;&lt;0&quot;)" office:value-type="float" office:value="-3.89171974522293" calcext:value-type="float">
            <text:p>-3.9</text:p>
          </table:table-cell>
          <table:table-cell table:formula="of:=[.L1162]/-[.M1162]" office:value-type="percentage" office:value="0.468638062193126" calcext:value-type="percentage">
            <text:p>47%</text:p>
          </table:table-cell>
          <table:table-cell table:formula="of:=COUNTIF([.$G$3:.$G1162];&quot;&gt;0&quot;)/COUNTIF([.$B$3:.$B1162];&quot;&gt;0&quot;)" office:value-type="percentage" office:value="0.67827868852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ulbi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63]-[.E1163]" office:value-type="float" office:value="2.2" calcext:value-type="float">
            <text:p>2.20</text:p>
          </table:table-cell>
          <table:table-cell table:formula="of:=SUM([.$H$2:.H1163])" office:value-type="float" office:value="-79.92" calcext:value-type="float">
            <text:p>-79.92</text:p>
          </table:table-cell>
          <table:table-cell table:formula="of:=SUM([.H$3:.H1163])/SUM([.E$3:.E1163])" office:value-type="percentage" office:value="-0.0211260904044409" calcext:value-type="percentage">
            <text:p>-2%</text:p>
          </table:table-cell>
          <table:table-cell table:formula="of:=[.O1163]-(1-[.O1163])/[.N1163]" office:value-type="percentage" office:value="-0.00696619043836222" calcext:value-type="percentage">
            <text:p>-0.7%</text:p>
          </table:table-cell>
          <table:table-cell table:formula="of:=AVERAGEIF([.$H$3:.$H1163];&quot;&gt;0&quot;)" office:value-type="float" office:value="1.8244089456869" calcext:value-type="float">
            <text:p>1.8</text:p>
          </table:table-cell>
          <table:table-cell table:formula="of:=AVERAGEIF([.$H$3:.$H1163];&quot;&lt;0&quot;)" office:value-type="float" office:value="-3.89171974522293" calcext:value-type="float">
            <text:p>-3.9</text:p>
          </table:table-cell>
          <table:table-cell table:formula="of:=[.L1163]/-[.M1163]" office:value-type="percentage" office:value="0.468792478678958" calcext:value-type="percentage">
            <text:p>47%</text:p>
          </table:table-cell>
          <table:table-cell table:formula="of:=COUNTIF([.$G$3:.$G1163];&quot;&gt;0&quot;)/COUNTIF([.$B$3:.$B1163];&quot;&gt;0&quot;)" office:value-type="percentage" office:value="0.6786079836233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1164]-[.E1164]" office:value-type="float" office:value="1.6" calcext:value-type="float">
            <text:p>1.60</text:p>
          </table:table-cell>
          <table:table-cell table:formula="of:=SUM([.$H$2:.H1164])" office:value-type="float" office:value="-78.32" calcext:value-type="float">
            <text:p>-78.32</text:p>
          </table:table-cell>
          <table:table-cell table:formula="of:=SUM([.H$3:.H1164])/SUM([.E$3:.E1164])" office:value-type="percentage" office:value="-0.0206812780565091" calcext:value-type="percentage">
            <text:p>-2%</text:p>
          </table:table-cell>
          <table:table-cell table:formula="of:=[.O1164]-(1-[.O1164])/[.N1164]" office:value-type="percentage" office:value="-0.00607095610996511" calcext:value-type="percentage">
            <text:p>-0.6%</text:p>
          </table:table-cell>
          <table:table-cell table:formula="of:=AVERAGEIF([.$H$3:.$H1164];&quot;&gt;0&quot;)" office:value-type="float" office:value="1.82405103668261" calcext:value-type="float">
            <text:p>1.8</text:p>
          </table:table-cell>
          <table:table-cell table:formula="of:=AVERAGEIF([.$H$3:.$H1164];&quot;&lt;0&quot;)" office:value-type="float" office:value="-3.89171974522293" calcext:value-type="float">
            <text:p>-3.9</text:p>
          </table:table-cell>
          <table:table-cell table:formula="of:=[.L1164]/-[.M1164]" office:value-type="percentage" office:value="0.468700511880803" calcext:value-type="percentage">
            <text:p>47%</text:p>
          </table:table-cell>
          <table:table-cell table:formula="of:=COUNTIF([.$G$3:.$G1164];&quot;&gt;0&quot;)/COUNTIF([.$B$3:.$B1164];&quot;&gt;0&quot;)" office:value-type="percentage" office:value="0.678936605316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66]-[.E1166]" office:value-type="float" office:value="6" calcext:value-type="float">
            <text:p>6.00</text:p>
          </table:table-cell>
          <table:table-cell table:formula="of:=SUM([.$H$2:.H1166])" office:value-type="float" office:value="-72.32" calcext:value-type="float">
            <text:p>-72.32</text:p>
          </table:table-cell>
          <table:table-cell table:formula="of:=SUM([.H$3:.H1166])/SUM([.E$3:.E1166])" office:value-type="percentage" office:value="-0.0190566534914361" calcext:value-type="percentage">
            <text:p>-2%</text:p>
          </table:table-cell>
          <table:table-cell table:formula="of:=[.O1166]-(1-[.O1166])/[.N1166]" office:value-type="percentage" office:value="-0.00255771308820585" calcext:value-type="percentage">
            <text:p>-0.3%</text:p>
          </table:table-cell>
          <table:table-cell table:formula="of:=AVERAGEIF([.$H$3:.$H1166];&quot;&gt;0&quot;)" office:value-type="float" office:value="1.83070063694267" calcext:value-type="float">
            <text:p>1.8</text:p>
          </table:table-cell>
          <table:table-cell table:formula="of:=AVERAGEIF([.$H$3:.$H1166];&quot;&lt;0&quot;)" office:value-type="float" office:value="-3.89171974522293" calcext:value-type="float">
            <text:p>-3.9</text:p>
          </table:table-cell>
          <table:table-cell table:formula="of:=[.L1166]/-[.M1166]" office:value-type="percentage" office:value="0.470409165302782" calcext:value-type="percentage">
            <text:p>47%</text:p>
          </table:table-cell>
          <table:table-cell table:formula="of:=COUNTIF([.$G$3:.$G1166];&quot;&gt;0&quot;)/COUNTIF([.$B$3:.$B1166];&quot;&gt;0&quot;)" office:value-type="percentage" office:value="0.679264555669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7]-[.E1167]" office:value-type="float" office:value="-4" calcext:value-type="float">
            <text:p>-4.00</text:p>
          </table:table-cell>
          <table:table-cell table:formula="of:=SUM([.$H$2:.H1167])" office:value-type="float" office:value="-76.32" calcext:value-type="float">
            <text:p>-76.32</text:p>
          </table:table-cell>
          <table:table-cell table:formula="of:=SUM([.H$3:.H1167])/SUM([.E$3:.E1167])" office:value-type="percentage" office:value="-0.0200894972361148" calcext:value-type="percentage">
            <text:p>-2%</text:p>
          </table:table-cell>
          <table:table-cell table:formula="of:=[.O1167]-(1-[.O1167])/[.N1167]" office:value-type="percentage" office:value="-0.00478464992565841" calcext:value-type="percentage">
            <text:p>-0.5%</text:p>
          </table:table-cell>
          <table:table-cell table:formula="of:=AVERAGEIF([.$H$3:.$H1167];&quot;&gt;0&quot;)" office:value-type="float" office:value="1.83070063694267" calcext:value-type="float">
            <text:p>1.8</text:p>
          </table:table-cell>
          <table:table-cell table:formula="of:=AVERAGEIF([.$H$3:.$H1167];&quot;&lt;0&quot;)" office:value-type="float" office:value="-3.89206349206349" calcext:value-type="float">
            <text:p>-3.9</text:p>
          </table:table-cell>
          <table:table-cell table:formula="of:=[.L1167]/-[.M1167]" office:value-type="percentage" office:value="0.470367618790328" calcext:value-type="percentage">
            <text:p>47%</text:p>
          </table:table-cell>
          <table:table-cell table:formula="of:=COUNTIF([.$G$3:.$G1167];&quot;&gt;0&quot;)/COUNTIF([.$B$3:.$B1167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fokina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8]-[.E1168]" office:value-type="float" office:value="-6" calcext:value-type="float">
            <text:p>-6.00</text:p>
          </table:table-cell>
          <table:table-cell table:formula="of:=SUM([.$H$2:.H1168])" office:value-type="float" office:value="-82.32" calcext:value-type="float">
            <text:p>-82.32</text:p>
          </table:table-cell>
          <table:table-cell table:formula="of:=SUM([.H$3:.H1168])/SUM([.E$3:.E1168])" office:value-type="percentage" office:value="-0.021634691195795" calcext:value-type="percentage">
            <text:p>-2%</text:p>
          </table:table-cell>
          <table:table-cell table:formula="of:=[.O1168]-(1-[.O1168])/[.N1168]" office:value-type="percentage" office:value="-0.00812068363693452" calcext:value-type="percentage">
            <text:p>-0.8%</text:p>
          </table:table-cell>
          <table:table-cell table:formula="of:=AVERAGEIF([.$H$3:.$H1168];&quot;&gt;0&quot;)" office:value-type="float" office:value="1.83070063694267" calcext:value-type="float">
            <text:p>1.8</text:p>
          </table:table-cell>
          <table:table-cell table:formula="of:=AVERAGEIF([.$H$3:.$H1168];&quot;&lt;0&quot;)" office:value-type="float" office:value="-3.89873417721519" calcext:value-type="float">
            <text:p>-3.9</text:p>
          </table:table-cell>
          <table:table-cell table:formula="of:=[.L1168]/-[.M1168]" office:value-type="percentage" office:value="0.469562825709322" calcext:value-type="percentage">
            <text:p>47%</text:p>
          </table:table-cell>
          <table:table-cell table:formula="of:=COUNTIF([.$G$3:.$G1168];&quot;&gt;0&quot;)/COUNTIF([.$B$3:.$B1168];&quot;&gt;0&quot;)" office:value-type="percentage" office:value="0.67787971457696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Ramos-vinolas</text:p>
          </table:table-cell>
          <table:table-cell office:value-type="float" office:value="6" calcext:value-type="float">
            <text:p>6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1169]-[.E1169]" office:value-type="float" office:value="-6" calcext:value-type="float">
            <text:p>-6.00</text:p>
          </table:table-cell>
          <table:table-cell table:formula="of:=SUM([.$H$2:.H1169])" office:value-type="float" office:value="-88.32" calcext:value-type="float">
            <text:p>-88.32</text:p>
          </table:table-cell>
          <table:table-cell table:formula="of:=SUM([.H$3:.H1169])/SUM([.E$3:.E1169])" office:value-type="percentage" office:value="-0.023175019679874" calcext:value-type="percentage">
            <text:p>-2%</text:p>
          </table:table-cell>
          <table:table-cell table:formula="of:=[.O1169]-(1-[.O1169])/[.N1169]" office:value-type="percentage" office:value="-0.0114499229821998" calcext:value-type="percentage">
            <text:p>-1.1%</text:p>
          </table:table-cell>
          <table:table-cell table:formula="of:=AVERAGEIF([.$H$3:.$H1169];&quot;&gt;0&quot;)" office:value-type="float" office:value="1.83070063694267" calcext:value-type="float">
            <text:p>1.8</text:p>
          </table:table-cell>
          <table:table-cell table:formula="of:=AVERAGEIF([.$H$3:.$H1169];&quot;&lt;0&quot;)" office:value-type="float" office:value="-3.90536277602524" calcext:value-type="float">
            <text:p>-3.9</text:p>
          </table:table-cell>
          <table:table-cell table:formula="of:=[.L1169]/-[.M1169]" office:value-type="percentage" office:value="0.468765833530555" calcext:value-type="percentage">
            <text:p>47%</text:p>
          </table:table-cell>
          <table:table-cell table:formula="of:=COUNTIF([.$G$3:.$G1169];&quot;&gt;0&quot;)/COUNTIF([.$B$3:.$B1169];&quot;&gt;0&quot;)" office:value-type="percentage" office:value="0.6771894093686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uusuvuori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70]-[.E1170]" office:value-type="float" office:value="-2" calcext:value-type="float">
            <text:p>-2.00</text:p>
          </table:table-cell>
          <table:table-cell table:formula="of:=SUM([.$H$2:.H1170])" office:value-type="float" office:value="-90.32" calcext:value-type="float">
            <text:p>-90.32</text:p>
          </table:table-cell>
          <table:table-cell table:formula="of:=SUM([.H$3:.H1170])/SUM([.E$3:.E1170])" office:value-type="percentage" office:value="-0.0236873852609494" calcext:value-type="percentage">
            <text:p>-2%</text:p>
          </table:table-cell>
          <table:table-cell table:formula="of:=[.O1170]-(1-[.O1170])/[.N1170]" office:value-type="percentage" office:value="-0.0125496462618679" calcext:value-type="percentage">
            <text:p>-1.3%</text:p>
          </table:table-cell>
          <table:table-cell table:formula="of:=AVERAGEIF([.$H$3:.$H1170];&quot;&gt;0&quot;)" office:value-type="float" office:value="1.83070063694267" calcext:value-type="float">
            <text:p>1.8</text:p>
          </table:table-cell>
          <table:table-cell table:formula="of:=AVERAGEIF([.$H$3:.$H1170];&quot;&lt;0&quot;)" office:value-type="float" office:value="-3.89937106918239" calcext:value-type="float">
            <text:p>-3.9</text:p>
          </table:table-cell>
          <table:table-cell table:formula="of:=[.L1170]/-[.M1170]" office:value-type="percentage" office:value="0.469486131086912" calcext:value-type="percentage">
            <text:p>47%</text:p>
          </table:table-cell>
          <table:table-cell table:formula="of:=COUNTIF([.$G$3:.$G1170];&quot;&gt;0&quot;)/COUNTIF([.$B$3:.$B1170];&quot;&gt;0&quot;)" office:value-type="percentage" office:value="0.6765005086469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0</text:p>
          </table:table-cell>
          <table:table-cell office:value-type="float" office:value="16.8" calcext:value-type="float">
            <text:p>16.80</text:p>
          </table:table-cell>
          <table:table-cell table:formula="of:=[.G1171]-[.E1171]" office:value-type="float" office:value="4.8" calcext:value-type="float">
            <text:p>4.80</text:p>
          </table:table-cell>
          <table:table-cell table:formula="of:=SUM([.$H$2:.H1171])" office:value-type="float" office:value="-85.52" calcext:value-type="float">
            <text:p>-85.52</text:p>
          </table:table-cell>
          <table:table-cell table:formula="of:=SUM([.H$3:.H1171])/SUM([.E$3:.E1171])" office:value-type="percentage" office:value="-0.0223581699346405" calcext:value-type="percentage">
            <text:p>-2%</text:p>
          </table:table-cell>
          <table:table-cell table:formula="of:=[.O1171]-(1-[.O1171])/[.N1171]" office:value-type="percentage" office:value="-0.00975021028015033" calcext:value-type="percentage">
            <text:p>-1.0%</text:p>
          </table:table-cell>
          <table:table-cell table:formula="of:=AVERAGEIF([.$H$3:.$H1171];&quot;&gt;0&quot;)" office:value-type="float" office:value="1.8354213036566" calcext:value-type="float">
            <text:p>1.8</text:p>
          </table:table-cell>
          <table:table-cell table:formula="of:=AVERAGEIF([.$H$3:.$H1171];&quot;&lt;0&quot;)" office:value-type="float" office:value="-3.89937106918239" calcext:value-type="float">
            <text:p>-3.9</text:p>
          </table:table-cell>
          <table:table-cell table:formula="of:=[.L1171]/-[.M1171]" office:value-type="percentage" office:value="0.470696753679676" calcext:value-type="percentage">
            <text:p>47%</text:p>
          </table:table-cell>
          <table:table-cell table:formula="of:=COUNTIF([.$G$3:.$G1171];&quot;&gt;0&quot;)/COUNTIF([.$B$3:.$B1171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ymer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72]-[.E1172]" office:value-type="float" office:value="6" calcext:value-type="float">
            <text:p>6.00</text:p>
          </table:table-cell>
          <table:table-cell table:formula="of:=SUM([.$H$2:.H1172])" office:value-type="float" office:value="-79.52" calcext:value-type="float">
            <text:p>-79.52</text:p>
          </table:table-cell>
          <table:table-cell table:formula="of:=SUM([.H$3:.H1172])/SUM([.E$3:.E1172])" office:value-type="percentage" office:value="-0.0207461518392904" calcext:value-type="percentage">
            <text:p>-2%</text:p>
          </table:table-cell>
          <table:table-cell table:formula="of:=[.O1172]-(1-[.O1172])/[.N1172]" office:value-type="percentage" office:value="-0.00626367804395334" calcext:value-type="percentage">
            <text:p>-0.6%</text:p>
          </table:table-cell>
          <table:table-cell table:formula="of:=AVERAGEIF([.$H$3:.$H1172];&quot;&gt;0&quot;)" office:value-type="float" office:value="1.84203174603175" calcext:value-type="float">
            <text:p>1.8</text:p>
          </table:table-cell>
          <table:table-cell table:formula="of:=AVERAGEIF([.$H$3:.$H1172];&quot;&lt;0&quot;)" office:value-type="float" office:value="-3.89937106918239" calcext:value-type="float">
            <text:p>-3.9</text:p>
          </table:table-cell>
          <table:table-cell table:formula="of:=[.L1172]/-[.M1172]" office:value-type="percentage" office:value="0.472392012288786" calcext:value-type="percentage">
            <text:p>47%</text:p>
          </table:table-cell>
          <table:table-cell table:formula="of:=COUNTIF([.$G$3:.$G1172];&quot;&gt;0&quot;)/COUNTIF([.$B$3:.$B1172];&quot;&gt;0&quot;)" office:value-type="percentage" office:value="0.6771573604060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aire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1173]-[.E1173]" office:value-type="float" office:value="2.04" calcext:value-type="float">
            <text:p>2.04</text:p>
          </table:table-cell>
          <table:table-cell table:formula="of:=SUM([.$H$2:.H1173])" office:value-type="float" office:value="-77.48" calcext:value-type="float">
            <text:p>-77.48</text:p>
          </table:table-cell>
          <table:table-cell table:formula="of:=SUM([.H$3:.H1173])/SUM([.E$3:.E1173])" office:value-type="percentage" office:value="-0.0201981230448384" calcext:value-type="percentage">
            <text:p>-2%</text:p>
          </table:table-cell>
          <table:table-cell table:formula="of:=[.O1173]-(1-[.O1173])/[.N1173]" office:value-type="percentage" office:value="-0.00512686331065559" calcext:value-type="percentage">
            <text:p>-0.5%</text:p>
          </table:table-cell>
          <table:table-cell table:formula="of:=AVERAGEIF([.$H$3:.$H1173];&quot;&gt;0&quot;)" office:value-type="float" office:value="1.84234548335975" calcext:value-type="float">
            <text:p>1.8</text:p>
          </table:table-cell>
          <table:table-cell table:formula="of:=AVERAGEIF([.$H$3:.$H1173];&quot;&lt;0&quot;)" office:value-type="float" office:value="-3.89937106918239" calcext:value-type="float">
            <text:p>-3.9</text:p>
          </table:table-cell>
          <table:table-cell table:formula="of:=[.L1173]/-[.M1173]" office:value-type="percentage" office:value="0.47247247073258" calcext:value-type="percentage">
            <text:p>47%</text:p>
          </table:table-cell>
          <table:table-cell table:formula="of:=COUNTIF([.$G$3:.$G1173];&quot;&gt;0&quot;)/COUNTIF([.$B$3:.$B1173];&quot;&gt;0&quot;)" office:value-type="percentage" office:value="0.677484787018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174]-[.E1174]" office:value-type="float" office:value="-1" calcext:value-type="float">
            <text:p>-1.00</text:p>
          </table:table-cell>
          <table:table-cell table:formula="of:=SUM([.$H$2:.H1174])" office:value-type="float" office:value="-78.48" calcext:value-type="float">
            <text:p>-78.48</text:p>
          </table:table-cell>
          <table:table-cell table:formula="of:=SUM([.H$3:.H1174])/SUM([.E$3:.E1174])" office:value-type="percentage" office:value="-0.020453479280688" calcext:value-type="percentage">
            <text:p>-2%</text:p>
          </table:table-cell>
          <table:table-cell table:formula="of:=[.O1174]-(1-[.O1174])/[.N1174]" office:value-type="percentage" office:value="-0.00567160444272663" calcext:value-type="percentage">
            <text:p>-0.6%</text:p>
          </table:table-cell>
          <table:table-cell table:formula="of:=AVERAGEIF([.$H$3:.$H1174];&quot;&gt;0&quot;)" office:value-type="float" office:value="1.84234548335975" calcext:value-type="float">
            <text:p>1.8</text:p>
          </table:table-cell>
          <table:table-cell table:formula="of:=AVERAGEIF([.$H$3:.$H1174];&quot;&lt;0&quot;)" office:value-type="float" office:value="-3.89028213166144" calcext:value-type="float">
            <text:p>-3.9</text:p>
          </table:table-cell>
          <table:table-cell table:formula="of:=[.L1174]/-[.M1174]" office:value-type="percentage" office:value="0.473576316834616" calcext:value-type="percentage">
            <text:p>47%</text:p>
          </table:table-cell>
          <table:table-cell table:formula="of:=COUNTIF([.$G$3:.$G1174];&quot;&gt;0&quot;)/COUNTIF([.$B$3:.$B1174];&quot;&gt;0&quot;)" office:value-type="percentage" office:value="0.6767983789260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cdonald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175]-[.E1175]" office:value-type="float" office:value="3.9" calcext:value-type="float">
            <text:p>3.90</text:p>
          </table:table-cell>
          <table:table-cell table:formula="of:=SUM([.$H$2:.H1175])" office:value-type="float" office:value="-74.58" calcext:value-type="float">
            <text:p>-74.58</text:p>
          </table:table-cell>
          <table:table-cell table:formula="of:=SUM([.H$3:.H1175])/SUM([.E$3:.E1175])" office:value-type="percentage" office:value="-0.0194067135050742" calcext:value-type="percentage">
            <text:p>-2%</text:p>
          </table:table-cell>
          <table:table-cell table:formula="of:=[.O1175]-(1-[.O1175])/[.N1175]" office:value-type="percentage" office:value="-0.00345100725865488" calcext:value-type="percentage">
            <text:p>-0.3%</text:p>
          </table:table-cell>
          <table:table-cell table:formula="of:=AVERAGEIF([.$H$3:.$H1175];&quot;&gt;0&quot;)" office:value-type="float" office:value="1.84560126582278" calcext:value-type="float">
            <text:p>1.8</text:p>
          </table:table-cell>
          <table:table-cell table:formula="of:=AVERAGEIF([.$H$3:.$H1175];&quot;&lt;0&quot;)" office:value-type="float" office:value="-3.89028213166144" calcext:value-type="float">
            <text:p>-3.9</text:p>
          </table:table-cell>
          <table:table-cell table:formula="of:=[.L1175]/-[.M1175]" office:value-type="percentage" office:value="0.47441321820908" calcext:value-type="percentage">
            <text:p>47%</text:p>
          </table:table-cell>
          <table:table-cell table:formula="of:=COUNTIF([.$G$3:.$G1175];&quot;&gt;0&quot;)/COUNTIF([.$B$3:.$B1175];&quot;&gt;0&quot;)" office:value-type="percentage" office:value="0.677125506072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176]-[.E1176]" office:value-type="float" office:value="2.1" calcext:value-type="float">
            <text:p>2.10</text:p>
          </table:table-cell>
          <table:table-cell table:formula="of:=SUM([.$H$2:.H1176])" office:value-type="float" office:value="-72.48" calcext:value-type="float">
            <text:p>-72.48</text:p>
          </table:table-cell>
          <table:table-cell table:formula="of:=SUM([.H$3:.H1176])/SUM([.E$3:.E1176])" office:value-type="percentage" office:value="-0.0188455538221529" calcext:value-type="percentage">
            <text:p>-2%</text:p>
          </table:table-cell>
          <table:table-cell table:formula="of:=[.O1176]-(1-[.O1176])/[.N1176]" office:value-type="percentage" office:value="-0.00228837688333394" calcext:value-type="percentage">
            <text:p>-0.2%</text:p>
          </table:table-cell>
          <table:table-cell table:formula="of:=AVERAGEIF([.$H$3:.$H1176];&quot;&gt;0&quot;)" office:value-type="float" office:value="1.84600315955766" calcext:value-type="float">
            <text:p>1.8</text:p>
          </table:table-cell>
          <table:table-cell table:formula="of:=AVERAGEIF([.$H$3:.$H1176];&quot;&lt;0&quot;)" office:value-type="float" office:value="-3.89028213166144" calcext:value-type="float">
            <text:p>-3.9</text:p>
          </table:table-cell>
          <table:table-cell table:formula="of:=[.L1176]/-[.M1176]" office:value-type="percentage" office:value="0.474516525301284" calcext:value-type="percentage">
            <text:p>47%</text:p>
          </table:table-cell>
          <table:table-cell table:formula="of:=COUNTIF([.$G$3:.$G1176];&quot;&gt;0&quot;)/COUNTIF([.$B$3:.$B1176];&quot;&gt;0&quot;)" office:value-type="percentage" office:value="0.67745197168857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ignacio londero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78]-[.E1178]" office:value-type="float" office:value="-3" calcext:value-type="float">
            <text:p>-3.00</text:p>
          </table:table-cell>
          <table:table-cell table:formula="of:=SUM([.$H$2:.H1178])" office:value-type="float" office:value="-75.48" calcext:value-type="float">
            <text:p>-75.48</text:p>
          </table:table-cell>
          <table:table-cell table:formula="of:=SUM([.H$3:.H1178])/SUM([.E$3:.E1178])" office:value-type="percentage" office:value="-0.0196102883865939" calcext:value-type="percentage">
            <text:p>-2%</text:p>
          </table:table-cell>
          <table:table-cell table:formula="of:=[.O1178]-(1-[.O1178])/[.N1178]" office:value-type="percentage" office:value="-0.00392761351923399" calcext:value-type="percentage">
            <text:p>-0.4%</text:p>
          </table:table-cell>
          <table:table-cell table:formula="of:=AVERAGEIF([.$H$3:.$H1178];&quot;&gt;0&quot;)" office:value-type="float" office:value="1.84600315955766" calcext:value-type="float">
            <text:p>1.8</text:p>
          </table:table-cell>
          <table:table-cell table:formula="of:=AVERAGEIF([.$H$3:.$H1178];&quot;&lt;0&quot;)" office:value-type="float" office:value="-3.8875" calcext:value-type="float">
            <text:p>-3.9</text:p>
          </table:table-cell>
          <table:table-cell table:formula="of:=[.L1178]/-[.M1178]" office:value-type="percentage" office:value="0.474856118214189" calcext:value-type="percentage">
            <text:p>47%</text:p>
          </table:table-cell>
          <table:table-cell table:formula="of:=COUNTIF([.$G$3:.$G1178];&quot;&gt;0&quot;)/COUNTIF([.$B$3:.$B1178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unar</text:p>
          </table:table-cell>
          <table:table-cell office:value-type="float" office:value="12" calcext:value-type="float">
            <text:p>12</text:p>
          </table:table-cell>
          <table:table-cell office:value-type="float" office:value="1.52" calcext:value-type="float">
            <text:p>1.52</text:p>
          </table:table-cell>
          <table:table-cell office:value-type="float" office:value="18.24" calcext:value-type="float">
            <text:p>18.24</text:p>
          </table:table-cell>
          <table:table-cell table:formula="of:=[.G1179]-[.E1179]" office:value-type="float" office:value="6.24" calcext:value-type="float">
            <text:p>6.24</text:p>
          </table:table-cell>
          <table:table-cell table:formula="of:=SUM([.$H$2:.H1179])" office:value-type="float" office:value="-69.24" calcext:value-type="float">
            <text:p>-69.24</text:p>
          </table:table-cell>
          <table:table-cell table:formula="of:=SUM([.H$3:.H1179])/SUM([.E$3:.E1179])" office:value-type="percentage" office:value="-0.0179331779331779" calcext:value-type="percentage">
            <text:p>-2%</text:p>
          </table:table-cell>
          <table:table-cell table:formula="of:=[.O1179]-(1-[.O1179])/[.N1179]" office:value-type="percentage" office:value="-0.000371108714169566" calcext:value-type="percentage">
            <text:p>0.0%</text:p>
          </table:table-cell>
          <table:table-cell table:formula="of:=AVERAGEIF([.$H$3:.$H1179];&quot;&gt;0&quot;)" office:value-type="float" office:value="1.85293375394322" calcext:value-type="float">
            <text:p>1.9</text:p>
          </table:table-cell>
          <table:table-cell table:formula="of:=AVERAGEIF([.$H$3:.$H1179];&quot;&lt;0&quot;)" office:value-type="float" office:value="-3.8875" calcext:value-type="float">
            <text:p>-3.9</text:p>
          </table:table-cell>
          <table:table-cell table:formula="of:=[.L1179]/-[.M1179]" office:value-type="percentage" office:value="0.476638907766744" calcext:value-type="percentage">
            <text:p>48%</text:p>
          </table:table-cell>
          <table:table-cell table:formula="of:=COUNTIF([.$G$3:.$G1179];&quot;&gt;0&quot;)/COUNTIF([.$B$3:.$B1179];&quot;&gt;0&quot;)" office:value-type="percentage" office:value="0.677093844601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domingue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2" calcext:value-type="float">
            <text:p>2.00</text:p>
          </table:table-cell>
          <table:table-cell table:formula="of:=[.G1180]-[.E1180]" office:value-type="float" office:value="0" calcext:value-type="float">
            <text:p>0.00</text:p>
          </table:table-cell>
          <table:table-cell table:formula="of:=SUM([.$H$2:.H1180])" office:value-type="float" office:value="-69.24" calcext:value-type="float">
            <text:p>-69.24</text:p>
          </table:table-cell>
          <table:table-cell table:formula="of:=SUM([.H$3:.H1180])/SUM([.E$3:.E1180])" office:value-type="percentage" office:value="-0.0179238933471395" calcext:value-type="percentage">
            <text:p>-2%</text:p>
          </table:table-cell>
          <table:table-cell table:formula="of:=[.O1180]-(1-[.O1180])/[.N1180]" office:value-type="percentage" office:value="0.000637329903485528" calcext:value-type="percentage">
            <text:p>0.1%</text:p>
          </table:table-cell>
          <table:table-cell table:formula="of:=AVERAGEIF([.$H$3:.$H1180];&quot;&gt;0&quot;)" office:value-type="float" office:value="1.85293375394322" calcext:value-type="float">
            <text:p>1.9</text:p>
          </table:table-cell>
          <table:table-cell table:formula="of:=AVERAGEIF([.$H$3:.$H1180];&quot;&lt;0&quot;)" office:value-type="float" office:value="-3.8875" calcext:value-type="float">
            <text:p>-3.9</text:p>
          </table:table-cell>
          <table:table-cell table:formula="of:=[.L1180]/-[.M1180]" office:value-type="percentage" office:value="0.476638907766744" calcext:value-type="percentage">
            <text:p>48%</text:p>
          </table:table-cell>
          <table:table-cell table:formula="of:=COUNTIF([.$G$3:.$G1180];&quot;&gt;0&quot;)/COUNTIF([.$B$3:.$B1180];&quot;&gt;0&quot;)" office:value-type="percentage" office:value="0.677419354838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pell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81]-[.E1181]" office:value-type="float" office:value="-5" calcext:value-type="float">
            <text:p>-5.00</text:p>
          </table:table-cell>
          <table:table-cell table:formula="of:=SUM([.$H$2:.H1181])" office:value-type="float" office:value="-74.24" calcext:value-type="float">
            <text:p>-74.24</text:p>
          </table:table-cell>
          <table:table-cell table:formula="of:=SUM([.H$3:.H1181])/SUM([.E$3:.E1181])" office:value-type="percentage" office:value="-0.0191933815925543" calcext:value-type="percentage">
            <text:p>-2%</text:p>
          </table:table-cell>
          <table:table-cell table:formula="of:=[.O1181]-(1-[.O1181])/[.N1181]" office:value-type="percentage" office:value="-0.00208075754634685" calcext:value-type="percentage">
            <text:p>-0.2%</text:p>
          </table:table-cell>
          <table:table-cell table:formula="of:=AVERAGEIF([.$H$3:.$H1181];&quot;&gt;0&quot;)" office:value-type="float" office:value="1.85293375394322" calcext:value-type="float">
            <text:p>1.9</text:p>
          </table:table-cell>
          <table:table-cell table:formula="of:=AVERAGEIF([.$H$3:.$H1181];&quot;&lt;0&quot;)" office:value-type="float" office:value="-3.89096573208723" calcext:value-type="float">
            <text:p>-3.9</text:p>
          </table:table-cell>
          <table:table-cell table:formula="of:=[.L1181]/-[.M1181]" office:value-type="percentage" office:value="0.476214359500218" calcext:value-type="percentage">
            <text:p>48%</text:p>
          </table:table-cell>
          <table:table-cell table:formula="of:=COUNTIF([.$G$3:.$G1181];&quot;&gt;0&quot;)/COUNTIF([.$B$3:.$B1181];&quot;&gt;0&quot;)" office:value-type="percentage" office:value="0.676737160120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cilic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1182]-[.E1182]" office:value-type="float" office:value="0.78" calcext:value-type="float">
            <text:p>0.78</text:p>
          </table:table-cell>
          <table:table-cell table:formula="of:=SUM([.$H$2:.H1182])" office:value-type="float" office:value="-73.46" calcext:value-type="float">
            <text:p>-73.46</text:p>
          </table:table-cell>
          <table:table-cell table:formula="of:=SUM([.H$3:.H1182])/SUM([.E$3:.E1182])" office:value-type="percentage" office:value="-0.018977008524929" calcext:value-type="percentage">
            <text:p>-2%</text:p>
          </table:table-cell>
          <table:table-cell table:formula="of:=[.O1182]-(1-[.O1182])/[.N1182]" office:value-type="percentage" office:value="-0.0016915724402391" calcext:value-type="percentage">
            <text:p>-0.2%</text:p>
          </table:table-cell>
          <table:table-cell table:formula="of:=AVERAGEIF([.$H$3:.$H1182];&quot;&gt;0&quot;)" office:value-type="float" office:value="1.85124409448819" calcext:value-type="float">
            <text:p>1.9</text:p>
          </table:table-cell>
          <table:table-cell table:formula="of:=AVERAGEIF([.$H$3:.$H1182];&quot;&lt;0&quot;)" office:value-type="float" office:value="-3.89096573208723" calcext:value-type="float">
            <text:p>-3.9</text:p>
          </table:table-cell>
          <table:table-cell table:formula="of:=[.L1182]/-[.M1182]" office:value-type="percentage" office:value="0.475780107550607" calcext:value-type="percentage">
            <text:p>48%</text:p>
          </table:table-cell>
          <table:table-cell table:formula="of:=COUNTIF([.$G$3:.$G1182];&quot;&gt;0&quot;)/COUNTIF([.$B$3:.$B1182];&quot;&gt;0&quot;)" office:value-type="percentage" office:value="0.677062374245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imon</text:p>
          </table:table-cell>
          <table:table-cell office:value-type="float" office:value="8" calcext:value-type="float">
            <text:p>8</text:p>
          </table:table-cell>
          <table:table-cell office:value-type="float" office:value="1.22" calcext:value-type="float">
            <text:p>1.22</text:p>
          </table:table-cell>
          <table:table-cell office:value-type="float" office:value="9.76" calcext:value-type="float">
            <text:p>9.76</text:p>
          </table:table-cell>
          <table:table-cell table:formula="of:=[.G1183]-[.E1183]" office:value-type="float" office:value="1.76" calcext:value-type="float">
            <text:p>1.76</text:p>
          </table:table-cell>
          <table:table-cell table:formula="of:=SUM([.$H$2:.H1183])" office:value-type="float" office:value="-71.7" calcext:value-type="float">
            <text:p>-71.70</text:p>
          </table:table-cell>
          <table:table-cell table:formula="of:=SUM([.H$3:.H1183])/SUM([.E$3:.E1183])" office:value-type="percentage" office:value="-0.0184841453982985" calcext:value-type="percentage">
            <text:p>-2%</text:p>
          </table:table-cell>
          <table:table-cell table:formula="of:=[.O1183]-(1-[.O1183])/[.N1183]" office:value-type="percentage" office:value="-0.000737399731179811" calcext:value-type="percentage">
            <text:p>-0.1%</text:p>
          </table:table-cell>
          <table:table-cell table:formula="of:=AVERAGEIF([.$H$3:.$H1183];&quot;&gt;0&quot;)" office:value-type="float" office:value="1.85110062893082" calcext:value-type="float">
            <text:p>1.9</text:p>
          </table:table-cell>
          <table:table-cell table:formula="of:=AVERAGEIF([.$H$3:.$H1183];&quot;&lt;0&quot;)" office:value-type="float" office:value="-3.89096573208723" calcext:value-type="float">
            <text:p>-3.9</text:p>
          </table:table-cell>
          <table:table-cell table:formula="of:=[.L1183]/-[.M1183]" office:value-type="percentage" office:value="0.475743236098312" calcext:value-type="percentage">
            <text:p>48%</text:p>
          </table:table-cell>
          <table:table-cell table:formula="of:=COUNTIF([.$G$3:.$G1183];&quot;&gt;0&quot;)/COUNTIF([.$B$3:.$B1183];&quot;&gt;0&quot;)" office:value-type="percentage" office:value="0.6773869346733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fritz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184]-[.E1184]" office:value-type="float" office:value="-8" calcext:value-type="float">
            <text:p>-8.00</text:p>
          </table:table-cell>
          <table:table-cell table:formula="of:=SUM([.$H$2:.H1184])" office:value-type="float" office:value="-79.7" calcext:value-type="float">
            <text:p>-79.70</text:p>
          </table:table-cell>
          <table:table-cell table:formula="of:=SUM([.H$3:.H1184])/SUM([.E$3:.E1184])" office:value-type="percentage" office:value="-0.0205042449189606" calcext:value-type="percentage">
            <text:p>-2%</text:p>
          </table:table-cell>
          <table:table-cell table:formula="of:=[.O1184]-(1-[.O1184])/[.N1184]" office:value-type="percentage" office:value="-0.00507576897243311" calcext:value-type="percentage">
            <text:p>-0.5%</text:p>
          </table:table-cell>
          <table:table-cell table:formula="of:=AVERAGEIF([.$H$3:.$H1184];&quot;&gt;0&quot;)" office:value-type="float" office:value="1.85110062893082" calcext:value-type="float">
            <text:p>1.9</text:p>
          </table:table-cell>
          <table:table-cell table:formula="of:=AVERAGEIF([.$H$3:.$H1184];&quot;&lt;0&quot;)" office:value-type="float" office:value="-3.90372670807453" calcext:value-type="float">
            <text:p>-3.9</text:p>
          </table:table-cell>
          <table:table-cell table:formula="of:=[.L1184]/-[.M1184]" office:value-type="percentage" office:value="0.474188068827146" calcext:value-type="percentage">
            <text:p>47%</text:p>
          </table:table-cell>
          <table:table-cell table:formula="of:=COUNTIF([.$G$3:.$G1184];&quot;&gt;0&quot;)/COUNTIF([.$B$3:.$B1184];&quot;&gt;0&quot;)" office:value-type="percentage" office:value="0.676706827309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tebec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185]-[.E1185]" office:value-type="float" office:value="0.56" calcext:value-type="float">
            <text:p>0.56</text:p>
          </table:table-cell>
          <table:table-cell table:formula="of:=SUM([.$H$2:.H1185])" office:value-type="float" office:value="-79.14" calcext:value-type="float">
            <text:p>-79.14</text:p>
          </table:table-cell>
          <table:table-cell table:formula="of:=SUM([.H$3:.H1185])/SUM([.E$3:.E1185])" office:value-type="percentage" office:value="-0.020349704294163" calcext:value-type="percentage">
            <text:p>-2%</text:p>
          </table:table-cell>
          <table:table-cell table:formula="of:=[.O1185]-(1-[.O1185])/[.N1185]" office:value-type="percentage" office:value="-0.0048142491761366" calcext:value-type="percentage">
            <text:p>-0.5%</text:p>
          </table:table-cell>
          <table:table-cell table:formula="of:=AVERAGEIF([.$H$3:.$H1185];&quot;&gt;0&quot;)" office:value-type="float" office:value="1.8490737833595" calcext:value-type="float">
            <text:p>1.8</text:p>
          </table:table-cell>
          <table:table-cell table:formula="of:=AVERAGEIF([.$H$3:.$H1185];&quot;&lt;0&quot;)" office:value-type="float" office:value="-3.90372670807453" calcext:value-type="float">
            <text:p>-3.9</text:p>
          </table:table-cell>
          <table:table-cell table:formula="of:=[.L1185]/-[.M1185]" office:value-type="percentage" office:value="0.473668860971963" calcext:value-type="percentage">
            <text:p>47%</text:p>
          </table:table-cell>
          <table:table-cell table:formula="of:=COUNTIF([.$G$3:.$G1185];&quot;&gt;0&quot;)/COUNTIF([.$B$3:.$B1185];&quot;&gt;0&quot;)" office:value-type="percentage" office:value="0.677031093279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ecmanovic</text:p>
          </table:table-cell>
          <table:table-cell office:value-type="float" office:value="11" calcext:value-type="float">
            <text:p>11</text:p>
          </table:table-cell>
          <table:table-cell office:value-type="float" office:value="1.45" calcext:value-type="float">
            <text:p>1.45</text:p>
          </table:table-cell>
          <table:table-cell office:value-type="float" office:value="11" calcext:value-type="float">
            <text:p>11.00</text:p>
          </table:table-cell>
          <table:table-cell table:formula="of:=[.G1186]-[.E1186]" office:value-type="float" office:value="0" calcext:value-type="float">
            <text:p>0.00</text:p>
          </table:table-cell>
          <table:table-cell table:formula="of:=SUM([.$H$2:.H1186])" office:value-type="float" office:value="-79.14" calcext:value-type="float">
            <text:p>-79.14</text:p>
          </table:table-cell>
          <table:table-cell table:formula="of:=SUM([.H$3:.H1186])/SUM([.E$3:.E1186])" office:value-type="percentage" office:value="-0.0202923076923077" calcext:value-type="percentage">
            <text:p>-2%</text:p>
          </table:table-cell>
          <table:table-cell table:formula="of:=[.O1186]-(1-[.O1186])/[.N1186]" office:value-type="percentage" office:value="-0.00380742127115052" calcext:value-type="percentage">
            <text:p>-0.4%</text:p>
          </table:table-cell>
          <table:table-cell table:formula="of:=AVERAGEIF([.$H$3:.$H1186];&quot;&gt;0&quot;)" office:value-type="float" office:value="1.8490737833595" calcext:value-type="float">
            <text:p>1.8</text:p>
          </table:table-cell>
          <table:table-cell table:formula="of:=AVERAGEIF([.$H$3:.$H1186];&quot;&lt;0&quot;)" office:value-type="float" office:value="-3.90372670807453" calcext:value-type="float">
            <text:p>-3.9</text:p>
          </table:table-cell>
          <table:table-cell table:formula="of:=[.L1186]/-[.M1186]" office:value-type="percentage" office:value="0.473668860971963" calcext:value-type="percentage">
            <text:p>47%</text:p>
          </table:table-cell>
          <table:table-cell table:formula="of:=COUNTIF([.$G$3:.$G1186];&quot;&gt;0&quot;)/COUNTIF([.$B$3:.$B1186];&quot;&gt;0&quot;)" office:value-type="percentage" office:value="0.6773547094188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187]-[.E1187]" office:value-type="float" office:value="-6" calcext:value-type="float">
            <text:p>-6.00</text:p>
          </table:table-cell>
          <table:table-cell table:formula="of:=SUM([.$H$2:.H1187])" office:value-type="float" office:value="-85.14" calcext:value-type="float">
            <text:p>-85.14</text:p>
          </table:table-cell>
          <table:table-cell table:formula="of:=SUM([.H$3:.H1187])/SUM([.E$3:.E1187])" office:value-type="percentage" office:value="-0.0217972350230415" calcext:value-type="percentage">
            <text:p>-2%</text:p>
          </table:table-cell>
          <table:table-cell table:formula="of:=[.O1187]-(1-[.O1187])/[.N1187]" office:value-type="percentage" office:value="-0.00705172596568915" calcext:value-type="percentage">
            <text:p>-0.7%</text:p>
          </table:table-cell>
          <table:table-cell table:formula="of:=AVERAGEIF([.$H$3:.$H1187];&quot;&gt;0&quot;)" office:value-type="float" office:value="1.8490737833595" calcext:value-type="float">
            <text:p>1.8</text:p>
          </table:table-cell>
          <table:table-cell table:formula="of:=AVERAGEIF([.$H$3:.$H1187];&quot;&lt;0&quot;)" office:value-type="float" office:value="-3.91021671826625" calcext:value-type="float">
            <text:p>-3.9</text:p>
          </table:table-cell>
          <table:table-cell table:formula="of:=[.L1187]/-[.M1187]" office:value-type="percentage" office:value="0.472882685688929" calcext:value-type="percentage">
            <text:p>47%</text:p>
          </table:table-cell>
          <table:table-cell table:formula="of:=COUNTIF([.$G$3:.$G1187];&quot;&gt;0&quot;)/COUNTIF([.$B$3:.$B1187];&quot;&gt;0&quot;)" office:value-type="percentage" office:value="0.676676676676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table:formula="of:=[.G1188]-[.E1188]" office:value-type="float" office:value="0" calcext:value-type="float">
            <text:p>0.00</text:p>
          </table:table-cell>
          <table:table-cell table:formula="of:=SUM([.$H$2:.H1188])" office:value-type="float" office:value="-85.14" calcext:value-type="float">
            <text:p>-85.14</text:p>
          </table:table-cell>
          <table:table-cell table:formula="of:=SUM([.H$3:.H1188])/SUM([.E$3:.E1188])" office:value-type="percentage" office:value="-0.0217916560020476" calcext:value-type="percentage">
            <text:p>-2%</text:p>
          </table:table-cell>
          <table:table-cell table:formula="of:=[.O1188]-(1-[.O1188])/[.N1188]" office:value-type="percentage" office:value="-0.00604467423972321" calcext:value-type="percentage">
            <text:p>-0.6%</text:p>
          </table:table-cell>
          <table:table-cell table:formula="of:=AVERAGEIF([.$H$3:.$H1188];&quot;&gt;0&quot;)" office:value-type="float" office:value="1.8490737833595" calcext:value-type="float">
            <text:p>1.8</text:p>
          </table:table-cell>
          <table:table-cell table:formula="of:=AVERAGEIF([.$H$3:.$H1188];&quot;&lt;0&quot;)" office:value-type="float" office:value="-3.91021671826625" calcext:value-type="float">
            <text:p>-3.9</text:p>
          </table:table-cell>
          <table:table-cell table:formula="of:=[.L1188]/-[.M1188]" office:value-type="percentage" office:value="0.472882685688929" calcext:value-type="percentage">
            <text:p>47%</text:p>
          </table:table-cell>
          <table:table-cell table:formula="of:=COUNTIF([.$G$3:.$G1188];&quot;&gt;0&quot;)/COUNTIF([.$B$3:.$B1188];&quot;&gt;0&quot;)" office:value-type="percentage" office:value="0.6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1190]-[.E1190]" office:value-type="float" office:value="1.44" calcext:value-type="float">
            <text:p>1.44</text:p>
          </table:table-cell>
          <table:table-cell table:formula="of:=SUM([.$H$2:.H1190])" office:value-type="float" office:value="-83.7" calcext:value-type="float">
            <text:p>-83.70</text:p>
          </table:table-cell>
          <table:table-cell table:formula="of:=SUM([.H$3:.H1190])/SUM([.E$3:.E1190])" office:value-type="percentage" office:value="-0.0214066496163683" calcext:value-type="percentage">
            <text:p>-2%</text:p>
          </table:table-cell>
          <table:table-cell table:formula="of:=[.O1190]-(1-[.O1190])/[.N1190]" office:value-type="percentage" office:value="-0.00527633140199946" calcext:value-type="percentage">
            <text:p>-0.5%</text:p>
          </table:table-cell>
          <table:table-cell table:formula="of:=AVERAGEIF([.$H$3:.$H1190];&quot;&gt;0&quot;)" office:value-type="float" office:value="1.84843260188088" calcext:value-type="float">
            <text:p>1.8</text:p>
          </table:table-cell>
          <table:table-cell table:formula="of:=AVERAGEIF([.$H$3:.$H1190];&quot;&lt;0&quot;)" office:value-type="float" office:value="-3.91021671826625" calcext:value-type="float">
            <text:p>-3.9</text:p>
          </table:table-cell>
          <table:table-cell table:formula="of:=[.L1190]/-[.M1190]" office:value-type="percentage" office:value="0.472718709744674" calcext:value-type="percentage">
            <text:p>47%</text:p>
          </table:table-cell>
          <table:table-cell table:formula="of:=COUNTIF([.$G$3:.$G1190];&quot;&gt;0&quot;)/COUNTIF([.$B$3:.$B1190];&quot;&gt;0&quot;)" office:value-type="percentage" office:value="0.677322677322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3.4" calcext:value-type="float">
            <text:p>3.40</text:p>
          </table:table-cell>
          <table:table-cell table:formula="of:=[.G1191]-[.E1191]" office:value-type="float" office:value="1.4" calcext:value-type="float">
            <text:p>1.40</text:p>
          </table:table-cell>
          <table:table-cell table:formula="of:=SUM([.$H$2:.H1191])" office:value-type="float" office:value="-82.3" calcext:value-type="float">
            <text:p>-82.30</text:p>
          </table:table-cell>
          <table:table-cell table:formula="of:=SUM([.H$3:.H1191])/SUM([.E$3:.E1191])" office:value-type="percentage" office:value="-0.0210378323108384" calcext:value-type="percentage">
            <text:p>-2%</text:p>
          </table:table-cell>
          <table:table-cell table:formula="of:=[.O1191]-(1-[.O1191])/[.N1191]" office:value-type="percentage" office:value="-0.00453205556364211" calcext:value-type="percentage">
            <text:p>-0.5%</text:p>
          </table:table-cell>
          <table:table-cell table:formula="of:=AVERAGEIF([.$H$3:.$H1191];&quot;&gt;0&quot;)" office:value-type="float" office:value="1.84773082942097" calcext:value-type="float">
            <text:p>1.8</text:p>
          </table:table-cell>
          <table:table-cell table:formula="of:=AVERAGEIF([.$H$3:.$H1191];&quot;&lt;0&quot;)" office:value-type="float" office:value="-3.91021671826625" calcext:value-type="float">
            <text:p>-3.9</text:p>
          </table:table-cell>
          <table:table-cell table:formula="of:=[.L1191]/-[.M1191]" office:value-type="percentage" office:value="0.472539238244634" calcext:value-type="percentage">
            <text:p>47%</text:p>
          </table:table-cell>
          <table:table-cell table:formula="of:=COUNTIF([.$G$3:.$G1191];&quot;&gt;0&quot;)/COUNTIF([.$B$3:.$B1191];&quot;&gt;0&quot;)" office:value-type="percentage" office:value="0.67764471057884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1192]-[.E1192]" office:value-type="float" office:value="2.6" calcext:value-type="float">
            <text:p>2.60</text:p>
          </table:table-cell>
          <table:table-cell table:formula="of:=SUM([.$H$2:.H1192])" office:value-type="float" office:value="-79.7" calcext:value-type="float">
            <text:p>-79.70</text:p>
          </table:table-cell>
          <table:table-cell table:formula="of:=SUM([.H$3:.H1192])/SUM([.E$3:.E1192])" office:value-type="percentage" office:value="-0.0203524004085802" calcext:value-type="percentage">
            <text:p>-2%</text:p>
          </table:table-cell>
          <table:table-cell table:formula="of:=[.O1192]-(1-[.O1192])/[.N1192]" office:value-type="percentage" office:value="-0.00309727455847664" calcext:value-type="percentage">
            <text:p>-0.3%</text:p>
          </table:table-cell>
          <table:table-cell table:formula="of:=AVERAGEIF([.$H$3:.$H1192];&quot;&gt;0&quot;)" office:value-type="float" office:value="1.84890625" calcext:value-type="float">
            <text:p>1.8</text:p>
          </table:table-cell>
          <table:table-cell table:formula="of:=AVERAGEIF([.$H$3:.$H1192];&quot;&lt;0&quot;)" office:value-type="float" office:value="-3.91021671826625" calcext:value-type="float">
            <text:p>-3.9</text:p>
          </table:table-cell>
          <table:table-cell table:formula="of:=[.L1192]/-[.M1192]" office:value-type="percentage" office:value="0.472839840657165" calcext:value-type="percentage">
            <text:p>47%</text:p>
          </table:table-cell>
          <table:table-cell table:formula="of:=COUNTIF([.$G$3:.$G1192];&quot;&gt;0&quot;)/COUNTIF([.$B$3:.$B1192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urkacz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93]-[.E1193]" office:value-type="float" office:value="-6" calcext:value-type="float">
            <text:p>-6.00</text:p>
          </table:table-cell>
          <table:table-cell table:formula="of:=SUM([.$H$2:.H1193])" office:value-type="float" office:value="-85.7" calcext:value-type="float">
            <text:p>-85.70</text:p>
          </table:table-cell>
          <table:table-cell table:formula="of:=SUM([.H$3:.H1193])/SUM([.E$3:.E1193])" office:value-type="percentage" office:value="-0.0218510963793983" calcext:value-type="percentage">
            <text:p>-2%</text:p>
          </table:table-cell>
          <table:table-cell table:formula="of:=[.O1193]-(1-[.O1193])/[.N1193]" office:value-type="percentage" office:value="-0.00632642252758653" calcext:value-type="percentage">
            <text:p>-0.6%</text:p>
          </table:table-cell>
          <table:table-cell table:formula="of:=AVERAGEIF([.$H$3:.$H1193];&quot;&gt;0&quot;)" office:value-type="float" office:value="1.84890625" calcext:value-type="float">
            <text:p>1.8</text:p>
          </table:table-cell>
          <table:table-cell table:formula="of:=AVERAGEIF([.$H$3:.$H1193];&quot;&lt;0&quot;)" office:value-type="float" office:value="-3.91666666666667" calcext:value-type="float">
            <text:p>-3.9</text:p>
          </table:table-cell>
          <table:table-cell table:formula="of:=[.L1193]/-[.M1193]" office:value-type="percentage" office:value="0.472061170212766" calcext:value-type="percentage">
            <text:p>47%</text:p>
          </table:table-cell>
          <table:table-cell table:formula="of:=COUNTIF([.$G$3:.$G1193];&quot;&gt;0&quot;)/COUNTIF([.$B$3:.$B1193];&quot;&gt;0&quot;)" office:value-type="percentage" office:value="0.6772908366533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94]-[.E1194]" office:value-type="float" office:value="1.16" calcext:value-type="float">
            <text:p>1.16</text:p>
          </table:table-cell>
          <table:table-cell table:formula="of:=SUM([.$H$2:.H1194])" office:value-type="float" office:value="-84.54" calcext:value-type="float">
            <text:p>-84.54</text:p>
          </table:table-cell>
          <table:table-cell table:formula="of:=SUM([.H$3:.H1194])/SUM([.E$3:.E1194])" office:value-type="percentage" office:value="-0.0215443425076453" calcext:value-type="percentage">
            <text:p>-2%</text:p>
          </table:table-cell>
          <table:table-cell table:formula="of:=[.O1194]-(1-[.O1194])/[.N1194]" office:value-type="percentage" office:value="-0.00572231290737468" calcext:value-type="percentage">
            <text:p>-0.6%</text:p>
          </table:table-cell>
          <table:table-cell table:formula="of:=AVERAGEIF([.$H$3:.$H1194];&quot;&gt;0&quot;)" office:value-type="float" office:value="1.84783151326053" calcext:value-type="float">
            <text:p>1.8</text:p>
          </table:table-cell>
          <table:table-cell table:formula="of:=AVERAGEIF([.$H$3:.$H1194];&quot;&lt;0&quot;)" office:value-type="float" office:value="-3.91666666666667" calcext:value-type="float">
            <text:p>-3.9</text:p>
          </table:table-cell>
          <table:table-cell table:formula="of:=[.L1194]/-[.M1194]" office:value-type="percentage" office:value="0.471786769343114" calcext:value-type="percentage">
            <text:p>47%</text:p>
          </table:table-cell>
          <table:table-cell table:formula="of:=COUNTIF([.$G$3:.$G1194];&quot;&gt;0&quot;)/COUNTIF([.$B$3:.$B1194];&quot;&gt;0&quot;)" office:value-type="percentage" office:value="0.6776119402985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0</text:p>
          </table:table-cell>
          <table:table-cell office:value-type="float" office:value="15.6" calcext:value-type="float">
            <text:p>15.60</text:p>
          </table:table-cell>
          <table:table-cell table:formula="of:=[.G1195]-[.E1195]" office:value-type="float" office:value="3.6" calcext:value-type="float">
            <text:p>3.60</text:p>
          </table:table-cell>
          <table:table-cell table:formula="of:=SUM([.$H$2:.H1195])" office:value-type="float" office:value="-80.94" calcext:value-type="float">
            <text:p>-80.94</text:p>
          </table:table-cell>
          <table:table-cell table:formula="of:=SUM([.H$3:.H1195])/SUM([.E$3:.E1195])" office:value-type="percentage" office:value="-0.0205640243902439" calcext:value-type="percentage">
            <text:p>-2%</text:p>
          </table:table-cell>
          <table:table-cell table:formula="of:=[.O1195]-(1-[.O1195])/[.N1195]" office:value-type="percentage" office:value="-0.00371579924021392" calcext:value-type="percentage">
            <text:p>-0.4%</text:p>
          </table:table-cell>
          <table:table-cell table:formula="of:=AVERAGEIF([.$H$3:.$H1195];&quot;&gt;0&quot;)" office:value-type="float" office:value="1.85056074766355" calcext:value-type="float">
            <text:p>1.9</text:p>
          </table:table-cell>
          <table:table-cell table:formula="of:=AVERAGEIF([.$H$3:.$H1195];&quot;&lt;0&quot;)" office:value-type="float" office:value="-3.91666666666667" calcext:value-type="float">
            <text:p>-3.9</text:p>
          </table:table-cell>
          <table:table-cell table:formula="of:=[.L1195]/-[.M1195]" office:value-type="percentage" office:value="0.47248359514814" calcext:value-type="percentage">
            <text:p>47%</text:p>
          </table:table-cell>
          <table:table-cell table:formula="of:=COUNTIF([.$G$3:.$G1195];&quot;&gt;0&quot;)/COUNTIF([.$B$3:.$B1195];&quot;&gt;0&quot;)" office:value-type="percentage" office:value="0.67793240556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1197]-[.E1197]" office:value-type="float" office:value="0.45" calcext:value-type="float">
            <text:p>0.45</text:p>
          </table:table-cell>
          <table:table-cell table:formula="of:=SUM([.$H$2:.H1197])" office:value-type="float" office:value="-80.49" calcext:value-type="float">
            <text:p>-80.49</text:p>
          </table:table-cell>
          <table:table-cell table:formula="of:=SUM([.H$3:.H1197])/SUM([.E$3:.E1197])" office:value-type="percentage" office:value="-0.0204445008890018" calcext:value-type="percentage">
            <text:p>-2%</text:p>
          </table:table-cell>
          <table:table-cell table:formula="of:=[.O1197]-(1-[.O1197])/[.N1197]" office:value-type="percentage" office:value="-0.00352152896757107" calcext:value-type="percentage">
            <text:p>-0.4%</text:p>
          </table:table-cell>
          <table:table-cell table:formula="of:=AVERAGEIF([.$H$3:.$H1197];&quot;&gt;0&quot;)" office:value-type="float" office:value="1.84838258164852" calcext:value-type="float">
            <text:p>1.8</text:p>
          </table:table-cell>
          <table:table-cell table:formula="of:=AVERAGEIF([.$H$3:.$H1197];&quot;&lt;0&quot;)" office:value-type="float" office:value="-3.91666666666667" calcext:value-type="float">
            <text:p>-3.9</text:p>
          </table:table-cell>
          <table:table-cell table:formula="of:=[.L1197]/-[.M1197]" office:value-type="percentage" office:value="0.471927467654942" calcext:value-type="percentage">
            <text:p>47%</text:p>
          </table:table-cell>
          <table:table-cell table:formula="of:=COUNTIF([.$G$3:.$G1197];&quot;&gt;0&quot;)/COUNTIF([.$B$3:.$B1197];&quot;&gt;0&quot;)" office:value-type="percentage" office:value="0.6782522343594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198]-[.E1198]" office:value-type="float" office:value="-3" calcext:value-type="float">
            <text:p>-3.00</text:p>
          </table:table-cell>
          <table:table-cell table:formula="of:=SUM([.$H$2:.H1198])" office:value-type="float" office:value="-83.49" calcext:value-type="float">
            <text:p>-83.49</text:p>
          </table:table-cell>
          <table:table-cell table:formula="of:=SUM([.H$3:.H1198])/SUM([.E$3:.E1198])" office:value-type="percentage" office:value="-0.0211903553299492" calcext:value-type="percentage">
            <text:p>-2%</text:p>
          </table:table-cell>
          <table:table-cell table:formula="of:=[.O1198]-(1-[.O1198])/[.N1198]" office:value-type="percentage" office:value="-0.00512819472641046" calcext:value-type="percentage">
            <text:p>-0.5%</text:p>
          </table:table-cell>
          <table:table-cell table:formula="of:=AVERAGEIF([.$H$3:.$H1198];&quot;&gt;0&quot;)" office:value-type="float" office:value="1.84838258164852" calcext:value-type="float">
            <text:p>1.8</text:p>
          </table:table-cell>
          <table:table-cell table:formula="of:=AVERAGEIF([.$H$3:.$H1198];&quot;&lt;0&quot;)" office:value-type="float" office:value="-3.91384615384615" calcext:value-type="float">
            <text:p>-3.9</text:p>
          </table:table-cell>
          <table:table-cell table:formula="of:=[.L1198]/-[.M1198]" office:value-type="percentage" office:value="0.472267562135039" calcext:value-type="percentage">
            <text:p>47%</text:p>
          </table:table-cell>
          <table:table-cell table:formula="of:=COUNTIF([.$G$3:.$G1198];&quot;&gt;0&quot;)/COUNTIF([.$B$3:.$B1198];&quot;&gt;0&quot;)" office:value-type="percentage" office:value="0.6775793650793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1199]-[.E1199]" office:value-type="float" office:value="1.52" calcext:value-type="float">
            <text:p>1.52</text:p>
          </table:table-cell>
          <table:table-cell table:formula="of:=SUM([.$H$2:.H1199])" office:value-type="float" office:value="-81.97" calcext:value-type="float">
            <text:p>-81.97</text:p>
          </table:table-cell>
          <table:table-cell table:formula="of:=SUM([.H$3:.H1199])/SUM([.E$3:.E1199])" office:value-type="percentage" office:value="-0.0207834685598377" calcext:value-type="percentage">
            <text:p>-2%</text:p>
          </table:table-cell>
          <table:table-cell table:formula="of:=[.O1199]-(1-[.O1199])/[.N1199]" office:value-type="percentage" office:value="-0.00432023488310296" calcext:value-type="percentage">
            <text:p>-0.4%</text:p>
          </table:table-cell>
          <table:table-cell table:formula="of:=AVERAGEIF([.$H$3:.$H1199];&quot;&gt;0&quot;)" office:value-type="float" office:value="1.84787267080745" calcext:value-type="float">
            <text:p>1.8</text:p>
          </table:table-cell>
          <table:table-cell table:formula="of:=AVERAGEIF([.$H$3:.$H1199];&quot;&lt;0&quot;)" office:value-type="float" office:value="-3.91384615384615" calcext:value-type="float">
            <text:p>-3.9</text:p>
          </table:table-cell>
          <table:table-cell table:formula="of:=[.L1199]/-[.M1199]" office:value-type="percentage" office:value="0.472137278311652" calcext:value-type="percentage">
            <text:p>47%</text:p>
          </table:table-cell>
          <table:table-cell table:formula="of:=COUNTIF([.$G$3:.$G1199];&quot;&gt;0&quot;)/COUNTIF([.$B$3:.$B1199];&quot;&gt;0&quot;)" office:value-type="percentage" office:value="0.6778989098116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table:style-name="ce103"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200]-[.E1200]" office:value-type="float" office:value="-4" calcext:value-type="float">
            <text:p>-4.00</text:p>
          </table:table-cell>
          <table:table-cell table:formula="of:=SUM([.$H$2:.H1200])" office:value-type="float" office:value="-85.97" calcext:value-type="float">
            <text:p>-85.97</text:p>
          </table:table-cell>
          <table:table-cell table:formula="of:=SUM([.H$3:.H1200])/SUM([.E$3:.E1200])" office:value-type="percentage" office:value="-0.0217755825734549" calcext:value-type="percentage">
            <text:p>-2%</text:p>
          </table:table-cell>
          <table:table-cell table:formula="of:=[.O1200]-(1-[.O1200])/[.N1200]" office:value-type="percentage" office:value="-0.00645917654293293" calcext:value-type="percentage">
            <text:p>-0.6%</text:p>
          </table:table-cell>
          <table:table-cell table:formula="of:=AVERAGEIF([.$H$3:.$H1200];&quot;&gt;0&quot;)" office:value-type="float" office:value="1.84787267080745" calcext:value-type="float">
            <text:p>1.8</text:p>
          </table:table-cell>
          <table:table-cell table:formula="of:=AVERAGEIF([.$H$3:.$H1200];&quot;&lt;0&quot;)" office:value-type="float" office:value="-3.91411042944785" calcext:value-type="float">
            <text:p>-3.9</text:p>
          </table:table-cell>
          <table:table-cell table:formula="of:=[.L1200]/-[.M1200]" office:value-type="percentage" office:value="0.472105400221967" calcext:value-type="percentage">
            <text:p>47%</text:p>
          </table:table-cell>
          <table:table-cell table:formula="of:=COUNTIF([.$G$3:.$G1200];&quot;&gt;0&quot;)/COUNTIF([.$B$3:.$B1200];&quot;&gt;0&quot;)" office:value-type="percentage" office:value="0.6772277227722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hapovalo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01]-[.E1201]" office:value-type="float" office:value="2.4" calcext:value-type="float">
            <text:p>2.40</text:p>
          </table:table-cell>
          <table:table-cell table:formula="of:=SUM([.$H$2:.H1201])" office:value-type="float" office:value="-83.57" calcext:value-type="float">
            <text:p>-83.57</text:p>
          </table:table-cell>
          <table:table-cell table:formula="of:=SUM([.H$3:.H1201])/SUM([.E$3:.E1201])" office:value-type="percentage" office:value="-0.0211516071880536" calcext:value-type="percentage">
            <text:p>-2%</text:p>
          </table:table-cell>
          <table:table-cell table:formula="of:=[.O1201]-(1-[.O1201])/[.N1201]" office:value-type="percentage" office:value="-0.00514741556306186" calcext:value-type="percentage">
            <text:p>-0.5%</text:p>
          </table:table-cell>
          <table:table-cell table:formula="of:=AVERAGEIF([.$H$3:.$H1201];&quot;&gt;0&quot;)" office:value-type="float" office:value="1.84872868217054" calcext:value-type="float">
            <text:p>1.8</text:p>
          </table:table-cell>
          <table:table-cell table:formula="of:=AVERAGEIF([.$H$3:.$H1201];&quot;&lt;0&quot;)" office:value-type="float" office:value="-3.91411042944785" calcext:value-type="float">
            <text:p>-3.9</text:p>
          </table:table-cell>
          <table:table-cell table:formula="of:=[.L1201]/-[.M1201]" office:value-type="percentage" office:value="0.472324099049841" calcext:value-type="percentage">
            <text:p>47%</text:p>
          </table:table-cell>
          <table:table-cell table:formula="of:=COUNTIF([.$G$3:.$G1201];&quot;&gt;0&quot;)/COUNTIF([.$B$3:.$B1201];&quot;&gt;0&quot;)" office:value-type="percentage" office:value="0.677546983184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dvedev</text:p>
          </table:table-cell>
          <table:table-cell office:value-type="float" office:value="10" calcext:value-type="float">
            <text:p>10</text:p>
          </table:table-cell>
          <table:table-cell office:value-type="float" office:value="1.26" calcext:value-type="float">
            <text:p>1.26</text:p>
          </table:table-cell>
          <table:table-cell office:value-type="float" office:value="12.6" calcext:value-type="float">
            <text:p>12.60</text:p>
          </table:table-cell>
          <table:table-cell table:formula="of:=[.G1202]-[.E1202]" office:value-type="float" office:value="2.6" calcext:value-type="float">
            <text:p>2.60</text:p>
          </table:table-cell>
          <table:table-cell table:formula="of:=SUM([.$H$2:.H1202])" office:value-type="float" office:value="-80.97" calcext:value-type="float">
            <text:p>-80.97</text:p>
          </table:table-cell>
          <table:table-cell table:formula="of:=SUM([.H$3:.H1202])/SUM([.E$3:.E1202])" office:value-type="percentage" office:value="-0.0204418076243373" calcext:value-type="percentage">
            <text:p>-2%</text:p>
          </table:table-cell>
          <table:table-cell table:formula="of:=[.O1202]-(1-[.O1202])/[.N1202]" office:value-type="percentage" office:value="-0.00372542617962013" calcext:value-type="percentage">
            <text:p>-0.4%</text:p>
          </table:table-cell>
          <table:table-cell table:formula="of:=AVERAGEIF([.$H$3:.$H1202];&quot;&gt;0&quot;)" office:value-type="float" office:value="1.84989164086687" calcext:value-type="float">
            <text:p>1.8</text:p>
          </table:table-cell>
          <table:table-cell table:formula="of:=AVERAGEIF([.$H$3:.$H1202];&quot;&lt;0&quot;)" office:value-type="float" office:value="-3.91411042944785" calcext:value-type="float">
            <text:p>-3.9</text:p>
          </table:table-cell>
          <table:table-cell table:formula="of:=[.L1202]/-[.M1202]" office:value-type="percentage" office:value="0.47262121859138" calcext:value-type="percentage">
            <text:p>47%</text:p>
          </table:table-cell>
          <table:table-cell table:formula="of:=COUNTIF([.$G$3:.$G1202];&quot;&gt;0&quot;)/COUNTIF([.$B$3:.$B1202];&quot;&gt;0&quot;)" office:value-type="percentage" office:value="0.6778656126482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erbert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203]-[.E1203]" office:value-type="float" office:value="-4" calcext:value-type="float">
            <text:p>-4.00</text:p>
          </table:table-cell>
          <table:table-cell table:formula="of:=SUM([.$H$2:.H1203])" office:value-type="float" office:value="-84.97" calcext:value-type="float">
            <text:p>-84.97</text:p>
          </table:table-cell>
          <table:table-cell table:formula="of:=SUM([.H$3:.H1203])/SUM([.E$3:.E1203])" office:value-type="percentage" office:value="-0.0214300126103405" calcext:value-type="percentage">
            <text:p>-2%</text:p>
          </table:table-cell>
          <table:table-cell table:formula="of:=[.O1203]-(1-[.O1203])/[.N1203]" office:value-type="percentage" office:value="-0.00585628835795526" calcext:value-type="percentage">
            <text:p>-0.6%</text:p>
          </table:table-cell>
          <table:table-cell table:formula="of:=AVERAGEIF([.$H$3:.$H1203];&quot;&gt;0&quot;)" office:value-type="float" office:value="1.84989164086687" calcext:value-type="float">
            <text:p>1.8</text:p>
          </table:table-cell>
          <table:table-cell table:formula="of:=AVERAGEIF([.$H$3:.$H1203];&quot;&lt;0&quot;)" office:value-type="float" office:value="-3.91437308868502" calcext:value-type="float">
            <text:p>-3.9</text:p>
          </table:table-cell>
          <table:table-cell table:formula="of:=[.L1203]/-[.M1203]" office:value-type="percentage" office:value="0.472589505127709" calcext:value-type="percentage">
            <text:p>47%</text:p>
          </table:table-cell>
          <table:table-cell table:formula="of:=COUNTIF([.$G$3:.$G1203];&quot;&gt;0&quot;)/COUNTIF([.$B$3:.$B1203];&quot;&gt;0&quot;)" office:value-type="percentage" office:value="0.6771964461994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204]-[.E1204]" office:value-type="float" office:value="-5" calcext:value-type="float">
            <text:p>-5.00</text:p>
          </table:table-cell>
          <table:table-cell table:formula="of:=SUM([.$H$2:.H1204])" office:value-type="float" office:value="-89.97" calcext:value-type="float">
            <text:p>-89.97</text:p>
          </table:table-cell>
          <table:table-cell table:formula="of:=SUM([.H$3:.H1204])/SUM([.E$3:.E1204])" office:value-type="percentage" office:value="-0.0226624685138539" calcext:value-type="percentage">
            <text:p>-2%</text:p>
          </table:table-cell>
          <table:table-cell table:formula="of:=[.O1204]-(1-[.O1204])/[.N1204]" office:value-type="percentage" office:value="-0.00851605633397434" calcext:value-type="percentage">
            <text:p>-0.9%</text:p>
          </table:table-cell>
          <table:table-cell table:formula="of:=AVERAGEIF([.$H$3:.$H1204];&quot;&gt;0&quot;)" office:value-type="float" office:value="1.84989164086687" calcext:value-type="float">
            <text:p>1.8</text:p>
          </table:table-cell>
          <table:table-cell table:formula="of:=AVERAGEIF([.$H$3:.$H1204];&quot;&lt;0&quot;)" office:value-type="float" office:value="-3.91768292682927" calcext:value-type="float">
            <text:p>-3.9</text:p>
          </table:table-cell>
          <table:table-cell table:formula="of:=[.L1204]/-[.M1204]" office:value-type="percentage" office:value="0.472190239847731" calcext:value-type="percentage">
            <text:p>47%</text:p>
          </table:table-cell>
          <table:table-cell table:formula="of:=COUNTIF([.$G$3:.$G1204];&quot;&gt;0&quot;)/COUNTIF([.$B$3:.$B1204];&quot;&gt;0&quot;)" office:value-type="percentage" office:value="0.676528599605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aul t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205]-[.E1205]" office:value-type="float" office:value="-9" calcext:value-type="float">
            <text:p>-9.00</text:p>
          </table:table-cell>
          <table:table-cell table:formula="of:=SUM([.$H$2:.H1205])" office:value-type="float" office:value="-98.97" calcext:value-type="float">
            <text:p>-98.97</text:p>
          </table:table-cell>
          <table:table-cell table:formula="of:=SUM([.H$3:.H1205])/SUM([.E$3:.E1205])" office:value-type="percentage" office:value="-0.0248730836893692" calcext:value-type="percentage">
            <text:p>-2%</text:p>
          </table:table-cell>
          <table:table-cell table:formula="of:=[.O1205]-(1-[.O1205])/[.N1205]" office:value-type="percentage" office:value="-0.0133009171936203" calcext:value-type="percentage">
            <text:p>-1.3%</text:p>
          </table:table-cell>
          <table:table-cell table:formula="of:=AVERAGEIF([.$H$3:.$H1205];&quot;&gt;0&quot;)" office:value-type="float" office:value="1.84989164086687" calcext:value-type="float">
            <text:p>1.8</text:p>
          </table:table-cell>
          <table:table-cell table:formula="of:=AVERAGEIF([.$H$3:.$H1205];&quot;&lt;0&quot;)" office:value-type="float" office:value="-3.93313069908815" calcext:value-type="float">
            <text:p>-3.9</text:p>
          </table:table-cell>
          <table:table-cell table:formula="of:=[.L1205]/-[.M1205]" office:value-type="percentage" office:value="0.470335664486245" calcext:value-type="percentage">
            <text:p>47%</text:p>
          </table:table-cell>
          <table:table-cell table:formula="of:=COUNTIF([.$G$3:.$G1205];&quot;&gt;0&quot;)/COUNTIF([.$B$3:.$B1205];&quot;&gt;0&quot;)" office:value-type="percentage" office:value="0.67586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1206]-[.E1206]" office:value-type="float" office:value="0.14" calcext:value-type="float">
            <text:p>0.14</text:p>
          </table:table-cell>
          <table:table-cell table:formula="of:=SUM([.$H$2:.H1206])" office:value-type="float" office:value="-98.83" calcext:value-type="float">
            <text:p>-98.83</text:p>
          </table:table-cell>
          <table:table-cell table:formula="of:=SUM([.H$3:.H1206])/SUM([.E$3:.E1206])" office:value-type="percentage" office:value="-0.0248316582914573" calcext:value-type="percentage">
            <text:p>-2%</text:p>
          </table:table-cell>
          <table:table-cell table:formula="of:=[.O1206]-(1-[.O1206])/[.N1206]" office:value-type="percentage" office:value="-0.0132885668621981" calcext:value-type="percentage">
            <text:p>-1.3%</text:p>
          </table:table-cell>
          <table:table-cell table:formula="of:=AVERAGEIF([.$H$3:.$H1206];&quot;&gt;0&quot;)" office:value-type="float" office:value="1.84724884080371" calcext:value-type="float">
            <text:p>1.8</text:p>
          </table:table-cell>
          <table:table-cell table:formula="of:=AVERAGEIF([.$H$3:.$H1206];&quot;&lt;0&quot;)" office:value-type="float" office:value="-3.93313069908815" calcext:value-type="float">
            <text:p>-3.9</text:p>
          </table:table-cell>
          <table:table-cell table:formula="of:=[.L1206]/-[.M1206]" office:value-type="percentage" office:value="0.469663731549011" calcext:value-type="percentage">
            <text:p>47%</text:p>
          </table:table-cell>
          <table:table-cell table:formula="of:=COUNTIF([.$G$3:.$G1206];&quot;&gt;0&quot;)/COUNTIF([.$B$3:.$B1206];&quot;&gt;0&quot;)" office:value-type="percentage" office:value="0.676181102362205" calcext:value-type="percentage">
            <text:p>68%</text:p>
          </table:table-cell>
          <table:table-cell table:number-columns-repeated="49"/>
        </table:table-row>
        <table:table-row table:style-name="ro1" table:number-rows-repeated="10473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2" table:print="false">
        <office:forms form:automatic-focus="false" form:apply-design-mode="false"/>
        <table:table-column table:style-name="co8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9" table:default-cell-style-name="Excel_20_Built-in_20_Normal"/>
        <table:table-column table:style-name="co6" table:number-columns-repeated="2" table:default-cell-style-name="ce123"/>
        <table:table-column table:style-name="co10" table:default-cell-style-name="ce123"/>
        <table:table-column table:style-name="co11" table:default-cell-style-name="ce34"/>
        <table:table-column table:style-name="co5" table:default-cell-style-name="ce34"/>
        <table:table-column table:style-name="co11" table:default-cell-style-name="ce123"/>
        <table:table-column table:style-name="co12" table:default-cell-style-name="ce123"/>
        <table:table-column table:style-name="co13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100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100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100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100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100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100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100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100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100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100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100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100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100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100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100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100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100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100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100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100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100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100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100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100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100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100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100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100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100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100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100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100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100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100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100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100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100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100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100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100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100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100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100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100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100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100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100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100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100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100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100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100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100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100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100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100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100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100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100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100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100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100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100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100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100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100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100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100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100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100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100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100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100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100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100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100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100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100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100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100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100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100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100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100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100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100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100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100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100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100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100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100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100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100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100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100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100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100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100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100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100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100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100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100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100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100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100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100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100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100" table:formula="of:=SUMIF([$all.H1072:.H1078];&quot;&gt;0&quot;)" office:value-type="float" office:value="10.86" calcext:value-type="float">
            <text:p>10.86</text:p>
          </table:table-cell>
          <table:table-cell table:formula="of:=SUMIF([$all.H1072: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.B1082])" office:value-type="float" office:value="3" calcext:value-type="float">
            <text:p>3</text:p>
          </table:table-cell>
          <table:table-cell table:formula="of:=SUM([$all.E1080:.E1082])" office:value-type="float" office:value="5" calcext:value-type="float">
            <text:p>5</text:p>
          </table:table-cell>
          <table:table-cell table:style-name="ce100" table:formula="of:=SUMIF([$all.H1080:.H1082];&quot;&gt;0&quot;)" office:value-type="float" office:value="0.3" calcext:value-type="float">
            <text:p>0.30</text:p>
          </table:table-cell>
          <table:table-cell table:formula="of:=SUMIF([$all.H1080: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.B1087])" office:value-type="float" office:value="4" calcext:value-type="float">
            <text:p>4</text:p>
          </table:table-cell>
          <table:table-cell table:formula="of:=SUM([$all.E1084:.E1087])" office:value-type="float" office:value="14" calcext:value-type="float">
            <text:p>14</text:p>
          </table:table-cell>
          <table:table-cell table:style-name="ce100" table:formula="of:=SUMIF([$all.H1084:.H1087];&quot;&gt;0&quot;)" office:value-type="float" office:value="6.07" calcext:value-type="float">
            <text:p>6.07</text:p>
          </table:table-cell>
          <table:table-cell table:formula="of:=SUMIF([$all.H1084: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.B1090])" office:value-type="float" office:value="2" calcext:value-type="float">
            <text:p>2</text:p>
          </table:table-cell>
          <table:table-cell table:formula="of:=SUM([$all.E1089:.E1090])" office:value-type="float" office:value="6" calcext:value-type="float">
            <text:p>6</text:p>
          </table:table-cell>
          <table:table-cell table:style-name="ce100" table:formula="of:=SUMIF([$all.H1089:.H1090];&quot;&gt;0&quot;)" office:value-type="float" office:value="2.1" calcext:value-type="float">
            <text:p>2.10</text:p>
          </table:table-cell>
          <table:table-cell table:formula="of:=SUMIF([$all.H1089: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.B1104])" office:value-type="float" office:value="13" calcext:value-type="float">
            <text:p>13</text:p>
          </table:table-cell>
          <table:table-cell table:formula="of:=SUM([$all.E1092:.E1104])" office:value-type="float" office:value="43" calcext:value-type="float">
            <text:p>43</text:p>
          </table:table-cell>
          <table:table-cell table:style-name="ce100" table:formula="of:=SUMIF([$all.H1092:.H1104];&quot;&gt;0&quot;)" office:value-type="float" office:value="10.9" calcext:value-type="float">
            <text:p>10.90</text:p>
          </table:table-cell>
          <table:table-cell table:formula="of:=SUMIF([$all.H1092: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formula="of:=COUNT([$all.B1106:.B1117])" office:value-type="float" office:value="12" calcext:value-type="float">
            <text:p>12</text:p>
          </table:table-cell>
          <table:table-cell table:formula="of:=SUM([$all.E1106:.E1117])" office:value-type="float" office:value="46" calcext:value-type="float">
            <text:p>46</text:p>
          </table:table-cell>
          <table:table-cell table:style-name="ce100" table:formula="of:=SUMIF([$all.H1106:.H1117];&quot;&gt;0&quot;)" office:value-type="float" office:value="9.33" calcext:value-type="float">
            <text:p>9.33</text:p>
          </table:table-cell>
          <table:table-cell table:formula="of:=SUMIF([$all.H1106:.H1117];&quot;&lt;0&quot;)" office:value-type="float" office:value="-14" calcext:value-type="float">
            <text:p>-14</text:p>
          </table:table-cell>
          <table:table-cell table:formula="of:=[.D117]+[.E117]" office:value-type="float" office:value="-4.67" calcext:value-type="float">
            <text:p>-4.67</text:p>
          </table:table-cell>
          <table:table-cell table:style-name="ce123" table:formula="of:=[$all.J1117]" office:value-type="percentage" office:value="-0.0183654906284454" calcext:value-type="percentage">
            <text:p>-2%</text:p>
          </table:table-cell>
          <table:table-cell table:formula="of:=[$all.O1117]" office:value-type="percentage" office:value="0.681623931623932" calcext:value-type="percentage">
            <text:p>68%</text:p>
          </table:table-cell>
          <table:table-cell table:formula="of:=[$all.K1117]" office:value-type="percentage" office:value="-0.000554376263381839" calcext:value-type="percentage">
            <text:p>0%</text:p>
          </table:table-cell>
          <table:table-cell/>
          <table:table-cell table:formula="of:=MEDIAN([.$C88:.$C117])" office:value-type="float" office:value="25" calcext:value-type="float">
            <text:p>25</text:p>
          </table:table-cell>
          <table:table-cell office:value-type="float" office:value="267.75" calcext:value-type="float">
            <text:p>268</text:p>
          </table:table-cell>
          <table:table-cell table:formula="of:=[.K117]/[.L116]" office:value-type="percentage" office:value="0.0917700609353205" calcext:value-type="percentage">
            <text:p>9%</text:p>
          </table:table-cell>
          <table:table-cell table:formula="of:=[.M117]/[.I117]" office:value-type="percentage" office:value="-165.537500425251" calcext:value-type="percentage">
            <text:p>-165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formula="of:=COUNT([$all.B1119:.B1127])" office:value-type="float" office:value="9" calcext:value-type="float">
            <text:p>9</text:p>
          </table:table-cell>
          <table:table-cell table:formula="of:=SUM([$all.E1119:.E1127])" office:value-type="float" office:value="35" calcext:value-type="float">
            <text:p>35</text:p>
          </table:table-cell>
          <table:table-cell table:style-name="ce100" table:formula="of:=SUMIF([$all.H1119:.H1127];&quot;&gt;0&quot;)" office:value-type="float" office:value="4.04" calcext:value-type="float">
            <text:p>4.04</text:p>
          </table:table-cell>
          <table:table-cell table:formula="of:=SUMIF([$all.H1119:.H1127];&quot;&lt;0&quot;)" office:value-type="float" office:value="-18" calcext:value-type="float">
            <text:p>-18</text:p>
          </table:table-cell>
          <table:table-cell table:formula="of:=[.D118]+[.E118]" office:value-type="float" office:value="-13.96" calcext:value-type="float">
            <text:p>-13.96</text:p>
          </table:table-cell>
          <table:table-cell table:style-name="ce123" table:formula="of:=[$all.J1127]" office:value-type="percentage" office:value="-0.022001092001092" calcext:value-type="percentage">
            <text:p>-2%</text:p>
          </table:table-cell>
          <table:table-cell table:formula="of:=[$all.O1127]" office:value-type="percentage" office:value="0.679365079365079" calcext:value-type="percentage">
            <text:p>68%</text:p>
          </table:table-cell>
          <table:table-cell table:formula="of:=[$all.K1127]" office:value-type="percentage" office:value="-0.00764825539274283" calcext:value-type="percentage">
            <text:p>-1%</text:p>
          </table:table-cell>
          <table:table-cell/>
          <table:table-cell table:formula="of:=MEDIAN([.$C89:.$C118])" office:value-type="float" office:value="25" calcext:value-type="float">
            <text:p>25</text:p>
          </table:table-cell>
          <table:table-cell office:value-type="float" office:value="253.79" calcext:value-type="float">
            <text:p>254</text:p>
          </table:table-cell>
          <table:table-cell table:formula="of:=[.K118]/[.L117]" office:value-type="percentage" office:value="0.0933706816059757" calcext:value-type="percentage">
            <text:p>9%</text:p>
          </table:table-cell>
          <table:table-cell table:formula="of:=[.M118]/[.I118]" office:value-type="percentage" office:value="-12.2081019541492" calcext:value-type="percentage">
            <text:p>-1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formula="of:=COUNT([$all.B1129:.B1136])" office:value-type="float" office:value="8" calcext:value-type="float">
            <text:p>8</text:p>
          </table:table-cell>
          <table:table-cell table:formula="of:=SUM([$all.E1129:.E1136])" office:value-type="float" office:value="33" calcext:value-type="float">
            <text:p>33</text:p>
          </table:table-cell>
          <table:table-cell table:style-name="ce100" table:formula="of:=SUMIF([$all.H1129:.H1136];&quot;&gt;0&quot;)" office:value-type="float" office:value="14.48" calcext:value-type="float">
            <text:p>14.48</text:p>
          </table:table-cell>
          <table:table-cell table:formula="of:=SUMIF([$all.H1129:.H1136];&quot;&lt;0&quot;)" office:value-type="float" office:value="-6" calcext:value-type="float">
            <text:p>-6</text:p>
          </table:table-cell>
          <table:table-cell table:formula="of:=[.D119]+[.E119]" office:value-type="float" office:value="8.48" calcext:value-type="float">
            <text:p>8.48</text:p>
          </table:table-cell>
          <table:table-cell table:style-name="ce123" table:formula="of:=[$all.J1136]" office:value-type="percentage" office:value="-0.0195102813852814" calcext:value-type="percentage">
            <text:p>-2%</text:p>
          </table:table-cell>
          <table:table-cell table:formula="of:=[$all.O1136]" office:value-type="percentage" office:value="0.679958027282266" calcext:value-type="percentage">
            <text:p>68%</text:p>
          </table:table-cell>
          <table:table-cell table:formula="of:=[$all.K1136]" office:value-type="percentage" office:value="-0.00256885554182373" calcext:value-type="percentage">
            <text:p>0%</text:p>
          </table:table-cell>
          <table:table-cell/>
          <table:table-cell table:formula="of:=MEDIAN([.$C90:.$C119])" office:value-type="float" office:value="25" calcext:value-type="float">
            <text:p>25</text:p>
          </table:table-cell>
          <table:table-cell office:value-type="float" office:value="262.27" calcext:value-type="float">
            <text:p>262</text:p>
          </table:table-cell>
          <table:table-cell table:formula="of:=[.K119]/[.L118]" office:value-type="percentage" office:value="0.098506639347492" calcext:value-type="percentage">
            <text:p>10%</text:p>
          </table:table-cell>
          <table:table-cell table:formula="of:=[.M119]/[.I119]" office:value-type="percentage" office:value="-38.3465079073922" calcext:value-type="percentage">
            <text:p>-383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formula="of:=COUNT([$all.B1138:.B1148])" office:value-type="float" office:value="11" calcext:value-type="float">
            <text:p>11</text:p>
          </table:table-cell>
          <table:table-cell table:formula="of:=SUM([$all.E1138:.E1148])" office:value-type="float" office:value="45" calcext:value-type="float">
            <text:p>45</text:p>
          </table:table-cell>
          <table:table-cell table:style-name="ce100" table:formula="of:=SUMIF([$all.H1138:.H1148];&quot;&gt;0&quot;)" office:value-type="float" office:value="13.96" calcext:value-type="float">
            <text:p>13.96</text:p>
          </table:table-cell>
          <table:table-cell table:formula="of:=SUMIF([$all.H1138:.H1148];&quot;&lt;0&quot;)" office:value-type="float" office:value="-17" calcext:value-type="float">
            <text:p>-17</text:p>
          </table:table-cell>
          <table:table-cell table:formula="of:=[.D120]+[.E120]" office:value-type="float" office:value="-3.04" calcext:value-type="float">
            <text:p>-3.04</text:p>
          </table:table-cell>
          <table:table-cell table:style-name="ce123" table:formula="of:=[$all.J1148]" office:value-type="percentage" office:value="-0.0200882117080994" calcext:value-type="percentage">
            <text:p>-2%</text:p>
          </table:table-cell>
          <table:table-cell table:formula="of:=[$all.O1148]" office:value-type="percentage" office:value="0.678423236514523" calcext:value-type="percentage">
            <text:p>68%</text:p>
          </table:table-cell>
          <table:table-cell table:formula="of:=[$all.K1148]" office:value-type="percentage" office:value="-0.00415185434083043" calcext:value-type="percentage">
            <text:p>0%</text:p>
          </table:table-cell>
          <table:table-cell/>
          <table:table-cell table:formula="of:=MEDIAN([.$C91:.$C120])" office:value-type="float" office:value="25" calcext:value-type="float">
            <text:p>25</text:p>
          </table:table-cell>
          <table:table-cell office:value-type="float" office:value="259.23" calcext:value-type="float">
            <text:p>259</text:p>
          </table:table-cell>
          <table:table-cell table:formula="of:=[.K120]/[.L119]" office:value-type="percentage" office:value="0.0953216151294468" calcext:value-type="percentage">
            <text:p>10%</text:p>
          </table:table-cell>
          <table:table-cell table:formula="of:=[.M120]/[.I120]" office:value-type="percentage" office:value="-22.9588052239764" calcext:value-type="percentage">
            <text:p>-229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table:formula="of:=COUNT([$all.B1150:.B1152])" office:value-type="float" office:value="3" calcext:value-type="float">
            <text:p>3</text:p>
          </table:table-cell>
          <table:table-cell table:formula="of:=SUM([$all.E1150:.E1152])" office:value-type="float" office:value="8" calcext:value-type="float">
            <text:p>8</text:p>
          </table:table-cell>
          <table:table-cell table:style-name="ce100" table:formula="of:=SUMIF([$all.H1150:.H1152];&quot;&gt;0&quot;)" office:value-type="float" office:value="4.18" calcext:value-type="float">
            <text:p>4.18</text:p>
          </table:table-cell>
          <table:table-cell table:formula="of:=SUMIF([$all.H1150:.H1152];&quot;&lt;0&quot;)" office:value-type="float" office:value="0" calcext:value-type="float">
            <text:p>0</text:p>
          </table:table-cell>
          <table:table-cell table:formula="of:=[.D121]+[.E121]" office:value-type="float" office:value="4.18" calcext:value-type="float">
            <text:p>4.18</text:p>
          </table:table-cell>
          <table:table-cell table:style-name="ce123" table:formula="of:=[$all.J1152]" office:value-type="percentage" office:value="-0.0189303814350493" calcext:value-type="percentage">
            <text:p>-2%</text:p>
          </table:table-cell>
          <table:table-cell table:formula="of:=[$all.O1152]" office:value-type="percentage" office:value="0.679420889348501" calcext:value-type="percentage">
            <text:p>68%</text:p>
          </table:table-cell>
          <table:table-cell table:formula="of:=[$all.K1152]" office:value-type="percentage" office:value="-0.00182702030271309" calcext:value-type="percentage">
            <text:p>0%</text:p>
          </table:table-cell>
          <table:table-cell/>
          <table:table-cell table:formula="of:=MEDIAN([.$C92:.$C121])" office:value-type="float" office:value="25" calcext:value-type="float">
            <text:p>25</text:p>
          </table:table-cell>
          <table:table-cell office:value-type="float" office:value="263.41" calcext:value-type="float">
            <text:p>263</text:p>
          </table:table-cell>
          <table:table-cell table:formula="of:=[.K121]/[.L120]" office:value-type="percentage" office:value="0.0964394553099564" calcext:value-type="percentage">
            <text:p>10%</text:p>
          </table:table-cell>
          <table:table-cell table:formula="of:=[.M121]/[.I121]" office:value-type="percentage" office:value="-52.7851032452927" calcext:value-type="percentage">
            <text:p>-527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formula="of:=COUNT([$all.B1154:.B1164])" office:value-type="float" office:value="11" calcext:value-type="float">
            <text:p>11</text:p>
          </table:table-cell>
          <table:table-cell table:formula="of:=SUM([$all.E1154:.E1164])" office:value-type="float" office:value="38" calcext:value-type="float">
            <text:p>38</text:p>
          </table:table-cell>
          <table:table-cell table:style-name="ce100" table:formula="of:=SUMIF([$all.H1154:.H1164];&quot;&gt;0&quot;)" office:value-type="float" office:value="8.65" calcext:value-type="float">
            <text:p>8.65</text:p>
          </table:table-cell>
          <table:table-cell table:formula="of:=SUMIF([$all.H1154:.H1164];&quot;&lt;0&quot;)" office:value-type="float" office:value="-16" calcext:value-type="float">
            <text:p>-16</text:p>
          </table:table-cell>
          <table:table-cell table:formula="of:=[.D122]+[.E122]" office:value-type="float" office:value="-7.35" calcext:value-type="float">
            <text:p>-7.35</text:p>
          </table:table-cell>
          <table:table-cell table:style-name="ce123" table:formula="of:=[$all.J1164]" office:value-type="percentage" office:value="-0.0206812780565091" calcext:value-type="percentage">
            <text:p>-2%</text:p>
          </table:table-cell>
          <table:table-cell table:formula="of:=[$all.O1164]" office:value-type="percentage" office:value="0.678936605316973" calcext:value-type="percentage">
            <text:p>68%</text:p>
          </table:table-cell>
          <table:table-cell table:formula="of:=[$all.K1164]" office:value-type="percentage" office:value="-0.00607095610996511" calcext:value-type="percentage">
            <text:p>-1%</text:p>
          </table:table-cell>
          <table:table-cell/>
          <table:table-cell table:formula="of:=MEDIAN([.$C93:.$C122])" office:value-type="float" office:value="27" calcext:value-type="float">
            <text:p>27</text:p>
          </table:table-cell>
          <table:table-cell office:value-type="float" office:value="256.06" calcext:value-type="float">
            <text:p>256</text:p>
          </table:table-cell>
          <table:table-cell table:formula="of:=[.K122]/[.L121]" office:value-type="percentage" office:value="0.102501803272465" calcext:value-type="percentage">
            <text:p>10%</text:p>
          </table:table-cell>
          <table:table-cell table:formula="of:=[.M122]/[.I122]" office:value-type="percentage" office:value="-16.8839638132475" calcext:value-type="percentage">
            <text:p>-16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table:formula="of:=COUNT([$all.B1166:.B1176])" office:value-type="float" office:value="11" calcext:value-type="float">
            <text:p>11</text:p>
          </table:table-cell>
          <table:table-cell table:formula="of:=SUM([$all.E1166:.E1176])" office:value-type="float" office:value="59" calcext:value-type="float">
            <text:p>59</text:p>
          </table:table-cell>
          <table:table-cell table:style-name="ce100" table:formula="of:=SUMIF([$all.H1166:.H1176];&quot;&gt;0&quot;)" office:value-type="float" office:value="24.84" calcext:value-type="float">
            <text:p>24.84</text:p>
          </table:table-cell>
          <table:table-cell table:formula="of:=SUMIF([$all.H1166:.H1176];&quot;&lt;0&quot;)" office:value-type="float" office:value="-19" calcext:value-type="float">
            <text:p>-19</text:p>
          </table:table-cell>
          <table:table-cell table:formula="of:=[.D123]+[.E123]" office:value-type="float" office:value="5.84" calcext:value-type="float">
            <text:p>5.84</text:p>
          </table:table-cell>
          <table:table-cell table:style-name="ce123" table:formula="of:=[$all.J1176]" office:value-type="percentage" office:value="-0.0188455538221529" calcext:value-type="percentage">
            <text:p>-2%</text:p>
          </table:table-cell>
          <table:table-cell table:formula="of:=[$all.O1176]" office:value-type="percentage" office:value="0.677451971688574" calcext:value-type="percentage">
            <text:p>68%</text:p>
          </table:table-cell>
          <table:table-cell table:formula="of:=[$all.K1176]" office:value-type="percentage" office:value="-0.00228837688333394" calcext:value-type="percentage">
            <text:p>0%</text:p>
          </table:table-cell>
          <table:table-cell/>
          <table:table-cell table:formula="of:=MEDIAN([.$C94:.$C123])" office:value-type="float" office:value="27" calcext:value-type="float">
            <text:p>27</text:p>
          </table:table-cell>
          <table:table-cell office:value-type="float" office:value="261.9" calcext:value-type="float">
            <text:p>262</text:p>
          </table:table-cell>
          <table:table-cell table:formula="of:=[.K123]/[.L122]" office:value-type="percentage" office:value="0.105444036553933" calcext:value-type="percentage">
            <text:p>11%</text:p>
          </table:table-cell>
          <table:table-cell table:formula="of:=[.M123]/[.I123]" office:value-type="percentage" office:value="-46.0780902489764" calcext:value-type="percentage">
            <text:p>-46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table:formula="of:=COUNT([$all.B1178:.B1188])" office:value-type="float" office:value="11" calcext:value-type="float">
            <text:p>11</text:p>
          </table:table-cell>
          <table:table-cell table:formula="of:=SUM([$all.E1178:.E1188])" office:value-type="float" office:value="61" calcext:value-type="float">
            <text:p>61</text:p>
          </table:table-cell>
          <table:table-cell table:style-name="ce100" table:formula="of:=SUMIF([$all.H1178:.H1188];&quot;&gt;0&quot;)" office:value-type="float" office:value="9.34" calcext:value-type="float">
            <text:p>9.34</text:p>
          </table:table-cell>
          <table:table-cell table:formula="of:=SUMIF([$all.H1178:.H1188];&quot;&lt;0&quot;)" office:value-type="float" office:value="-22" calcext:value-type="float">
            <text:p>-22</text:p>
          </table:table-cell>
          <table:table-cell table:formula="of:=[.D124]+[.E124]" office:value-type="float" office:value="-12.66" calcext:value-type="float">
            <text:p>-12.66</text:p>
          </table:table-cell>
          <table:table-cell table:style-name="ce123" table:formula="of:=[$all.J1188]" office:value-type="percentage" office:value="-0.0217916560020476" calcext:value-type="percentage">
            <text:p>-2%</text:p>
          </table:table-cell>
          <table:table-cell table:formula="of:=[$all.O1188]" office:value-type="percentage" office:value="0.677" calcext:value-type="percentage">
            <text:p>68%</text:p>
          </table:table-cell>
          <table:table-cell table:formula="of:=[$all.K1188]" office:value-type="percentage" office:value="-0.00604467423972321" calcext:value-type="percentage">
            <text:p>-1%</text:p>
          </table:table-cell>
          <table:table-cell/>
          <table:table-cell table:formula="of:=MEDIAN([.$C95:.$C124])" office:value-type="float" office:value="31" calcext:value-type="float">
            <text:p>31</text:p>
          </table:table-cell>
          <table:table-cell office:value-type="float" office:value="249.24" calcext:value-type="float">
            <text:p>249</text:p>
          </table:table-cell>
          <table:table-cell table:formula="of:=[.K124]/[.L123]" office:value-type="percentage" office:value="0.118365788468881" calcext:value-type="percentage">
            <text:p>12%</text:p>
          </table:table-cell>
          <table:table-cell table:formula="of:=[.M124]/[.I124]" office:value-type="percentage" office:value="-19.5818308439234" calcext:value-type="percentage">
            <text:p>-195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table:formula="of:=COUNT([$all.B1185:.B1190])" office:value-type="float" office:value="5" calcext:value-type="float">
            <text:p>5</text:p>
          </table:table-cell>
          <table:table-cell table:formula="of:=SUM([$all.E1190:.E1195])" office:value-type="float" office:value="29" calcext:value-type="float">
            <text:p>29</text:p>
          </table:table-cell>
          <table:table-cell table:style-name="ce100" table:formula="of:=SUMIF([$all.H1190:.H1195];&quot;&gt;0&quot;)" office:value-type="float" office:value="10.2" calcext:value-type="float">
            <text:p>10.20</text:p>
          </table:table-cell>
          <table:table-cell table:formula="of:=SUMIF([$all.H1190:.H1195];&quot;&lt;0&quot;)" office:value-type="float" office:value="-6" calcext:value-type="float">
            <text:p>-6</text:p>
          </table:table-cell>
          <table:table-cell table:formula="of:=[.D125]+[.E125]" office:value-type="float" office:value="4.2" calcext:value-type="float">
            <text:p>4.20</text:p>
          </table:table-cell>
          <table:table-cell table:style-name="ce123" table:formula="of:=[$all.J1195]" office:value-type="percentage" office:value="-0.0205640243902439" calcext:value-type="percentage">
            <text:p>-2%</text:p>
          </table:table-cell>
          <table:table-cell table:formula="of:=[$all.O1195]" office:value-type="percentage" office:value="0.6779324055666" calcext:value-type="percentage">
            <text:p>68%</text:p>
          </table:table-cell>
          <table:table-cell table:formula="of:=[$all.K1195]" office:value-type="percentage" office:value="-0.00371579924021392" calcext:value-type="percentage">
            <text:p>0%</text:p>
          </table:table-cell>
          <table:table-cell/>
          <table:table-cell table:formula="of:=MEDIAN([.$C96:.$C125])" office:value-type="float" office:value="31" calcext:value-type="float">
            <text:p>31</text:p>
          </table:table-cell>
          <table:table-cell office:value-type="float" office:value="253.44" calcext:value-type="float">
            <text:p>253</text:p>
          </table:table-cell>
          <table:table-cell table:formula="of:=[.K125]/[.L124]" office:value-type="percentage" office:value="0.124378109452736" calcext:value-type="percentage">
            <text:p>12%</text:p>
          </table:table-cell>
          <table:table-cell table:formula="of:=[.M125]/[.I125]" office:value-type="percentage" office:value="-33.472774337931" calcext:value-type="percentage">
            <text:p>-33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table:formula="of:=COUNT([$all.B1197:.B1206])" office:value-type="float" office:value="10" calcext:value-type="float">
            <text:p>10</text:p>
          </table:table-cell>
          <table:table-cell table:formula="of:=SUM([$all.E1197:.E1206])" office:value-type="float" office:value="44" calcext:value-type="float">
            <text:p>44</text:p>
          </table:table-cell>
          <table:table-cell table:style-name="ce100" table:formula="of:=SUMIF([$all.H1197:.H1206];&quot;&gt;0&quot;)" office:value-type="float" office:value="7.11" calcext:value-type="float">
            <text:p>7.11</text:p>
          </table:table-cell>
          <table:table-cell table:formula="of:=SUMIF([$all.H1197:.H1206];&quot;&lt;0&quot;)" office:value-type="float" office:value="-25" calcext:value-type="float">
            <text:p>-25</text:p>
          </table:table-cell>
          <table:table-cell table:formula="of:=[.D126]+[.E126]" office:value-type="float" office:value="-17.89" calcext:value-type="float">
            <text:p>-17.89</text:p>
          </table:table-cell>
          <table:table-cell table:style-name="ce123" table:formula="of:=[$all.J1206]" office:value-type="percentage" office:value="-0.0248316582914573" calcext:value-type="percentage">
            <text:p>-2%</text:p>
          </table:table-cell>
          <table:table-cell table:formula="of:=[$all.O1206]" office:value-type="percentage" office:value="0.676181102362205" calcext:value-type="percentage">
            <text:p>68%</text:p>
          </table:table-cell>
          <table:table-cell table:formula="of:=[$all.K1206]" office:value-type="percentage" office:value="-0.0132885668621981" calcext:value-type="percentage">
            <text:p>-1%</text:p>
          </table:table-cell>
          <table:table-cell/>
          <table:table-cell table:formula="of:=MEDIAN([.$C97:.$C126])" office:value-type="float" office:value="33" calcext:value-type="float">
            <text:p>33</text:p>
          </table:table-cell>
          <table:table-cell office:value-type="float" office:value="235.55" calcext:value-type="float">
            <text:p>236</text:p>
          </table:table-cell>
          <table:table-cell table:formula="of:=[.K126]/[.L125]" office:value-type="percentage" office:value="0.130208333333333" calcext:value-type="percentage">
            <text:p>13%</text:p>
          </table:table-cell>
          <table:table-cell table:formula="of:=[.M126]/[.I126]" office:value-type="percentage" office:value="-9.79852339861687" calcext:value-type="percentage">
            <text:p>-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43" table:end-x="0.334cm" table:end-y="0.058cm" draw:z-index="0" draw:name="Chart 1" draw:style-name="gr1" draw:text-style-name="P1" svg:width="23.164cm" svg:height="6.232cm" svg:x="0.599cm" svg:y="0.148cm">
              <draw:object draw:notify-on-update-of-ranges="daily.A3:daily.A225 daily.L2:daily.L2 daily.L3:daily.L2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table:table-column table:style-name="co14" table:default-cell-style-name="ce131"/>
        <table:table-column table:style-name="co15" table:number-columns-repeated="2" table:default-cell-style-name="ce131"/>
        <table:table-column table:style-name="co15" table:default-cell-style-name="ce134"/>
        <table:table-column table:style-name="co16" table:default-cell-style-name="ce134"/>
        <table:table-column table:style-name="co17" table:default-cell-style-name="ce137"/>
        <table:table-column table:style-name="co16" table:number-columns-repeated="12" table:default-cell-style-name="ce137"/>
        <table:table-column table:style-name="co16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3.88833333333333" calcext:value-type="float">
            <text:p>-4</text:p>
          </table:table-cell>
          <table:table-cell table:style-name="ce136" table:formula="of:=SUM([.H3:.H29])" office:value-type="float" office:value="-6.88083333333333" calcext:value-type="float">
            <text:p>-7</text:p>
          </table:table-cell>
          <table:table-cell table:style-name="ce136" table:formula="of:=SUM([.I3:.I29])" office:value-type="float" office:value="-6.88083333333333" calcext:value-type="float">
            <text:p>-7</text:p>
          </table:table-cell>
          <table:table-cell table:style-name="ce136" table:formula="of:=SUM([.J3:.J29])" office:value-type="float" office:value="-6.685" calcext:value-type="float">
            <text:p>-7</text:p>
          </table:table-cell>
          <table:table-cell table:style-name="ce136" table:formula="of:=SUM([.K3:.K29])" office:value-type="float" office:value="-0.85083333333333" calcext:value-type="float">
            <text:p>-1</text:p>
          </table:table-cell>
          <table:table-cell table:style-name="ce136" table:formula="of:=SUM([.L3:.L29])" office:value-type="float" office:value="-1.995" calcext:value-type="float">
            <text:p>-2</text:p>
          </table:table-cell>
          <table:table-cell table:style-name="ce136" table:formula="of:=SUM([.M3:.M29])" office:value-type="float" office:value="-6.92916666666667" calcext:value-type="float">
            <text:p>-7</text:p>
          </table:table-cell>
          <table:table-cell table:style-name="ce136" table:formula="of:=SUM([.N3:.N29])" office:value-type="float" office:value="-7.9025" calcext:value-type="float">
            <text:p>-8</text:p>
          </table:table-cell>
          <table:table-cell table:style-name="ce136" table:formula="of:=SUM([.O3:.O29])" office:value-type="float" office:value="-7.9025" calcext:value-type="float">
            <text:p>-8</text:p>
          </table:table-cell>
          <table:table-cell table:style-name="ce136" table:formula="of:=SUM([.P3:.P29])" office:value-type="float" office:value="-7.9025" calcext:value-type="float">
            <text:p>-8</text:p>
          </table:table-cell>
          <table:table-cell table:style-name="ce136" table:formula="of:=SUM([.Q3:.Q29])" office:value-type="float" office:value="-7.9025" calcext:value-type="float">
            <text:p>-8</text:p>
          </table:table-cell>
          <table:table-cell table:style-name="ce136" table:formula="of:=SUM([.R3:.R29])" office:value-type="float" office:value="-7.9025" calcext:value-type="float">
            <text:p>-8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.B224])" office:value-type="float" office:value="154" calcext:value-type="float">
            <text:p>154</text:p>
          </table:table-cell>
          <table:table-cell table:formula="of:=SUM([$daily.C109:.C224])" office:value-type="float" office:value="629" calcext:value-type="float">
            <text:p>629</text:p>
          </table:table-cell>
          <table:table-cell table:formula="of:=SUM([$daily.F109:.F226])" office:value-type="float" office:value="-46.66" calcext:value-type="float">
            <text:p>-47</text:p>
          </table:table-cell>
          <table:table-cell table:style-name="ce135" table:formula="of:=[.D4]/[.C4]" office:value-type="percentage" office:value="-0.074181240063593" calcext:value-type="percentage">
            <text:p>-7%</text:p>
          </table:table-cell>
          <table:table-cell/>
          <table:table-cell table:formula="of:=[.$D4]/12" office:value-type="float" office:value="-3.88833333333333" calcext:value-type="float">
            <text:p>-4</text:p>
          </table:table-cell>
          <table:table-cell table:formula="of:=[.$D4]/12" office:value-type="float" office:value="-3.88833333333333" calcext:value-type="float">
            <text:p>-4</text:p>
          </table:table-cell>
          <table:table-cell table:formula="of:=[.$D4]/12" office:value-type="float" office:value="-3.88833333333333" calcext:value-type="float">
            <text:p>-4</text:p>
          </table:table-cell>
          <table:table-cell table:formula="of:=[.$D4]/12" office:value-type="float" office:value="-3.88833333333333" calcext:value-type="float">
            <text:p>-4</text:p>
          </table:table-cell>
          <table:table-cell table:formula="of:=[.$D4]/12" office:value-type="float" office:value="-3.88833333333333" calcext:value-type="float">
            <text:p>-4</text:p>
          </table:table-cell>
          <table:table-cell table:formula="of:=[.$D4]/12" office:value-type="float" office:value="-3.88833333333333" calcext:value-type="float">
            <text:p>-4</text:p>
          </table:table-cell>
          <table:table-cell table:formula="of:=[.$D4]/12" office:value-type="float" office:value="-3.88833333333333" calcext:value-type="float">
            <text:p>-4</text:p>
          </table:table-cell>
          <table:table-cell table:formula="of:=[.$D4]/12" office:value-type="float" office:value="-3.88833333333333" calcext:value-type="float">
            <text:p>-4</text:p>
          </table:table-cell>
          <table:table-cell table:formula="of:=[.$D4]/12" office:value-type="float" office:value="-3.88833333333333" calcext:value-type="float">
            <text:p>-4</text:p>
          </table:table-cell>
          <table:table-cell table:formula="of:=[.$D4]/12" office:value-type="float" office:value="-3.88833333333333" calcext:value-type="float">
            <text:p>-4</text:p>
          </table:table-cell>
          <table:table-cell table:formula="of:=[.$D4]/12" office:value-type="float" office:value="-3.88833333333333" calcext:value-type="float">
            <text:p>-4</text:p>
          </table:table-cell>
          <table:table-cell table:formula="of:=[.$D4]/12" office:value-type="float" office:value="-3.88833333333333" calcext:value-type="float">
            <text:p>-4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20:31:28.528050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21T20:34:13.331988245</dc:date>
    <meta:generator>LibreOffice/6.4.0.3$MacOSX_X86_64 LibreOffice_project/b0a288ab3d2d4774cb44b62f04d5d28733ac6df8</meta:generator>
    <meta:editing-duration>P1DT22H10M47S</meta:editing-duration>
    <meta:editing-cycles>46</meta:editing-cycles>
    <meta:document-statistic meta:table-count="3" meta:cell-count="16472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25 daily.L2:daily.L225" chart:data-source-has-labels="both" svg:x="0.463cm" svg:y="1.238cm" svg:width="22.237cm" svg:height="4.882cm">
          <chartooo:coordinate-region svg:x="1.14cm" svg:y="1.403cm" svg:width="20.991cm" svg:height="4.139cm"/>
          <chart:axis chart:dimension="x" chart:name="primary-x" chart:style-name="ch4" chartooo:axis-type="auto">
            <chartooo:date-scale/>
            <chart:categories table:cell-range-address="daily.A3:daily.A2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25" chart:label-cell-address="daily.L2:daily.L2" chart:class="chart:line">
            <chart:data-point chart:repeated="2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25</svg:desc>
                </draw:g>
              </table:table-cell>
              <table:table-cell office:value-type="float" office:value="230.3">
                <text:p>230.3</text:p>
                <draw:g>
                  <svg:desc>daily.L3:daily.L225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67.75">
                <text:p>267.7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253.79">
                <text:p>253.79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262.27">
                <text:p>262.27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259.23">
                <text:p>259.23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263.41">
                <text:p>263.4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256.06">
                <text:p>256.06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261.9">
                <text:p>261.9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249.24">
                <text:p>249.2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53.44">
                <text:p>253.44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35.55">
                <text:p>235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